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3.7855266501916" calcext:value-type="float">
            <text:p>3,7855266502</text:p>
          </table:table-cell>
          <table:table-cell table:style-name="ce1" office:value-type="float" office:value="0.260258971360906" calcext:value-type="float">
            <text:p>2,60E-01</text:p>
          </table:table-cell>
          <table:table-cell table:style-name="ce1" office:value-type="float" office:value="0.375125499541887" calcext:value-type="float">
            <text:p>3,75E-01</text:p>
          </table:table-cell>
          <table:table-cell table:style-name="ce1" office:value-type="float" office:value="0.166530431732562" calcext:value-type="float">
            <text:p>1,67E-01</text:p>
          </table:table-cell>
          <table:table-cell office:value-type="float" office:value="1.64641734080723" calcext:value-type="float">
            <text:p>1,6464173408</text:p>
          </table:table-cell>
          <table:table-cell table:style-name="ce1" office:value-type="float" office:value="0.309305047869457" calcext:value-type="float">
            <text:p>3,09E-01</text:p>
          </table:table-cell>
          <table:table-cell office:value-type="float" office:value="2.25070419918778" calcext:value-type="float">
            <text:p>2,2507041992</text:p>
          </table:table-cell>
          <table:table-cell table:style-name="ce1" office:value-type="float" office:value="0.173265810146843" calcext:value-type="float">
            <text:p>1,73E-01</text:p>
          </table:table-cell>
          <table:table-cell office:value-type="float" office:value="3.0011934860745" calcext:value-type="float">
            <text:p>3,0011934861</text:p>
          </table:table-cell>
          <table:table-cell office:value-type="float" office:value="1.4138529306147" calcext:value-type="float">
            <text:p>1,41E+00</text:p>
          </table:table-cell>
          <table:table-cell office:value-type="float" office:value="93.4250125089174" calcext:value-type="float">
            <text:p>93,4250125089</text:p>
          </table:table-cell>
          <table:table-cell office:value-type="float" office:value="80.5671724269394" calcext:value-type="float">
            <text:p>8,06E+01</text:p>
          </table:table-cell>
          <table:table-cell office:value-type="float" office:value="0.347482577380637" calcext:value-type="float">
            <text:p>0,3474825774</text:p>
          </table:table-cell>
          <table:table-cell office:value-type="float" office:value="0.0120418725995214" calcext:value-type="float">
            <text:p>1,20E-02</text:p>
          </table:table-cell>
          <table:table-cell office:value-type="float" office:value="47.3930992232527" calcext:value-type="float">
            <text:p>47,3930992233</text:p>
          </table:table-cell>
          <table:table-cell table:style-name="ce1" office:value-type="float" office:value="1.69749899723063" calcext:value-type="float">
            <text:p>1,70E+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office:value-type="float" office:value="3.53122352457978" calcext:value-type="float">
            <text:p>3,5312235246</text:p>
          </table:table-cell>
          <table:table-cell office:value-type="float" office:value="0.386218136452633" calcext:value-type="float">
            <text:p>0,3862181365</text:p>
          </table:table-cell>
          <table:table-cell office:value-type="float" office:value="0.585492657063868" calcext:value-type="float">
            <text:p>0,5854926571</text:p>
          </table:table-cell>
          <table:table-cell office:value-type="float" office:value="0.223812308035967" calcext:value-type="float">
            <text:p>0,223812308</text:p>
          </table:table-cell>
          <table:table-cell office:value-type="float" office:value="-0.629118696130643" calcext:value-type="float">
            <text:p>-0,6291186961</text:p>
          </table:table-cell>
          <table:table-cell table:style-name="ce1" office:value-type="float" office:value="0.380325099406856" calcext:value-type="float">
            <text:p>3,80E-01</text:p>
          </table:table-cell>
          <table:table-cell office:value-type="float" office:value="3.41090421122808" calcext:value-type="float">
            <text:p>3,4109042112</text:p>
          </table:table-cell>
          <table:table-cell table:style-name="ce1" office:value-type="float" office:value="0.211914772850097" calcext:value-type="float">
            <text:p>2,12E-01</text:p>
          </table:table-cell>
          <table:table-cell office:value-type="float" office:value="36.3276295037026" calcext:value-type="float">
            <text:p>36,3276295037</text:p>
          </table:table-cell>
          <table:table-cell table:style-name="Default" office:value-type="float" office:value="35.5458236137106" calcext:value-type="float">
            <text:p>35,5458236137</text:p>
          </table:table-cell>
          <table:table-cell office:value-type="float" office:value="15.3702074859996" calcext:value-type="float">
            <text:p>15,370207486</text:p>
          </table:table-cell>
          <table:table-cell office:value-type="float" office:value="3.2505079128214" calcext:value-type="float">
            <text:p>3,25E+00</text:p>
          </table:table-cell>
          <table:table-cell office:value-type="float" office:value="0.309392793879353" calcext:value-type="float">
            <text:p>0,3093927939</text:p>
          </table:table-cell>
          <table:table-cell office:value-type="float" office:value="0.00884148125839997" calcext:value-type="float">
            <text:p>8,84E-03</text:p>
          </table:table-cell>
          <table:table-cell office:value-type="float" office:value="36.72135819243" calcext:value-type="float">
            <text:p>36,7213581924</text:p>
          </table:table-cell>
          <table:table-cell office:value-type="float" office:value="12.5133752827737" calcext:value-type="float">
            <text:p>12,513375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.225" calcext:value-type="float">
            <text:p>1,225</text:p>
          </table:table-cell>
          <table:table-cell office:value-type="float" office:value="3.58078530934822" calcext:value-type="float">
            <text:p>3,5807853093</text:p>
          </table:table-cell>
          <table:table-cell office:value-type="float" office:value="0.419469183617527" calcext:value-type="float">
            <text:p>0,4194691836</text:p>
          </table:table-cell>
          <table:table-cell office:value-type="float" office:value="0.566334521266178" calcext:value-type="float">
            <text:p>0,5663345213</text:p>
          </table:table-cell>
          <table:table-cell office:value-type="float" office:value="0.237920423655004" calcext:value-type="float">
            <text:p>0,2379204237</text:p>
          </table:table-cell>
          <table:table-cell office:value-type="float" office:value="-0.988951560308904" calcext:value-type="float">
            <text:p>-0,9889515603</text:p>
          </table:table-cell>
          <table:table-cell table:style-name="ce1" office:value-type="float" office:value="0.333904100101802" calcext:value-type="float">
            <text:p>3,34E-01</text:p>
          </table:table-cell>
          <table:table-cell office:value-type="float" office:value="3.59307643154394" calcext:value-type="float">
            <text:p>3,5930764315</text:p>
          </table:table-cell>
          <table:table-cell table:style-name="ce1" office:value-type="float" office:value="0.191805659301923" calcext:value-type="float">
            <text:p>1,92E-01</text:p>
          </table:table-cell>
          <table:table-cell office:value-type="float" office:value="68.7341911312312" calcext:value-type="float">
            <text:p>68,7341911312</text:p>
          </table:table-cell>
          <table:table-cell table:style-name="Default" office:value-type="float" office:value="72.1411348712082" calcext:value-type="float">
            <text:p>72,1411348712</text:p>
          </table:table-cell>
          <table:table-cell office:value-type="float" office:value="15.8751342658282" calcext:value-type="float">
            <text:p>15,8751342658</text:p>
          </table:table-cell>
          <table:table-cell office:value-type="float" office:value="3.38165598220617" calcext:value-type="float">
            <text:p>3,38E+00</text:p>
          </table:table-cell>
          <table:table-cell office:value-type="float" office:value="0.305972923853069" calcext:value-type="float">
            <text:p>0,3059729239</text:p>
          </table:table-cell>
          <table:table-cell office:value-type="float" office:value="0.00828937240055548" calcext:value-type="float">
            <text:p>8,29E-03</text:p>
          </table:table-cell>
          <table:table-cell office:value-type="float" office:value="35.2794278994061" calcext:value-type="float">
            <text:p>35,2794278994</text:p>
          </table:table-cell>
          <table:table-cell office:value-type="float" office:value="13.1927957645986" calcext:value-type="float">
            <text:p>13,1927957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.25" calcext:value-type="float">
            <text:p>1,25</text:p>
          </table:table-cell>
          <table:table-cell office:value-type="float" office:value="5.00155471843438" calcext:value-type="float">
            <text:p>5,0015547184</text:p>
          </table:table-cell>
          <table:table-cell office:value-type="float" office:value="2.87647575040068" calcext:value-type="float">
            <text:p>2,8764757504</text:p>
          </table:table-cell>
          <table:table-cell office:value-type="float" office:value="0.486689170986785" calcext:value-type="float">
            <text:p>0,486689171</text:p>
          </table:table-cell>
          <table:table-cell office:value-type="float" office:value="0.193115293992625" calcext:value-type="float">
            <text:p>0,193115294</text:p>
          </table:table-cell>
          <table:table-cell office:value-type="float" office:value="1.13094932773486" calcext:value-type="float">
            <text:p>1,1309493277</text:p>
          </table:table-cell>
          <table:table-cell table:style-name="ce1" office:value-type="float" office:value="0.41440238726059" calcext:value-type="float">
            <text:p>4,14E-01</text:p>
          </table:table-cell>
          <table:table-cell office:value-type="float" office:value="2.51641706627508" calcext:value-type="float">
            <text:p>2,5164170663</text:p>
          </table:table-cell>
          <table:table-cell table:style-name="ce1" office:value-type="float" office:value="0.226607534195118" calcext:value-type="float">
            <text:p>2,27E-01</text:p>
          </table:table-cell>
          <table:table-cell table:style-name="ce1" office:value-type="float" office:value="3.00639905117959" calcext:value-type="float">
            <text:p>3,01E+00</text:p>
          </table:table-cell>
          <table:table-cell office:value-type="float" office:value="11.796594950665" calcext:value-type="float">
            <text:p>1,18E+01</text:p>
          </table:table-cell>
          <table:table-cell table:style-name="ce1" office:value-type="float" office:value="0.0000000176363257331502" calcext:value-type="float">
            <text:p>1,76E-08</text:p>
          </table:table-cell>
          <table:table-cell office:value-type="float" office:value="3.6119035274804" calcext:value-type="float">
            <text:p>3,61E+00</text:p>
          </table:table-cell>
          <table:table-cell office:value-type="float" office:value="0.334645801064419" calcext:value-type="float">
            <text:p>0,3346458011</text:p>
          </table:table-cell>
          <table:table-cell office:value-type="float" office:value="0.0130782004027425" calcext:value-type="float">
            <text:p>1,31E-02</text:p>
          </table:table-cell>
          <table:table-cell office:value-type="float" office:value="43.8730252207061" calcext:value-type="float">
            <text:p>43,8730252207</text:p>
          </table:table-cell>
          <table:table-cell office:value-type="float" office:value="1.55982438711064" calcext:value-type="float">
            <text:p>1,5598243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.275" calcext:value-type="float">
            <text:p>1,275</text:p>
          </table:table-cell>
          <table:table-cell office:value-type="float" office:value="4.5363636593381" calcext:value-type="float">
            <text:p>4,5363636593</text:p>
          </table:table-cell>
          <table:table-cell table:style-name="ce1" office:value-type="float" office:value="0.000622239285804487" calcext:value-type="float">
            <text:p>6,22E-04</text:p>
          </table:table-cell>
          <table:table-cell table:style-name="ce1" office:value-type="float" office:value="0.00707528837495934" calcext:value-type="float">
            <text:p>7,08E-03</text:p>
          </table:table-cell>
          <table:table-cell table:style-name="ce1" office:value-type="float" office:value="0.000565025049270122" calcext:value-type="float">
            <text:p>5,65E-04</text:p>
          </table:table-cell>
          <table:table-cell office:value-type="float" office:value="37.5318642530431" calcext:value-type="float">
            <text:p>37,531864253</text:p>
          </table:table-cell>
          <table:table-cell table:style-name="ce1" office:value-type="float" office:value="1.78837968692885" calcext:value-type="float">
            <text:p>1,79E+00</text:p>
          </table:table-cell>
          <table:table-cell office:value-type="float" office:value="3.24398375948286" calcext:value-type="float">
            <text:p>3,2439837595</text:p>
          </table:table-cell>
          <table:table-cell table:style-name="ce1" office:value-type="float" office:value="0.0531307280144422" calcext:value-type="float">
            <text:p>5,31E-02</text:p>
          </table:table-cell>
          <table:table-cell office:value-type="float" office:value="3.00590510994042" calcext:value-type="float">
            <text:p>3,0059051099</text:p>
          </table:table-cell>
          <table:table-cell office:value-type="float" office:value="0.000953872945903684" calcext:value-type="float">
            <text:p>9,54E-04</text:p>
          </table:table-cell>
          <table:table-cell table:style-name="ce1" office:value-type="float" office:value="7.43643836778576" calcext:value-type="float">
            <text:p>7,44E+00</text:p>
          </table:table-cell>
          <table:table-cell office:value-type="float" office:value="0.0140840025956213" calcext:value-type="float">
            <text:p>1,41E-02</text:p>
          </table:table-cell>
          <table:table-cell office:value-type="float" office:value="0.340061756397777" calcext:value-type="float">
            <text:p>0,3400617564</text:p>
          </table:table-cell>
          <table:table-cell office:value-type="float" office:value="0.000318467127392295" calcext:value-type="float">
            <text:p>3,18E-04</text:p>
          </table:table-cell>
          <table:table-cell office:value-type="float" office:value="54.5601284135791" calcext:value-type="float">
            <text:p>54,5601284136</text:p>
          </table:table-cell>
          <table:table-cell table:style-name="ce1" office:value-type="float" office:value="0.0561847943941653" calcext:value-type="float">
            <text:p>5,62E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,3</text:p>
          </table:table-cell>
          <table:table-cell office:value-type="float" office:value="3.48437560069687" calcext:value-type="float">
            <text:p>3,4843756007</text:p>
          </table:table-cell>
          <table:table-cell table:style-name="ce1" office:value-type="float" office:value="0.295587003267644" calcext:value-type="float">
            <text:p>2,96E-01</text:p>
          </table:table-cell>
          <table:table-cell table:style-name="ce1" office:value-type="float" office:value="0.572739512731873" calcext:value-type="float">
            <text:p>5,73E-01</text:p>
          </table:table-cell>
          <table:table-cell table:style-name="ce1" office:value-type="float" office:value="0.187998271691744" calcext:value-type="float">
            <text:p>1,88E-01</text:p>
          </table:table-cell>
          <table:table-cell office:value-type="float" office:value="19.4133802347063" calcext:value-type="float">
            <text:p>19,4133802347</text:p>
          </table:table-cell>
          <table:table-cell table:style-name="ce1" office:value-type="float" office:value="0.414569057473033" calcext:value-type="float">
            <text:p>4,15E-01</text:p>
          </table:table-cell>
          <table:table-cell office:value-type="float" office:value="2.80864354170316" calcext:value-type="float">
            <text:p>2,8086435417</text:p>
          </table:table-cell>
          <table:table-cell table:style-name="ce1" office:value-type="float" office:value="0.227630621158426" calcext:value-type="float">
            <text:p>2,28E-01</text:p>
          </table:table-cell>
          <table:table-cell office:value-type="float" office:value="38.3145313634878" calcext:value-type="float">
            <text:p>38,3145313635</text:p>
          </table:table-cell>
          <table:table-cell office:value-type="float" office:value="1.41421238358722" calcext:value-type="float">
            <text:p>1,41E+00</text:p>
          </table:table-cell>
          <table:table-cell office:value-type="float" office:value="97.2742877169123" calcext:value-type="float">
            <text:p>97,2742877169</text:p>
          </table:table-cell>
          <table:table-cell office:value-type="float" office:value="77.9930447635801" calcext:value-type="float">
            <text:p>7,80E+01</text:p>
          </table:table-cell>
          <table:table-cell office:value-type="float" office:value="0.324207081472461" calcext:value-type="float">
            <text:p>0,3242070815</text:p>
          </table:table-cell>
          <table:table-cell office:value-type="float" office:value="0.0111537009538469" calcext:value-type="float">
            <text:p>1,12E-02</text:p>
          </table:table-cell>
          <table:table-cell office:value-type="float" office:value="40.1140705193401" calcext:value-type="float">
            <text:p>40,1140705193</text:p>
          </table:table-cell>
          <table:table-cell table:style-name="ce1" office:value-type="float" office:value="2.07913510986142" calcext:value-type="float">
            <text:p>2,08E+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.325" calcext:value-type="float">
            <text:p>1,325</text:p>
          </table:table-cell>
          <table:table-cell office:value-type="float" office:value="3.67751899506729" calcext:value-type="float">
            <text:p>3,6775189951</text:p>
          </table:table-cell>
          <table:table-cell office:value-type="float" office:value="0.483070803065799" calcext:value-type="float">
            <text:p>0,4830708031</text:p>
          </table:table-cell>
          <table:table-cell office:value-type="float" office:value="0.537723981141883" calcext:value-type="float">
            <text:p>0,5377239811</text:p>
          </table:table-cell>
          <table:table-cell office:value-type="float" office:value="0.265309746557506" calcext:value-type="float">
            <text:p>0,2653097466</text:p>
          </table:table-cell>
          <table:table-cell office:value-type="float" office:value="-1.75367731490099" calcext:value-type="float">
            <text:p>-1,7536773149</text:p>
          </table:table-cell>
          <table:table-cell office:value-type="float" office:value="0.595868269525895" calcext:value-type="float">
            <text:p>0,5958682695</text:p>
          </table:table-cell>
          <table:table-cell office:value-type="float" office:value="3.97338498254472" calcext:value-type="float">
            <text:p>3,9733849825</text:p>
          </table:table-cell>
          <table:table-cell table:style-name="ce1" office:value-type="float" office:value="0.310502965888028" calcext:value-type="float">
            <text:p>3,11E-01</text:p>
          </table:table-cell>
          <table:table-cell office:value-type="float" office:value="231.324526585857" calcext:value-type="float">
            <text:p>231,3245265859</text:p>
          </table:table-cell>
          <table:table-cell table:style-name="Default" office:value-type="float" office:value="385.942786655117" calcext:value-type="float">
            <text:p>385,9427866551</text:p>
          </table:table-cell>
          <table:table-cell office:value-type="float" office:value="16.7830729023144" calcext:value-type="float">
            <text:p>16,7830729023</text:p>
          </table:table-cell>
          <table:table-cell office:value-type="float" office:value="4.07025425525543" calcext:value-type="float">
            <text:p>4,07E+00</text:p>
          </table:table-cell>
          <table:table-cell office:value-type="float" office:value="0.299297382875519" calcext:value-type="float">
            <text:p>0,2992973829</text:p>
          </table:table-cell>
          <table:table-cell office:value-type="float" office:value="0.00878999826018442" calcext:value-type="float">
            <text:p>8,79E-03</text:p>
          </table:table-cell>
          <table:table-cell office:value-type="float" office:value="34.2373799075503" calcext:value-type="float">
            <text:p>34,2373799076</text:p>
          </table:table-cell>
          <table:table-cell office:value-type="float" office:value="6.18028136827145" calcext:value-type="float">
            <text:p>6,1802813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.35" calcext:value-type="float">
            <text:p>1,35</text:p>
          </table:table-cell>
          <table:table-cell office:value-type="float" office:value="4.75765111514448" calcext:value-type="float">
            <text:p>4,7576511151</text:p>
          </table:table-cell>
          <table:table-cell office:value-type="float" office:value="3.23974739525585" calcext:value-type="float">
            <text:p>3,2397473953</text:p>
          </table:table-cell>
          <table:table-cell office:value-type="float" office:value="0.637076783044587" calcext:value-type="float">
            <text:p>0,637076783</text:p>
          </table:table-cell>
          <table:table-cell office:value-type="float" office:value="0.223320706074944" calcext:value-type="float">
            <text:p>0,2233207061</text:p>
          </table:table-cell>
          <table:table-cell table:style-name="ce1" office:value-type="float" office:value="0.0706836231928693" calcext:value-type="float">
            <text:p>7,07E-02</text:p>
          </table:table-cell>
          <table:table-cell office:value-type="float" office:value="0.484180452411517" calcext:value-type="float">
            <text:p>0,4841804524</text:p>
          </table:table-cell>
          <table:table-cell office:value-type="float" office:value="3.06498620470726" calcext:value-type="float">
            <text:p>3,0649862047</text:p>
          </table:table-cell>
          <table:table-cell table:style-name="ce1" office:value-type="float" office:value="0.263902067881716" calcext:value-type="float">
            <text:p>2,64E-01</text:p>
          </table:table-cell>
          <table:table-cell office:value-type="float" office:value="2.93305433914045" calcext:value-type="float">
            <text:p>2,9330543391</text:p>
          </table:table-cell>
          <table:table-cell table:style-name="Default" office:value-type="float" office:value="13.0987031843842" calcext:value-type="float">
            <text:p>13,0987031844</text:p>
          </table:table-cell>
          <table:table-cell table:style-name="ce1" office:value-type="float" office:value="0.0000000519618126304522" calcext:value-type="float">
            <text:p>5,20E-08</text:p>
          </table:table-cell>
          <table:table-cell office:value-type="float" office:value="8.28291098406731" calcext:value-type="float">
            <text:p>8,28E+00</text:p>
          </table:table-cell>
          <table:table-cell office:value-type="float" office:value="0.317037846602953" calcext:value-type="float">
            <text:p>0,3170378466</text:p>
          </table:table-cell>
          <table:table-cell office:value-type="float" office:value="0.0114580427204986" calcext:value-type="float">
            <text:p>1,15E-02</text:p>
          </table:table-cell>
          <table:table-cell office:value-type="float" office:value="36.2642403414746" calcext:value-type="float">
            <text:p>36,2642403415</text:p>
          </table:table-cell>
          <table:table-cell office:value-type="float" office:value="2.84435906162908" calcext:value-type="float">
            <text:p>2,844359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.375" calcext:value-type="float">
            <text:p>1,375</text:p>
          </table:table-cell>
          <table:table-cell office:value-type="float" office:value="3.48299431012281" calcext:value-type="float">
            <text:p>3,4829943101</text:p>
          </table:table-cell>
          <table:table-cell office:value-type="float" office:value="0.542351540025192" calcext:value-type="float">
            <text:p>0,54235154</text:p>
          </table:table-cell>
          <table:table-cell office:value-type="float" office:value="0.657098001226933" calcext:value-type="float">
            <text:p>0,6570980012</text:p>
          </table:table-cell>
          <table:table-cell office:value-type="float" office:value="0.299960854158736" calcext:value-type="float">
            <text:p>0,2999608542</text:p>
          </table:table-cell>
          <table:table-cell table:style-name="ce1" office:value-type="float" office:value="-2.88319155352017" calcext:value-type="float">
            <text:p>-2,88E+00</text:p>
          </table:table-cell>
          <table:table-cell office:value-type="float" office:value="0.415750567141532" calcext:value-type="float">
            <text:p>0,4157505671</text:p>
          </table:table-cell>
          <table:table-cell office:value-type="float" office:value="4.53851597604082" calcext:value-type="float">
            <text:p>4,538515976</text:p>
          </table:table-cell>
          <table:table-cell office:value-type="float" office:value="0.237380957809025" calcext:value-type="float">
            <text:p>0,2373809578</text:p>
          </table:table-cell>
          <table:table-cell office:value-type="float" office:value="9111.39064810664" calcext:value-type="float">
            <text:p>9111,3906481067</text:p>
          </table:table-cell>
          <table:table-cell table:style-name="Default" office:value-type="float" office:value="19892.4865803002" calcext:value-type="float">
            <text:p>19892,4865803002</text:p>
          </table:table-cell>
          <table:table-cell table:style-name="ce1" office:value-type="float" office:value="24.2682358209373" calcext:value-type="float">
            <text:p>2,43E+01</text:p>
          </table:table-cell>
          <table:table-cell office:value-type="float" office:value="5.57039567897503" calcext:value-type="float">
            <text:p>5,57E+00</text:p>
          </table:table-cell>
          <table:table-cell office:value-type="float" office:value="0.291086465736068" calcext:value-type="float">
            <text:p>0,2910864657</text:p>
          </table:table-cell>
          <table:table-cell office:value-type="float" office:value="0.00782397297474803" calcext:value-type="float">
            <text:p>7,82E-03</text:p>
          </table:table-cell>
          <table:table-cell office:value-type="float" office:value="29.1851024231716" calcext:value-type="float">
            <text:p>29,1851024232</text:p>
          </table:table-cell>
          <table:table-cell office:value-type="float" office:value="10.9627976936272" calcext:value-type="float">
            <text:p>10,9627976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,4</text:p>
          </table:table-cell>
          <table:table-cell office:value-type="float" office:value="-8.53243912782731" calcext:value-type="float">
            <text:p>-8,5324391278</text:p>
          </table:table-cell>
          <table:table-cell office:value-type="float" office:value="1.30120023197726" calcext:value-type="float">
            <text:p>1,301200232</text:p>
          </table:table-cell>
          <table:table-cell office:value-type="float" office:value="9.13944750030108" calcext:value-type="float">
            <text:p>9,1394475003</text:p>
          </table:table-cell>
          <table:table-cell office:value-type="float" office:value="0.827168513978178" calcext:value-type="float">
            <text:p>0,827168514</text:p>
          </table:table-cell>
          <table:table-cell office:value-type="float" office:value="-1.26975274309974" calcext:value-type="float">
            <text:p>-1,2697527431</text:p>
          </table:table-cell>
          <table:table-cell office:value-type="float" office:value="1.71196200592426" calcext:value-type="float">
            <text:p>1,7119620059</text:p>
          </table:table-cell>
          <table:table-cell office:value-type="float" office:value="3.75393217223207" calcext:value-type="float">
            <text:p>3,7539321722</text:p>
          </table:table-cell>
          <table:table-cell office:value-type="float" office:value="0.848006425961646" calcext:value-type="float">
            <text:p>0,848006426</text:p>
          </table:table-cell>
          <table:table-cell table:style-name="ce1" office:value-type="float" office:value="0.00113273371236829" calcext:value-type="float">
            <text:p>1,13E-03</text:p>
          </table:table-cell>
          <table:table-cell office:value-type="float" office:value="0.0013831186471699" calcext:value-type="float">
            <text:p>1,38E-03</text:p>
          </table:table-cell>
          <table:table-cell office:value-type="float" office:value="-17.3152331347939" calcext:value-type="float">
            <text:p>-17,3152331348</text:p>
          </table:table-cell>
          <table:table-cell office:value-type="float" office:value="1.5125819463851" calcext:value-type="float">
            <text:p>1,51E+00</text:p>
          </table:table-cell>
          <table:table-cell office:value-type="float" office:value="0.317272000200547" calcext:value-type="float">
            <text:p>0,3172720002</text:p>
          </table:table-cell>
          <table:table-cell office:value-type="float" office:value="0.0185270934621127" calcext:value-type="float">
            <text:p>1,85E-02</text:p>
          </table:table-cell>
          <table:table-cell office:value-type="float" office:value="26.5255766966115" calcext:value-type="float">
            <text:p>26,5255766966</text:p>
          </table:table-cell>
          <table:table-cell office:value-type="float" office:value="14.9146811035157" calcext:value-type="float">
            <text:p>14,914681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.425" calcext:value-type="float">
            <text:p>1,425</text:p>
          </table:table-cell>
          <table:table-cell office:value-type="float" office:value="-3.32708280037305" calcext:value-type="float">
            <text:p>-3,3270828004</text:p>
          </table:table-cell>
          <table:table-cell office:value-type="float" office:value="0.422133233658353" calcext:value-type="float">
            <text:p>0,4221332337</text:p>
          </table:table-cell>
          <table:table-cell office:value-type="float" office:value="0.998000114589406" calcext:value-type="float">
            <text:p>0,9980001146</text:p>
          </table:table-cell>
          <table:table-cell office:value-type="float" office:value="0.235229683324096" calcext:value-type="float">
            <text:p>0,2352296833</text:p>
          </table:table-cell>
          <table:table-cell office:value-type="float" office:value="6.14069105715444" calcext:value-type="float">
            <text:p>6,1406910572</text:p>
          </table:table-cell>
          <table:table-cell office:value-type="float" office:value="0.418966773758628" calcext:value-type="float">
            <text:p>0,4189667738</text:p>
          </table:table-cell>
          <table:table-cell office:value-type="float" office:value="3.1804397309444" calcext:value-type="float">
            <text:p>3,1804397309</text:p>
          </table:table-cell>
          <table:table-cell office:value-type="float" office:value="0.220741308284067" calcext:value-type="float">
            <text:p>0,2207413083</text:p>
          </table:table-cell>
          <table:table-cell office:value-type="float" office:value="-0.998611874664994" calcext:value-type="float">
            <text:p>-0,9986118747</text:p>
          </table:table-cell>
          <table:table-cell office:value-type="float" office:value="0.000667748249783446" calcext:value-type="float">
            <text:p>6,68E-04</text:p>
          </table:table-cell>
          <table:table-cell table:style-name="ce1" office:value-type="float" office:value="0.00163880726395424" calcext:value-type="float">
            <text:p>1,64E-03</text:p>
          </table:table-cell>
          <table:table-cell office:value-type="float" office:value="0.00179182230224577" calcext:value-type="float">
            <text:p>1,79E-03</text:p>
          </table:table-cell>
          <table:table-cell office:value-type="float" office:value="0.316009455338302" calcext:value-type="float">
            <text:p>0,3160094553</text:p>
          </table:table-cell>
          <table:table-cell office:value-type="float" office:value="0.0107734140869474" calcext:value-type="float">
            <text:p>1,08E-02</text:p>
          </table:table-cell>
          <table:table-cell office:value-type="float" office:value="32.9623171286223" calcext:value-type="float">
            <text:p>32,9623171286</text:p>
          </table:table-cell>
          <table:table-cell office:value-type="float" office:value="2.42818425774147" calcext:value-type="float">
            <text:p>2,428184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45" calcext:value-type="float">
            <text:p>1,45</text:p>
          </table:table-cell>
          <table:table-cell office:value-type="float" office:value="-7.61837219606523" calcext:value-type="float">
            <text:p>-7,6183721961</text:p>
          </table:table-cell>
          <table:table-cell office:value-type="float" office:value="1.63668770471745" calcext:value-type="float">
            <text:p>1,6366877047</text:p>
          </table:table-cell>
          <table:table-cell office:value-type="float" office:value="8.3092841557288" calcext:value-type="float">
            <text:p>8,3092841557</text:p>
          </table:table-cell>
          <table:table-cell office:value-type="float" office:value="0.941172422682661" calcext:value-type="float">
            <text:p>0,9411724227</text:p>
          </table:table-cell>
          <table:table-cell office:value-type="float" office:value="-2.06404377301298" calcext:value-type="float">
            <text:p>-2,064043773</text:p>
          </table:table-cell>
          <table:table-cell office:value-type="float" office:value="2.65231537699903" calcext:value-type="float">
            <text:p>2,652315377</text:p>
          </table:table-cell>
          <table:table-cell office:value-type="float" office:value="4.14327661731545" calcext:value-type="float">
            <text:p>4,1432766173</text:p>
          </table:table-cell>
          <table:table-cell office:value-type="float" office:value="1.29807843856123" calcext:value-type="float">
            <text:p>1,2980784386</text:p>
          </table:table-cell>
          <table:table-cell table:style-name="ce1" office:value-type="float" office:value="0.00128961244113505" calcext:value-type="float">
            <text:p>1,29E-03</text:p>
          </table:table-cell>
          <table:table-cell office:value-type="float" office:value="0.00279056361873784" calcext:value-type="float">
            <text:p>2,79E-03</text:p>
          </table:table-cell>
          <table:table-cell table:style-name="ce1" office:value-type="float" office:value="-15.9114309396194" calcext:value-type="float">
            <text:p>-1,59E+01</text:p>
          </table:table-cell>
          <table:table-cell table:style-name="Default" office:value-type="float" office:value="1.8013220941954" calcext:value-type="float">
            <text:p>1,8013220942</text:p>
          </table:table-cell>
          <table:table-cell office:value-type="float" office:value="0.309599493783659" calcext:value-type="float">
            <text:p>0,3095994938</text:p>
          </table:table-cell>
          <table:table-cell office:value-type="float" office:value="0.0258373554165052" calcext:value-type="float">
            <text:p>2,58E-02</text:p>
          </table:table-cell>
          <table:table-cell office:value-type="float" office:value="26.3516002545882" calcext:value-type="float">
            <text:p>26,3516002546</text:p>
          </table:table-cell>
          <table:table-cell office:value-type="float" office:value="9.19862501474538" calcext:value-type="float">
            <text:p>9,198625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475" calcext:value-type="float">
            <text:p>1,475</text:p>
          </table:table-cell>
          <table:table-cell office:value-type="float" office:value="-8.84594309722389" calcext:value-type="float">
            <text:p>-8,8459430972</text:p>
          </table:table-cell>
          <table:table-cell office:value-type="float" office:value="1.50505398172063" calcext:value-type="float">
            <text:p>1,5050539817</text:p>
          </table:table-cell>
          <table:table-cell office:value-type="float" office:value="9.26292339881083" calcext:value-type="float">
            <text:p>9,2629233988</text:p>
          </table:table-cell>
          <table:table-cell office:value-type="float" office:value="1.01947690927123" calcext:value-type="float">
            <text:p>1,0194769093</text:p>
          </table:table-cell>
          <table:table-cell table:style-name="ce1" office:value-type="float" office:value="-1.45081305349831" calcext:value-type="float">
            <text:p>-1,45E+00</text:p>
          </table:table-cell>
          <table:table-cell office:value-type="float" office:value="2.86613458486874" calcext:value-type="float">
            <text:p>2,8661345849</text:p>
          </table:table-cell>
          <table:table-cell office:value-type="float" office:value="3.84203061769289" calcext:value-type="float">
            <text:p>3,8420306177</text:p>
          </table:table-cell>
          <table:table-cell office:value-type="float" office:value="1.41905015030834" calcext:value-type="float">
            <text:p>1,4190501503</text:p>
          </table:table-cell>
          <table:table-cell table:style-name="ce1" office:value-type="float" office:value="0.000836478831850229" calcext:value-type="float">
            <text:p>8,36E-04</text:p>
          </table:table-cell>
          <table:table-cell office:value-type="float" office:value="0.00136211046725724" calcext:value-type="float">
            <text:p>1,36E-03</text:p>
          </table:table-cell>
          <table:table-cell table:style-name="ce1" office:value-type="float" office:value="-17.6377276833462" calcext:value-type="float">
            <text:p>-1,76E+01</text:p>
          </table:table-cell>
          <table:table-cell office:value-type="float" office:value="1.87221980431054" calcext:value-type="float">
            <text:p>1,87E+00</text:p>
          </table:table-cell>
          <table:table-cell office:value-type="float" office:value="0.31593273539975" calcext:value-type="float">
            <text:p>0,3159327354</text:p>
          </table:table-cell>
          <table:table-cell office:value-type="float" office:value="0.0280960636580587" calcext:value-type="float">
            <text:p>2,81E-02</text:p>
          </table:table-cell>
          <table:table-cell office:value-type="float" office:value="26.169978679037" calcext:value-type="float">
            <text:p>26,169978679</text:p>
          </table:table-cell>
          <table:table-cell office:value-type="float" office:value="7.14188773910208" calcext:value-type="float">
            <text:p>7,1418877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,5</text:p>
          </table:table-cell>
          <table:table-cell office:value-type="float" office:value="-4.44915319534183" calcext:value-type="float">
            <text:p>-4,4491531953</text:p>
          </table:table-cell>
          <table:table-cell office:value-type="float" office:value="0.547960145343904" calcext:value-type="float">
            <text:p>0,5479601453</text:p>
          </table:table-cell>
          <table:table-cell office:value-type="float" office:value="1.25751291150769" calcext:value-type="float">
            <text:p>1,2575129115</text:p>
          </table:table-cell>
          <table:table-cell office:value-type="float" office:value="0.241165223179023" calcext:value-type="float">
            <text:p>0,2411652232</text:p>
          </table:table-cell>
          <table:table-cell table:style-name="ce1" office:value-type="float" office:value="17.9871475062714" calcext:value-type="float">
            <text:p>1,80E+01</text:p>
          </table:table-cell>
          <table:table-cell office:value-type="float" office:value="0.503139664561334" calcext:value-type="float">
            <text:p>0,5031396646</text:p>
          </table:table-cell>
          <table:table-cell office:value-type="float" office:value="3.54813865833604" calcext:value-type="float">
            <text:p>3,5481386583</text:p>
          </table:table-cell>
          <table:table-cell office:value-type="float" office:value="0.259580758098097" calcext:value-type="float">
            <text:p>0,2595807581</text:p>
          </table:table-cell>
          <table:table-cell office:value-type="float" office:value="-0.999633529512954" calcext:value-type="float">
            <text:p>-0,9996335295</text:p>
          </table:table-cell>
          <table:table-cell office:value-type="float" office:value="0.000363037988146513" calcext:value-type="float">
            <text:p>3,63E-04</text:p>
          </table:table-cell>
          <table:table-cell table:style-name="ce1" office:value-type="float" office:value="0.00141887344096633" calcext:value-type="float">
            <text:p>1,42E-03</text:p>
          </table:table-cell>
          <table:table-cell office:value-type="float" office:value="0.00114359074497697" calcext:value-type="float">
            <text:p>1,14E-03</text:p>
          </table:table-cell>
          <table:table-cell office:value-type="float" office:value="0.309377700026014" calcext:value-type="float">
            <text:p>0,3093777</text:p>
          </table:table-cell>
          <table:table-cell office:value-type="float" office:value="0.0106317291440296" calcext:value-type="float">
            <text:p>1,06E-02</text:p>
          </table:table-cell>
          <table:table-cell office:value-type="float" office:value="29.3444869906334" calcext:value-type="float">
            <text:p>29,3444869906</text:p>
          </table:table-cell>
          <table:table-cell office:value-type="float" office:value="2.17141075458337" calcext:value-type="float">
            <text:p>2,1714107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.525" calcext:value-type="float">
            <text:p>1,525</text:p>
          </table:table-cell>
          <table:table-cell office:value-type="float" office:value="-23.5519133406804" calcext:value-type="float">
            <text:p>-23,5519133407</text:p>
          </table:table-cell>
          <table:table-cell office:value-type="float" office:value="0.449931174309118" calcext:value-type="float">
            <text:p>0,4499311743</text:p>
          </table:table-cell>
          <table:table-cell office:value-type="float" office:value="18.4935583154064" calcext:value-type="float">
            <text:p>18,4935583154</text:p>
          </table:table-cell>
          <table:table-cell office:value-type="float" office:value="0.296355628980682" calcext:value-type="float">
            <text:p>0,296355629</text:p>
          </table:table-cell>
          <table:table-cell office:value-type="float" office:value="3.96921177229156" calcext:value-type="float">
            <text:p>3,9692117723</text:p>
          </table:table-cell>
          <table:table-cell table:style-name="ce1" office:value-type="float" office:value="0.09624728710064" calcext:value-type="float">
            <text:p>9,62E-02</text:p>
          </table:table-cell>
          <table:table-cell office:value-type="float" office:value="1.15275172884827" calcext:value-type="float">
            <text:p>1,1527517288</text:p>
          </table:table-cell>
          <table:table-cell table:style-name="ce1" office:value-type="float" office:value="0.048064026210401" calcext:value-type="float">
            <text:p>4,81E-02</text:p>
          </table:table-cell>
          <table:table-cell table:style-name="ce1" office:value-type="float" office:value="0.00000046140331596157" calcext:value-type="float">
            <text:p>4,61E-07</text:p>
          </table:table-cell>
          <table:table-cell office:value-type="float" office:value="0.000000218982751955172" calcext:value-type="float">
            <text:p>2,19E-07</text:p>
          </table:table-cell>
          <table:table-cell table:style-name="ce1" office:value-type="float" office:value="-35.6560042026151" calcext:value-type="float">
            <text:p>-3,57E+01</text:p>
          </table:table-cell>
          <table:table-cell office:value-type="float" office:value="0.627170562123857" calcext:value-type="float">
            <text:p>6,27E-01</text:p>
          </table:table-cell>
          <table:table-cell office:value-type="float" office:value="0.333901127565892" calcext:value-type="float">
            <text:p>0,3339011276</text:p>
          </table:table-cell>
          <table:table-cell office:value-type="float" office:value="0.015217344193063" calcext:value-type="float">
            <text:p>1,52E-02</text:p>
          </table:table-cell>
          <table:table-cell office:value-type="float" office:value="24.7000697151051" calcext:value-type="float">
            <text:p>24,7000697151</text:p>
          </table:table-cell>
          <table:table-cell office:value-type="float" office:value="5.41193034036782" calcext:value-type="float">
            <text:p>5,4119303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office:value-type="float" office:value="-6.80527982762656" calcext:value-type="float">
            <text:p>-6,8052798276</text:p>
          </table:table-cell>
          <table:table-cell office:value-type="float" office:value="2.41267659701788" calcext:value-type="float">
            <text:p>2,412676597</text:p>
          </table:table-cell>
          <table:table-cell office:value-type="float" office:value="2.02729150225325" calcext:value-type="float">
            <text:p>2,0272915023</text:p>
          </table:table-cell>
          <table:table-cell table:style-name="ce1" office:value-type="float" office:value="0.958806973405227" calcext:value-type="float">
            <text:p>9,59E-01</text:p>
          </table:table-cell>
          <table:table-cell table:style-name="ce1" office:value-type="float" office:value="-0.952374084927755" calcext:value-type="float">
            <text:p>-9,52E-01</text:p>
          </table:table-cell>
          <table:table-cell office:value-type="float" office:value="3.26654000717316" calcext:value-type="float">
            <text:p>3,2665400072</text:p>
          </table:table-cell>
          <table:table-cell office:value-type="float" office:value="3.60070796334088" calcext:value-type="float">
            <text:p>3,6007079633</text:p>
          </table:table-cell>
          <table:table-cell office:value-type="float" office:value="1.62108055027708" calcext:value-type="float">
            <text:p>1,6210805503</text:p>
          </table:table-cell>
          <table:table-cell office:value-type="float" office:value="-1.00048724907725" calcext:value-type="float">
            <text:p>-1,0004872491</text:p>
          </table:table-cell>
          <table:table-cell office:value-type="float" office:value="0.000712024286455423" calcext:value-type="float">
            <text:p>7,12E-04</text:p>
          </table:table-cell>
          <table:table-cell table:style-name="ce1" office:value-type="float" office:value="0.00167949908461138" calcext:value-type="float">
            <text:p>1,68E-03</text:p>
          </table:table-cell>
          <table:table-cell office:value-type="float" office:value="0.00157196617639492" calcext:value-type="float">
            <text:p>1,57E-03</text:p>
          </table:table-cell>
          <table:table-cell office:value-type="float" office:value="0.314018448873895" calcext:value-type="float">
            <text:p>0,3140184489</text:p>
          </table:table-cell>
          <table:table-cell office:value-type="float" office:value="0.0392849838119716" calcext:value-type="float">
            <text:p>3,93E-02</text:p>
          </table:table-cell>
          <table:table-cell office:value-type="float" office:value="23.3104190741079" calcext:value-type="float">
            <text:p>23,3104190741</text:p>
          </table:table-cell>
          <table:table-cell office:value-type="float" office:value="5.54024015720466" calcext:value-type="float">
            <text:p>5,540240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575" calcext:value-type="float">
            <text:p>1,575</text:p>
          </table:table-cell>
          <table:table-cell office:value-type="float" office:value="-15.2396090962263" calcext:value-type="float">
            <text:p>-15,2396090962</text:p>
          </table:table-cell>
          <table:table-cell office:value-type="float" office:value="1.82642602859504" calcext:value-type="float">
            <text:p>1,8264260286</text:p>
          </table:table-cell>
          <table:table-cell office:value-type="float" office:value="13.4660988131696" calcext:value-type="float">
            <text:p>13,4660988132</text:p>
          </table:table-cell>
          <table:table-cell office:value-type="float" office:value="1.02328680711352" calcext:value-type="float">
            <text:p>1,0232868071</text:p>
          </table:table-cell>
          <table:table-cell office:value-type="float" office:value="0.403487702512473" calcext:value-type="float">
            <text:p>0,4034877025</text:p>
          </table:table-cell>
          <table:table-cell office:value-type="float" office:value="3.11560370920009" calcext:value-type="float">
            <text:p>3,1156037092</text:p>
          </table:table-cell>
          <table:table-cell office:value-type="float" office:value="2.92454053538975" calcext:value-type="float">
            <text:p>2,9245405354</text:p>
          </table:table-cell>
          <table:table-cell office:value-type="float" office:value="1.54993559304446" calcext:value-type="float">
            <text:p>1,549935593</text:p>
          </table:table-cell>
          <table:table-cell table:style-name="ce1" office:value-type="float" office:value="0.0000283655055068136" calcext:value-type="float">
            <text:p>2,84E-05</text:p>
          </table:table-cell>
          <table:table-cell office:value-type="float" office:value="0.0000555067959272923" calcext:value-type="float">
            <text:p>5,55E-05</text:p>
          </table:table-cell>
          <table:table-cell table:style-name="ce1" office:value-type="float" office:value="-25.8432473579219" calcext:value-type="float">
            <text:p>-2,58E+01</text:p>
          </table:table-cell>
          <table:table-cell office:value-type="float" office:value="2.02177026145396" calcext:value-type="float">
            <text:p>2,02E+00</text:p>
          </table:table-cell>
          <table:table-cell office:value-type="float" office:value="0.328940475453852" calcext:value-type="float">
            <text:p>0,3289404755</text:p>
          </table:table-cell>
          <table:table-cell office:value-type="float" office:value="0.0244928859859204" calcext:value-type="float">
            <text:p>2,45E-02</text:p>
          </table:table-cell>
          <table:table-cell office:value-type="float" office:value="21.2122126847667" calcext:value-type="float">
            <text:p>21,2122126848</text:p>
          </table:table-cell>
          <table:table-cell office:value-type="float" office:value="6.88359683926872" calcext:value-type="float">
            <text:p>6,8835968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4.74896299756645" calcext:value-type="float">
            <text:p>4,7489629976</text:p>
          </table:table-cell>
          <table:table-cell table:style-name="ce1" office:value-type="float" office:value="0.0328927025694373" calcext:value-type="float">
            <text:p>3,29E-02</text:p>
          </table:table-cell>
          <table:table-cell office:value-type="float" office:value="0.378336885100205" calcext:value-type="float">
            <text:p>0,3783368851</text:p>
          </table:table-cell>
          <table:table-cell table:style-name="ce1" office:value-type="float" office:value="0.0196730891882842" calcext:value-type="float">
            <text:p>1,97E-02</text:p>
          </table:table-cell>
          <table:table-cell office:value-type="float" office:value="2.83388989104158" calcext:value-type="float">
            <text:p>2,833889891</text:p>
          </table:table-cell>
          <table:table-cell office:value-type="float" office:value="5.05097256739716" calcext:value-type="float">
            <text:p>5,0509725674</text:p>
          </table:table-cell>
          <table:table-cell office:value-type="float" office:value="4.86763083382129" calcext:value-type="float">
            <text:p>4,8676308338</text:p>
          </table:table-cell>
          <table:table-cell table:style-name="ce1" office:value-type="float" office:value="0.0162869596829748" calcext:value-type="float">
            <text:p>1,63E-02</text:p>
          </table:table-cell>
          <table:table-cell office:value-type="float" office:value="3.4310851442804" calcext:value-type="float">
            <text:p>3,4310851443</text:p>
          </table:table-cell>
          <table:table-cell table:style-name="Default" office:value-type="float" office:value="0.104517646454628" calcext:value-type="float">
            <text:p>0,1045176465</text:p>
          </table:table-cell>
          <table:table-cell table:style-name="ce1" office:value-type="float" office:value="1.98684081992703" calcext:value-type="float">
            <text:p>1,99E+00</text:p>
          </table:table-cell>
          <table:table-cell office:value-type="float" office:value="0.0716812227691969" calcext:value-type="float">
            <text:p>7,17E-02</text:p>
          </table:table-cell>
          <table:table-cell office:value-type="float" office:value="0.296891947343767" calcext:value-type="float">
            <text:p>0,2968919473</text:p>
          </table:table-cell>
          <table:table-cell office:value-type="float" office:value="0.00954001752691408" calcext:value-type="float">
            <text:p>9,54E-03</text:p>
          </table:table-cell>
          <table:table-cell office:value-type="float" office:value="27.9694962302135" calcext:value-type="float">
            <text:p>27,9694962302</text:p>
          </table:table-cell>
          <table:table-cell office:value-type="float" office:value="0.558916994710745" calcext:value-type="float">
            <text:p>0,558916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.625" calcext:value-type="float">
            <text:p>1,625</text:p>
          </table:table-cell>
          <table:table-cell office:value-type="float" office:value="-2.6251192574979" calcext:value-type="float">
            <text:p>-2,6251192575</text:p>
          </table:table-cell>
          <table:table-cell office:value-type="float" office:value="5.21271759959541" calcext:value-type="float">
            <text:p>5,2127175996</text:p>
          </table:table-cell>
          <table:table-cell office:value-type="float" office:value="13.6181159957584" calcext:value-type="float">
            <text:p>13,6181159958</text:p>
          </table:table-cell>
          <table:table-cell office:value-type="float" office:value="1.22078607784045" calcext:value-type="float">
            <text:p>1,2207860778</text:p>
          </table:table-cell>
          <table:table-cell table:style-name="ce1" office:value-type="float" office:value="1.69791091555866" calcext:value-type="float">
            <text:p>1,70E+00</text:p>
          </table:table-cell>
          <table:table-cell office:value-type="float" office:value="2.53937279684947" calcext:value-type="float">
            <text:p>2,5393727968</text:p>
          </table:table-cell>
          <table:table-cell office:value-type="float" office:value="2.28372874947505" calcext:value-type="float">
            <text:p>2,2837287495</text:p>
          </table:table-cell>
          <table:table-cell office:value-type="float" office:value="1.26836500169003" calcext:value-type="float">
            <text:p>1,2683650017</text:p>
          </table:table-cell>
          <table:table-cell table:style-name="ce1" office:value-type="float" office:value="14.1742457970307" calcext:value-type="float">
            <text:p>1,42E+01</text:p>
          </table:table-cell>
          <table:table-cell office:value-type="float" office:value="81.4707614947693" calcext:value-type="float">
            <text:p>8,15E+01</text:p>
          </table:table-cell>
          <table:table-cell table:style-name="ce1" office:value-type="float" office:value="-25.8567350913966" calcext:value-type="float">
            <text:p>-2,59E+01</text:p>
          </table:table-cell>
          <table:table-cell office:value-type="float" office:value="2.38496950631374" calcext:value-type="float">
            <text:p>2,38E+00</text:p>
          </table:table-cell>
          <table:table-cell office:value-type="float" office:value="0.334992611029222" calcext:value-type="float">
            <text:p>0,334992611</text:p>
          </table:table-cell>
          <table:table-cell office:value-type="float" office:value="0.0215849754097073" calcext:value-type="float">
            <text:p>2,16E-02</text:p>
          </table:table-cell>
          <table:table-cell office:value-type="float" office:value="21.6003509748359" calcext:value-type="float">
            <text:p>21,6003509748</text:p>
          </table:table-cell>
          <table:table-cell office:value-type="float" office:value="2.76587379140677" calcext:value-type="float">
            <text:p>2,7658737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.65" calcext:value-type="float">
            <text:p>1,65</text:p>
          </table:table-cell>
          <table:table-cell office:value-type="float" office:value="3.53433844556254" calcext:value-type="float">
            <text:p>3,5343384456</text:p>
          </table:table-cell>
          <table:table-cell office:value-type="float" office:value="0.691619947316144" calcext:value-type="float">
            <text:p>0,6916199473</text:p>
          </table:table-cell>
          <table:table-cell office:value-type="float" office:value="0.605602750422559" calcext:value-type="float">
            <text:p>0,6056027504</text:p>
          </table:table-cell>
          <table:table-cell office:value-type="float" office:value="0.339638488708888" calcext:value-type="float">
            <text:p>0,3396384887</text:p>
          </table:table-cell>
          <table:table-cell table:style-name="ce1" office:value-type="float" office:value="-2.00861079301734" calcext:value-type="float">
            <text:p>-2,01E+00</text:p>
          </table:table-cell>
          <table:table-cell office:value-type="float" office:value="1.59505613424683" calcext:value-type="float">
            <text:p>1,5950561342</text:p>
          </table:table-cell>
          <table:table-cell office:value-type="float" office:value="4.10790903956898" calcext:value-type="float">
            <text:p>4,1079090396</text:p>
          </table:table-cell>
          <table:table-cell office:value-type="float" office:value="0.783793052038415" calcext:value-type="float">
            <text:p>0,783793052</text:p>
          </table:table-cell>
          <table:table-cell table:style-name="ce1" office:value-type="float" office:value="331073958.978766" calcext:value-type="float">
            <text:p>3,31E+08</text:p>
          </table:table-cell>
          <table:table-cell table:style-name="Default" office:value-type="float" office:value="202516727.618849" calcext:value-type="float">
            <text:p>202516727,618849</text:p>
          </table:table-cell>
          <table:table-cell table:style-name="ce1" office:value-type="float" office:value="43.7806173276713" calcext:value-type="float">
            <text:p>4,38E+01</text:p>
          </table:table-cell>
          <table:table-cell office:value-type="float" office:value="5.34297402631891" calcext:value-type="float">
            <text:p>5,34E+00</text:p>
          </table:table-cell>
          <table:table-cell office:value-type="float" office:value="0.297956087822823" calcext:value-type="float">
            <text:p>0,2979560878</text:p>
          </table:table-cell>
          <table:table-cell office:value-type="float" office:value="0.0155220420484495" calcext:value-type="float">
            <text:p>1,55E-02</text:p>
          </table:table-cell>
          <table:table-cell office:value-type="float" office:value="22.9543727692092" calcext:value-type="float">
            <text:p>22,9543727692</text:p>
          </table:table-cell>
          <table:table-cell office:value-type="float" office:value="1.09162547545643" calcext:value-type="float">
            <text:p>1,0916254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.675" calcext:value-type="float">
            <text:p>1,675</text:p>
          </table:table-cell>
          <table:table-cell office:value-type="float" office:value="3.70725883860924" calcext:value-type="float">
            <text:p>3,7072588386</text:p>
          </table:table-cell>
          <table:table-cell office:value-type="float" office:value="0.632512387935097" calcext:value-type="float">
            <text:p>0,6325123879</text:p>
          </table:table-cell>
          <table:table-cell office:value-type="float" office:value="0.533493150132894" calcext:value-type="float">
            <text:p>0,5334931501</text:p>
          </table:table-cell>
          <table:table-cell office:value-type="float" office:value="0.322572421176954" calcext:value-type="float">
            <text:p>0,3225724212</text:p>
          </table:table-cell>
          <table:table-cell office:value-type="float" office:value="-2.33375522918566" calcext:value-type="float">
            <text:p>-2,3337552292</text:p>
          </table:table-cell>
          <table:table-cell office:value-type="float" office:value="1.55238851898611" calcext:value-type="float">
            <text:p>1,552388519</text:p>
          </table:table-cell>
          <table:table-cell office:value-type="float" office:value="4.25801339546149" calcext:value-type="float">
            <text:p>4,2580133955</text:p>
          </table:table-cell>
          <table:table-cell office:value-type="float" office:value="0.759372005735586" calcext:value-type="float">
            <text:p>0,7593720057</text:p>
          </table:table-cell>
          <table:table-cell table:style-name="ce1" office:value-type="float" office:value="2.01756590707665E+026" calcext:value-type="float">
            <text:p>2,02E+26</text:p>
          </table:table-cell>
          <table:table-cell office:value-type="float" office:value="1.89223591328297E+026" calcext:value-type="float">
            <text:p>1,89E+26</text:p>
          </table:table-cell>
          <table:table-cell table:style-name="ce1" office:value-type="float" office:value="119.510704362502" calcext:value-type="float">
            <text:p>1,20E+02</text:p>
          </table:table-cell>
          <table:table-cell office:value-type="float" office:value="2.61515002717962" calcext:value-type="float">
            <text:p>2,62E+00</text:p>
          </table:table-cell>
          <table:table-cell office:value-type="float" office:value="0.295123283708607" calcext:value-type="float">
            <text:p>0,2951232837</text:p>
          </table:table-cell>
          <table:table-cell office:value-type="float" office:value="0.0144263404048944" calcext:value-type="float">
            <text:p>1,44E-02</text:p>
          </table:table-cell>
          <table:table-cell office:value-type="float" office:value="21.8999976631174" calcext:value-type="float">
            <text:p>21,8999976631</text:p>
          </table:table-cell>
          <table:table-cell office:value-type="float" office:value="0.920137346323595" calcext:value-type="float">
            <text:p>0,9201373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office:value-type="float" office:value="3.65421478211588" calcext:value-type="float">
            <text:p>3,6542147821</text:p>
          </table:table-cell>
          <table:table-cell office:value-type="float" office:value="0.547406137511847" calcext:value-type="float">
            <text:p>0,5474061375</text:p>
          </table:table-cell>
          <table:table-cell office:value-type="float" office:value="0.555918970105374" calcext:value-type="float">
            <text:p>0,5559189701</text:p>
          </table:table-cell>
          <table:table-cell office:value-type="float" office:value="0.286250020475651" calcext:value-type="float">
            <text:p>0,2862500205</text:p>
          </table:table-cell>
          <table:table-cell office:value-type="float" office:value="-2.27627418618422" calcext:value-type="float">
            <text:p>-2,2762741862</text:p>
          </table:table-cell>
          <table:table-cell office:value-type="float" office:value="0.975487377898118" calcext:value-type="float">
            <text:p>0,9754873779</text:p>
          </table:table-cell>
          <table:table-cell office:value-type="float" office:value="4.23155300043752" calcext:value-type="float">
            <text:p>4,2315530004</text:p>
          </table:table-cell>
          <table:table-cell office:value-type="float" office:value="0.479451169233245" calcext:value-type="float">
            <text:p>0,4794511692</text:p>
          </table:table-cell>
          <table:table-cell office:value-type="float" office:value="31.4342951800805" calcext:value-type="float">
            <text:p>31,4342951801</text:p>
          </table:table-cell>
          <table:table-cell office:value-type="float" office:value="1.41421285526685" calcext:value-type="float">
            <text:p>1,41E+00</text:p>
          </table:table-cell>
          <table:table-cell table:style-name="ce1" office:value-type="float" office:value="49.0296399534381" calcext:value-type="float">
            <text:p>4,90E+01</text:p>
          </table:table-cell>
          <table:table-cell office:value-type="float" office:value="1.41421285324667" calcext:value-type="float">
            <text:p>1,41E+00</text:p>
          </table:table-cell>
          <table:table-cell office:value-type="float" office:value="0.295698416722068" calcext:value-type="float">
            <text:p>0,2956984167</text:p>
          </table:table-cell>
          <table:table-cell office:value-type="float" office:value="0.0110834345994762" calcext:value-type="float">
            <text:p>1,11E-02</text:p>
          </table:table-cell>
          <table:table-cell office:value-type="float" office:value="21.9379121275059" calcext:value-type="float">
            <text:p>21,9379121275</text:p>
          </table:table-cell>
          <table:table-cell office:value-type="float" office:value="0.50321926221657" calcext:value-type="float">
            <text:p>0,503219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.75" calcext:value-type="float">
            <text:p>1,75</text:p>
          </table:table-cell>
          <table:table-cell office:value-type="float" office:value="-11.6598215372402" calcext:value-type="float">
            <text:p>-11,6598215372</text:p>
          </table:table-cell>
          <table:table-cell office:value-type="float" office:value="1.43759362827571" calcext:value-type="float">
            <text:p>1,4375936283</text:p>
          </table:table-cell>
          <table:table-cell office:value-type="float" office:value="4.49766879476206" calcext:value-type="float">
            <text:p>4,4976687948</text:p>
          </table:table-cell>
          <table:table-cell office:value-type="float" office:value="0.586323604402484" calcext:value-type="float">
            <text:p>0,5863236044</text:p>
          </table:table-cell>
          <table:table-cell office:value-type="float" office:value="3.18635267141024" calcext:value-type="float">
            <text:p>3,1863526714</text:p>
          </table:table-cell>
          <table:table-cell office:value-type="float" office:value="0.655319229180158" calcext:value-type="float">
            <text:p>0,6553192292</text:p>
          </table:table-cell>
          <table:table-cell office:value-type="float" office:value="1.54567012259637" calcext:value-type="float">
            <text:p>1,5456701226</text:p>
          </table:table-cell>
          <table:table-cell office:value-type="float" office:value="0.326920511265979" calcext:value-type="float">
            <text:p>0,3269205113</text:p>
          </table:table-cell>
          <table:table-cell table:style-name="ce1" office:value-type="float" office:value="-1.00736375953974" calcext:value-type="float">
            <text:p>-1,01E+00</text:p>
          </table:table-cell>
          <table:table-cell office:value-type="float" office:value="0.0067640249190711" calcext:value-type="float">
            <text:p>6,76E-03</text:p>
          </table:table-cell>
          <table:table-cell table:style-name="ce1" office:value-type="float" office:value="0.0137594942784863" calcext:value-type="float">
            <text:p>1,38E-02</text:p>
          </table:table-cell>
          <table:table-cell office:value-type="float" office:value="0.012529037524788" calcext:value-type="float">
            <text:p>1,25E-02</text:p>
          </table:table-cell>
          <table:table-cell office:value-type="float" office:value="0.342779533895083" calcext:value-type="float">
            <text:p>0,3427795339</text:p>
          </table:table-cell>
          <table:table-cell office:value-type="float" office:value="0.0200679845242251" calcext:value-type="float">
            <text:p>2,01E-02</text:p>
          </table:table-cell>
          <table:table-cell office:value-type="float" office:value="14.9008914492253" calcext:value-type="float">
            <text:p>14,9008914492</text:p>
          </table:table-cell>
          <table:table-cell office:value-type="float" office:value="3.72910252940824" calcext:value-type="float">
            <text:p>3,7291025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.75" calcext:value-type="float">
            <text:p>1,75</text:p>
          </table:table-cell>
          <table:table-cell office:value-type="float" office:value="-10.1496452790386" calcext:value-type="float">
            <text:p>-10,149645279</text:p>
          </table:table-cell>
          <table:table-cell office:value-type="float" office:value="7.57283464435097" calcext:value-type="float">
            <text:p>7,5728346444</text:p>
          </table:table-cell>
          <table:table-cell office:value-type="float" office:value="4.48662504045269" calcext:value-type="float">
            <text:p>4,4866250405</text:p>
          </table:table-cell>
          <table:table-cell office:value-type="float" office:value="1.07221280717887" calcext:value-type="float">
            <text:p>1,0722128072</text:p>
          </table:table-cell>
          <table:table-cell office:value-type="float" office:value="3.18377959500526" calcext:value-type="float">
            <text:p>3,183779595</text:p>
          </table:table-cell>
          <table:table-cell office:value-type="float" office:value="8.63896883577587" calcext:value-type="float">
            <text:p>8,6389688358</text:p>
          </table:table-cell>
          <table:table-cell office:value-type="float" office:value="1.54696083568352" calcext:value-type="float">
            <text:p>1,5469608357</text:p>
          </table:table-cell>
          <table:table-cell office:value-type="float" office:value="4.30536416957566" calcext:value-type="float">
            <text:p>4,3053641696</text:p>
          </table:table-cell>
          <table:table-cell office:value-type="float" office:value="-1.03312813906353" calcext:value-type="float">
            <text:p>-1,0331281391</text:p>
          </table:table-cell>
          <table:table-cell office:value-type="float" office:value="0.190372717680069" calcext:value-type="float">
            <text:p>1,90E-01</text:p>
          </table:table-cell>
          <table:table-cell table:style-name="ce1" office:value-type="float" office:value="0.061120737112369" calcext:value-type="float">
            <text:p>6,11E-02</text:p>
          </table:table-cell>
          <table:table-cell office:value-type="float" office:value="0.485894762166714" calcext:value-type="float">
            <text:p>4,86E-01</text:p>
          </table:table-cell>
          <table:table-cell office:value-type="float" office:value="0.342794397683294" calcext:value-type="float">
            <text:p>0,3427943977</text:p>
          </table:table-cell>
          <table:table-cell office:value-type="float" office:value="0.0426360842508338" calcext:value-type="float">
            <text:p>4,26E-02</text:p>
          </table:table-cell>
          <table:table-cell office:value-type="float" office:value="14.9011755077156" calcext:value-type="float">
            <text:p>14,9011755077</text:p>
          </table:table-cell>
          <table:table-cell office:value-type="float" office:value="3.72872621638325" calcext:value-type="float">
            <text:p>3,728726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Default"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8"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8"/>
          <table:table-cell table:style-name="ce1"/>
          <table:table-cell/>
          <table:table-cell table:style-name="ce1"/>
          <table:table-cell table:number-columns-repeated="9"/>
        </table:table-row>
      </table:table>
      <table:table table:name="Tabelle3" table:style-name="ta1">
        <table:shapes>
          <draw:frame draw:z-index="0" draw:style-name="gr1" draw:text-style-name="P1" svg:width="231.21mm" svg:height="56.84mm" svg:x="8.5mm" svg:y="130.95mm">
            <loext:p draw:notify-on-update-of-ranges="Tabelle3.A7:Tabelle3.A28 Tabelle3.L7:Tabelle3.L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3" table:number-columns-repeated="2" table:default-cell-style-name="ce3"/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ce4" office:value-type="string" calcext:value-type="string" table:number-columns-spanned="8" table:number-rows-spanned="2">
            <text:p>Model → Exp[-delta -gamma t] Sin[alpha+beta t] ( 1 + beta' / (t^delta‘) ) , FOPT</text:p>
          </table:table-cell>
          <table:covered-table-cell table:number-columns-repeated="7" table:style-name="Default"/>
        </table:table-row>
        <table:table-row table:style-name="ro1">
          <table:table-cell table:style-name="Default" table:number-columns-repeated="4"/>
          <table:covered-table-cell table:number-columns-repeated="8" table:style-name="Default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gammaV</text:p>
          </table:table-cell>
          <table:table-cell table:style-name="ce2" office:value-type="string" calcext:value-type="string">
            <text:p>alphaV</text:p>
          </table:table-cell>
          <table:table-cell table:style-name="ce2" office:value-type="string" calcext:value-type="string">
            <text:p>betaV</text:p>
          </table:table-cell>
          <table:table-cell table:style-name="ce2" office:value-type="string" calcext:value-type="string">
            <text:p>betaV‘</text:p>
          </table:table-cell>
          <table:table-cell table:style-name="ce2" office:value-type="string" calcext:value-type="string">
            <text:p>deltaV‘</text:p>
          </table:table-cell>
          <table:table-cell table:style-name="ce2" office:value-type="string" calcext:value-type="string">
            <text:p>atau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P – Valu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[Tabelle1.A23]" office:value-type="float" office:value="7" calcext:value-type="float">
            <text:p>7</text:p>
          </table:table-cell>
          <table:table-cell table:formula="of:=[Tabelle1.B23]" office:value-type="float" office:value="65" calcext:value-type="float">
            <text:p>65</text:p>
          </table:table-cell>
          <table:table-cell table:formula="of:=[Tabelle1.C23]" office:value-type="float" office:value="1.75" calcext:value-type="float">
            <text:p>1,75</text:p>
          </table:table-cell>
          <table:table-cell table:formula="of:=CONCATENATE([Tabelle2.D23];&quot;(&quot;;[Tabelle2.E23];&quot;)&quot;)" office:value-type="string" office:string-value="-11,7(1,4)" calcext:value-type="string">
            <text:p>-11,7(1,4)</text:p>
          </table:table-cell>
          <table:table-cell table:formula="of:=CONCATENATE([Tabelle2.F23];&quot;(&quot;;[Tabelle2.G23];&quot;)&quot;)" office:value-type="string" office:string-value="4,5(0,59)" calcext:value-type="string">
            <text:p>4,5(0,59)</text:p>
          </table:table-cell>
          <table:table-cell table:formula="of:=CONCATENATE([Tabelle2.H23];&quot;(&quot;;[Tabelle2.I23];&quot;)&quot;)" office:value-type="string" office:string-value="3,19(0,66)" calcext:value-type="string">
            <text:p>3,19(0,66)</text:p>
          </table:table-cell>
          <table:table-cell table:formula="of:=CONCATENATE([Tabelle2.J23];&quot;(&quot;;[Tabelle2.K23];&quot;)&quot;)" office:value-type="string" office:string-value="1,55(0,33)" calcext:value-type="string">
            <text:p>1,55(0,33)</text:p>
          </table:table-cell>
          <table:table-cell table:formula="of:=CONCATENATE([Tabelle2.L23];&quot;(&quot;;[Tabelle2.M23];&quot;)&quot;)" office:value-type="string" office:string-value="-1,0074(0,0068)" calcext:value-type="string">
            <text:p>-1,0074(0,0068)</text:p>
          </table:table-cell>
          <table:table-cell table:formula="of:=CONCATENATE([Tabelle2.N23];&quot;(&quot;;[Tabelle2.O23];&quot;)&quot;)" office:value-type="string" office:string-value="0,014(0,013)" calcext:value-type="string">
            <text:p>0,014(0,013)</text:p>
          </table:table-cell>
          <table:table-cell table:formula="of:=CONCATENATE([Tabelle2.P23];&quot;(&quot;;[Tabelle2.Q23];&quot;)&quot;)" office:value-type="string" office:string-value="0,343(0,02)" calcext:value-type="string">
            <text:p>0,343(0,02)</text:p>
          </table:table-cell>
          <table:table-cell table:formula="of:=[Tabelle2.R23]" office:value-type="float" office:value="14.9" calcext:value-type="float">
            <text:p>14,9</text:p>
          </table:table-cell>
          <table:table-cell table:formula="of:=[Tabelle2.S23]" office:value-type="float" office:value="3.73" calcext:value-type="float">
            <text:p>3,73</text:p>
          </table:table-cell>
        </table:table-row>
        <table:table-row table:style-name="ro1">
          <table:table-cell table:formula="of:=[Tabelle1.A22]" office:value-type="float" office:value="8" calcext:value-type="float">
            <text:p>8</text:p>
          </table:table-cell>
          <table:table-cell table:formula="of:=[Tabelle1.B22]" office:value-type="float" office:value="64" calcext:value-type="float">
            <text:p>64</text:p>
          </table:table-cell>
          <table:table-cell table:formula="of:=[Tabelle1.C22]" office:value-type="float" office:value="1.7" calcext:value-type="float">
            <text:p>1,7</text:p>
          </table:table-cell>
          <table:table-cell table:formula="of:=CONCATENATE([Tabelle2.D22];&quot;(&quot;;[Tabelle2.E22];&quot;)&quot;)" office:value-type="string" office:string-value="3,65(0,55)" calcext:value-type="string">
            <text:p>3,65(0,55)</text:p>
          </table:table-cell>
          <table:table-cell table:formula="of:=CONCATENATE([Tabelle2.F22];&quot;(&quot;;[Tabelle2.G22];&quot;)&quot;)" office:value-type="string" office:string-value="0,56(0,29)" calcext:value-type="string">
            <text:p>0,56(0,29)</text:p>
          </table:table-cell>
          <table:table-cell table:formula="of:=CONCATENATE([Tabelle2.H22];&quot;(&quot;;[Tabelle2.I22];&quot;)&quot;)" office:value-type="string" office:string-value="-2,28(0,98)" calcext:value-type="string">
            <text:p>-2,28(0,98)</text:p>
          </table:table-cell>
          <table:table-cell table:formula="of:=CONCATENATE([Tabelle2.J22];&quot;(&quot;;[Tabelle2.K22];&quot;)&quot;)" office:value-type="string" office:string-value="4,23(0,48)" calcext:value-type="string">
            <text:p>4,23(0,48)</text:p>
          </table:table-cell>
          <table:table-cell table:formula="of:=CONCATENATE([Tabelle2.L22];&quot;(&quot;;[Tabelle2.M22];&quot;)&quot;)" office:value-type="string" office:string-value="31,4(1,4)" calcext:value-type="string">
            <text:p>31,4(1,4)</text:p>
          </table:table-cell>
          <table:table-cell table:formula="of:=CONCATENATE([Tabelle2.N22];&quot;(&quot;;[Tabelle2.O22];&quot;)&quot;)" office:value-type="string" office:string-value="49(1,4)" calcext:value-type="string">
            <text:p>49(1,4)</text:p>
          </table:table-cell>
          <table:table-cell table:formula="of:=CONCATENATE([Tabelle2.P22];&quot;(&quot;;[Tabelle2.Q22];&quot;)&quot;)" office:value-type="string" office:string-value="0,296(0,011)" calcext:value-type="string">
            <text:p>0,296(0,011)</text:p>
          </table:table-cell>
          <table:table-cell table:formula="of:=[Tabelle2.R22]" office:value-type="float" office:value="21.94" calcext:value-type="float">
            <text:p>21,94</text:p>
          </table:table-cell>
          <table:table-cell table:formula="of:=[Tabelle2.S22]" office:value-type="float" office:value="0.5" calcext:value-type="float">
            <text:p>0,5</text:p>
          </table:table-cell>
        </table:table-row>
        <table:table-row table:style-name="ro1">
          <table:table-cell table:formula="of:=[Tabelle1.A21]" office:value-type="float" office:value="9" calcext:value-type="float">
            <text:p>9</text:p>
          </table:table-cell>
          <table:table-cell table:formula="of:=[Tabelle1.B21]" office:value-type="float" office:value="63" calcext:value-type="float">
            <text:p>63</text:p>
          </table:table-cell>
          <table:table-cell table:formula="of:=[Tabelle1.C21]" office:value-type="float" office:value="1.675" calcext:value-type="float">
            <text:p>1,675</text:p>
          </table:table-cell>
          <table:table-cell table:formula="of:=CONCATENATE([Tabelle2.D21];&quot;(&quot;;[Tabelle2.E21];&quot;)&quot;)" office:value-type="string" office:string-value="3,71(0,63)" calcext:value-type="string">
            <text:p>3,71(0,63)</text:p>
          </table:table-cell>
          <table:table-cell table:formula="of:=CONCATENATE([Tabelle2.F21];&quot;(&quot;;[Tabelle2.G21];&quot;)&quot;)" office:value-type="string" office:string-value="0,53(0,32)" calcext:value-type="string">
            <text:p>0,53(0,32)</text:p>
          </table:table-cell>
          <table:table-cell table:formula="of:=CONCATENATE([Tabelle2.H21];&quot;(&quot;;[Tabelle2.I21];&quot;)&quot;)" office:value-type="string" office:string-value="-2,3(1,6)" calcext:value-type="string">
            <text:p>-2,3(1,6)</text:p>
          </table:table-cell>
          <table:table-cell table:formula="of:=CONCATENATE([Tabelle2.J21];&quot;(&quot;;[Tabelle2.K21];&quot;)&quot;)" office:value-type="string" office:string-value="4,26(0,76)" calcext:value-type="string">
            <text:p>4,26(0,76)</text:p>
          </table:table-cell>
          <table:table-cell table:formula="of:=CONCATENATE([Tabelle2.L21];&quot;(&quot;;[Tabelle2.M21];&quot;)&quot;)" office:value-type="string" office:string-value="" calcext:value-type="error">
            <text:p>Err:502</text:p>
          </table:table-cell>
          <table:table-cell table:formula="of:=CONCATENATE([Tabelle2.N21];&quot;(&quot;;[Tabelle2.O21];&quot;)&quot;)" office:value-type="string" office:string-value="119,5(2,6)" calcext:value-type="string">
            <text:p>119,5(2,6)</text:p>
          </table:table-cell>
          <table:table-cell table:formula="of:=CONCATENATE([Tabelle2.P21];&quot;(&quot;;[Tabelle2.Q21];&quot;)&quot;)" office:value-type="string" office:string-value="0,295(0,014)" calcext:value-type="string">
            <text:p>0,295(0,014)</text:p>
          </table:table-cell>
          <table:table-cell table:formula="of:=[Tabelle2.R21]" office:value-type="float" office:value="21.9" calcext:value-type="float">
            <text:p>21,9</text:p>
          </table:table-cell>
          <table:table-cell table:formula="of:=[Tabelle2.S21]" office:value-type="float" office:value="0.92" calcext:value-type="float">
            <text:p>0,92</text:p>
          </table:table-cell>
        </table:table-row>
        <table:table-row table:style-name="ro1">
          <table:table-cell table:formula="of:=[Tabelle1.A20]" office:value-type="float" office:value="10" calcext:value-type="float">
            <text:p>10</text:p>
          </table:table-cell>
          <table:table-cell table:formula="of:=[Tabelle1.B20]" office:value-type="float" office:value="62" calcext:value-type="float">
            <text:p>62</text:p>
          </table:table-cell>
          <table:table-cell table:formula="of:=[Tabelle1.C20]" office:value-type="float" office:value="1.65" calcext:value-type="float">
            <text:p>1,65</text:p>
          </table:table-cell>
          <table:table-cell table:formula="of:=CONCATENATE([Tabelle2.D20];&quot;(&quot;;[Tabelle2.E20];&quot;)&quot;)" office:value-type="string" office:string-value="3,53(0,69)" calcext:value-type="string">
            <text:p>3,53(0,69)</text:p>
          </table:table-cell>
          <table:table-cell table:formula="of:=CONCATENATE([Tabelle2.F20];&quot;(&quot;;[Tabelle2.G20];&quot;)&quot;)" office:value-type="string" office:string-value="0,61(0,34)" calcext:value-type="string">
            <text:p>0,61(0,34)</text:p>
          </table:table-cell>
          <table:table-cell table:formula="of:=CONCATENATE([Tabelle2.H20];&quot;(&quot;;[Tabelle2.I20];&quot;)&quot;)" office:value-type="string" office:string-value="-2(1,6)" calcext:value-type="string">
            <text:p>-2(1,6)</text:p>
          </table:table-cell>
          <table:table-cell table:formula="of:=CONCATENATE([Tabelle2.J20];&quot;(&quot;;[Tabelle2.K20];&quot;)&quot;)" office:value-type="string" office:string-value="4,11(0,78)" calcext:value-type="string">
            <text:p>4,11(0,78)</text:p>
          </table:table-cell>
          <table:table-cell table:formula="of:=CONCATENATE([Tabelle2.L20];&quot;(&quot;;[Tabelle2.M20];&quot;)&quot;)" office:value-type="string" office:string-value="331073958,978766(200000000)" calcext:value-type="string">
            <text:p>331073958,978766(200000000)</text:p>
          </table:table-cell>
          <table:table-cell table:formula="of:=CONCATENATE([Tabelle2.N20];&quot;(&quot;;[Tabelle2.O20];&quot;)&quot;)" office:value-type="string" office:string-value="43,8(5,3)" calcext:value-type="string">
            <text:p>43,8(5,3)</text:p>
          </table:table-cell>
          <table:table-cell table:formula="of:=CONCATENATE([Tabelle2.P20];&quot;(&quot;;[Tabelle2.Q20];&quot;)&quot;)" office:value-type="string" office:string-value="0,298(0,016)" calcext:value-type="string">
            <text:p>0,298(0,016)</text:p>
          </table:table-cell>
          <table:table-cell table:formula="of:=[Tabelle2.R20]" office:value-type="float" office:value="22.95" calcext:value-type="float">
            <text:p>22,95</text:p>
          </table:table-cell>
          <table:table-cell table:formula="of:=[Tabelle2.S20]" office:value-type="float" office:value="1.09" calcext:value-type="float">
            <text:p>1,09</text:p>
          </table:table-cell>
        </table:table-row>
        <table:table-row table:style-name="ro1">
          <table:table-cell table:formula="of:=[Tabelle1.A19]" office:value-type="float" office:value="11" calcext:value-type="float">
            <text:p>11</text:p>
          </table:table-cell>
          <table:table-cell table:formula="of:=[Tabelle1.B19]" office:value-type="float" office:value="61" calcext:value-type="float">
            <text:p>61</text:p>
          </table:table-cell>
          <table:table-cell table:formula="of:=[Tabelle1.C19]" office:value-type="float" office:value="1.625" calcext:value-type="float">
            <text:p>1,625</text:p>
          </table:table-cell>
          <table:table-cell table:formula="of:=CONCATENATE([Tabelle2.D19];&quot;(&quot;;[Tabelle2.E19];&quot;)&quot;)" office:value-type="string" office:string-value="-2,6(5,2)" calcext:value-type="string">
            <text:p>-2,6(5,2)</text:p>
          </table:table-cell>
          <table:table-cell table:formula="of:=CONCATENATE([Tabelle2.F19];&quot;(&quot;;[Tabelle2.G19];&quot;)&quot;)" office:value-type="string" office:string-value="13,6(1,2)" calcext:value-type="string">
            <text:p>13,6(1,2)</text:p>
          </table:table-cell>
          <table:table-cell table:formula="of:=CONCATENATE([Tabelle2.H19];&quot;(&quot;;[Tabelle2.I19];&quot;)&quot;)" office:value-type="string" office:string-value="1,7(2,5)" calcext:value-type="string">
            <text:p>1,7(2,5)</text:p>
          </table:table-cell>
          <table:table-cell table:formula="of:=CONCATENATE([Tabelle2.J19];&quot;(&quot;;[Tabelle2.K19];&quot;)&quot;)" office:value-type="string" office:string-value="2,3(1,3)" calcext:value-type="string">
            <text:p>2,3(1,3)</text:p>
          </table:table-cell>
          <table:table-cell table:formula="of:=CONCATENATE([Tabelle2.L19];&quot;(&quot;;[Tabelle2.M19];&quot;)&quot;)" office:value-type="string" office:string-value="14(81)" calcext:value-type="string">
            <text:p>14(81)</text:p>
          </table:table-cell>
          <table:table-cell table:formula="of:=CONCATENATE([Tabelle2.N19];&quot;(&quot;;[Tabelle2.O19];&quot;)&quot;)" office:value-type="string" office:string-value="-25,9(2,4)" calcext:value-type="string">
            <text:p>-25,9(2,4)</text:p>
          </table:table-cell>
          <table:table-cell table:formula="of:=CONCATENATE([Tabelle2.P19];&quot;(&quot;;[Tabelle2.Q19];&quot;)&quot;)" office:value-type="string" office:string-value="0,335(0,022)" calcext:value-type="string">
            <text:p>0,335(0,022)</text:p>
          </table:table-cell>
          <table:table-cell table:formula="of:=[Tabelle2.R19]" office:value-type="float" office:value="21.6" calcext:value-type="float">
            <text:p>21,6</text:p>
          </table:table-cell>
          <table:table-cell table:formula="of:=[Tabelle2.S19]" office:value-type="float" office:value="2.77" calcext:value-type="float">
            <text:p>2,77</text:p>
          </table:table-cell>
        </table:table-row>
        <table:table-row table:style-name="ro1">
          <table:table-cell table:formula="of:=[Tabelle1.A18]" office:value-type="float" office:value="12" calcext:value-type="float">
            <text:p>12</text:p>
          </table:table-cell>
          <table:table-cell table:formula="of:=[Tabelle1.B18]" office:value-type="float" office:value="60" calcext:value-type="float">
            <text:p>60</text:p>
          </table:table-cell>
          <table:table-cell table:formula="of:=[Tabelle1.C18]" office:value-type="float" office:value="1.6" calcext:value-type="float">
            <text:p>1,6</text:p>
          </table:table-cell>
          <table:table-cell table:formula="of:=CONCATENATE([Tabelle2.D18];&quot;(&quot;;[Tabelle2.E18];&quot;)&quot;)" office:value-type="string" office:string-value="4,749(0,033)" calcext:value-type="string">
            <text:p>4,749(0,033)</text:p>
          </table:table-cell>
          <table:table-cell table:formula="of:=CONCATENATE([Tabelle2.F18];&quot;(&quot;;[Tabelle2.G18];&quot;)&quot;)" office:value-type="string" office:string-value="0,378(0,02)" calcext:value-type="string">
            <text:p>0,378(0,02)</text:p>
          </table:table-cell>
          <table:table-cell table:formula="of:=CONCATENATE([Tabelle2.H18];&quot;(&quot;;[Tabelle2.I18];&quot;)&quot;)" office:value-type="string" office:string-value="2,8(5,1)" calcext:value-type="string">
            <text:p>2,8(5,1)</text:p>
          </table:table-cell>
          <table:table-cell table:formula="of:=CONCATENATE([Tabelle2.J18];&quot;(&quot;;[Tabelle2.K18];&quot;)&quot;)" office:value-type="string" office:string-value="4,868(0,016)" calcext:value-type="string">
            <text:p>4,868(0,016)</text:p>
          </table:table-cell>
          <table:table-cell table:formula="of:=CONCATENATE([Tabelle2.L18];&quot;(&quot;;[Tabelle2.M18];&quot;)&quot;)" office:value-type="string" office:string-value="3,43(0,1)" calcext:value-type="string">
            <text:p>3,43(0,1)</text:p>
          </table:table-cell>
          <table:table-cell table:formula="of:=CONCATENATE([Tabelle2.N18];&quot;(&quot;;[Tabelle2.O18];&quot;)&quot;)" office:value-type="string" office:string-value="1,987(0,072)" calcext:value-type="string">
            <text:p>1,987(0,072)</text:p>
          </table:table-cell>
          <table:table-cell table:formula="of:=CONCATENATE([Tabelle2.P18];&quot;(&quot;;[Tabelle2.Q18];&quot;)&quot;)" office:value-type="string" office:string-value="0,2969(0,0095)" calcext:value-type="string">
            <text:p>0,2969(0,0095)</text:p>
          </table:table-cell>
          <table:table-cell table:formula="of:=[Tabelle2.R18]" office:value-type="float" office:value="27.97" calcext:value-type="float">
            <text:p>27,97</text:p>
          </table:table-cell>
          <table:table-cell table:formula="of:=[Tabelle2.S18]" office:value-type="float" office:value="0.56" calcext:value-type="float">
            <text:p>0,56</text:p>
          </table:table-cell>
        </table:table-row>
        <table:table-row table:style-name="ro1">
          <table:table-cell table:formula="of:=[Tabelle1.A17]" office:value-type="float" office:value="13" calcext:value-type="float">
            <text:p>13</text:p>
          </table:table-cell>
          <table:table-cell table:formula="of:=[Tabelle1.B17]" office:value-type="float" office:value="59" calcext:value-type="float">
            <text:p>59</text:p>
          </table:table-cell>
          <table:table-cell table:formula="of:=[Tabelle1.C17]" office:value-type="float" office:value="1.575" calcext:value-type="float">
            <text:p>1,575</text:p>
          </table:table-cell>
          <table:table-cell table:formula="of:=CONCATENATE([Tabelle2.D17];&quot;(&quot;;[Tabelle2.E17];&quot;)&quot;)" office:value-type="string" office:string-value="-15,2(1,8)" calcext:value-type="string">
            <text:p>-15,2(1,8)</text:p>
          </table:table-cell>
          <table:table-cell table:formula="of:=CONCATENATE([Tabelle2.F17];&quot;(&quot;;[Tabelle2.G17];&quot;)&quot;)" office:value-type="string" office:string-value="13,5(1)" calcext:value-type="string">
            <text:p>13,5(1)</text:p>
          </table:table-cell>
          <table:table-cell table:formula="of:=CONCATENATE([Tabelle2.H17];&quot;(&quot;;[Tabelle2.I17];&quot;)&quot;)" office:value-type="string" office:string-value="0,4(3,1)" calcext:value-type="string">
            <text:p>0,4(3,1)</text:p>
          </table:table-cell>
          <table:table-cell table:formula="of:=CONCATENATE([Tabelle2.J17];&quot;(&quot;;[Tabelle2.K17];&quot;)&quot;)" office:value-type="string" office:string-value="2,9(1,5)" calcext:value-type="string">
            <text:p>2,9(1,5)</text:p>
          </table:table-cell>
          <table:table-cell table:formula="of:=CONCATENATE([Tabelle2.L17];&quot;(&quot;;[Tabelle2.M17];&quot;)&quot;)" office:value-type="string" office:string-value="0,000028(0,000056)" calcext:value-type="string">
            <text:p>0,000028(0,000056)</text:p>
          </table:table-cell>
          <table:table-cell table:formula="of:=CONCATENATE([Tabelle2.N17];&quot;(&quot;;[Tabelle2.O17];&quot;)&quot;)" office:value-type="string" office:string-value="-25,8(2)" calcext:value-type="string">
            <text:p>-25,8(2)</text:p>
          </table:table-cell>
          <table:table-cell table:formula="of:=CONCATENATE([Tabelle2.P17];&quot;(&quot;;[Tabelle2.Q17];&quot;)&quot;)" office:value-type="string" office:string-value="0,329(0,024)" calcext:value-type="string">
            <text:p>0,329(0,024)</text:p>
          </table:table-cell>
          <table:table-cell table:formula="of:=[Tabelle2.R17]" office:value-type="float" office:value="21.21" calcext:value-type="float">
            <text:p>21,21</text:p>
          </table:table-cell>
          <table:table-cell table:formula="of:=[Tabelle2.S17]" office:value-type="float" office:value="6.88" calcext:value-type="float">
            <text:p>6,88</text:p>
          </table:table-cell>
        </table:table-row>
        <table:table-row table:style-name="ro1">
          <table:table-cell table:formula="of:=[Tabelle1.A16]" office:value-type="float" office:value="14" calcext:value-type="float">
            <text:p>14</text:p>
          </table:table-cell>
          <table:table-cell table:formula="of:=[Tabelle1.B16]" office:value-type="float" office:value="58" calcext:value-type="float">
            <text:p>58</text:p>
          </table:table-cell>
          <table:table-cell table:formula="of:=[Tabelle1.C16]" office:value-type="float" office:value="1.55" calcext:value-type="float">
            <text:p>1,55</text:p>
          </table:table-cell>
          <table:table-cell table:formula="of:=CONCATENATE([Tabelle2.D16];&quot;(&quot;;[Tabelle2.E16];&quot;)&quot;)" office:value-type="string" office:string-value="-6,8(2,4)" calcext:value-type="string">
            <text:p>-6,8(2,4)</text:p>
          </table:table-cell>
          <table:table-cell table:formula="of:=CONCATENATE([Tabelle2.F16];&quot;(&quot;;[Tabelle2.G16];&quot;)&quot;)" office:value-type="string" office:string-value="2,03(0,96)" calcext:value-type="string">
            <text:p>2,03(0,96)</text:p>
          </table:table-cell>
          <table:table-cell table:formula="of:=CONCATENATE([Tabelle2.H16];&quot;(&quot;;[Tabelle2.I16];&quot;)&quot;)" office:value-type="string" office:string-value="-1(3,3)" calcext:value-type="string">
            <text:p>-1(3,3)</text:p>
          </table:table-cell>
          <table:table-cell table:formula="of:=CONCATENATE([Tabelle2.J16];&quot;(&quot;;[Tabelle2.K16];&quot;)&quot;)" office:value-type="string" office:string-value="3,6(1,6)" calcext:value-type="string">
            <text:p>3,6(1,6)</text:p>
          </table:table-cell>
          <table:table-cell table:formula="of:=CONCATENATE([Tabelle2.L16];&quot;(&quot;;[Tabelle2.M16];&quot;)&quot;)" office:value-type="string" office:string-value="-1,00049(0,00071)" calcext:value-type="string">
            <text:p>-1,00049(0,00071)</text:p>
          </table:table-cell>
          <table:table-cell table:formula="of:=CONCATENATE([Tabelle2.N16];&quot;(&quot;;[Tabelle2.O16];&quot;)&quot;)" office:value-type="string" office:string-value="0,0017(0,0016)" calcext:value-type="string">
            <text:p>0,0017(0,0016)</text:p>
          </table:table-cell>
          <table:table-cell table:formula="of:=CONCATENATE([Tabelle2.P16];&quot;(&quot;;[Tabelle2.Q16];&quot;)&quot;)" office:value-type="string" office:string-value="0,314(0,039)" calcext:value-type="string">
            <text:p>0,314(0,039)</text:p>
          </table:table-cell>
          <table:table-cell table:formula="of:=[Tabelle2.R16]" office:value-type="float" office:value="23.31" calcext:value-type="float">
            <text:p>23,31</text:p>
          </table:table-cell>
          <table:table-cell table:formula="of:=[Tabelle2.S16]" office:value-type="float" office:value="5.54" calcext:value-type="float">
            <text:p>5,54</text:p>
          </table:table-cell>
        </table:table-row>
        <table:table-row table:style-name="ro1">
          <table:table-cell table:formula="of:=[Tabelle1.A15]" office:value-type="float" office:value="15" calcext:value-type="float">
            <text:p>15</text:p>
          </table:table-cell>
          <table:table-cell table:formula="of:=[Tabelle1.B15]" office:value-type="float" office:value="57" calcext:value-type="float">
            <text:p>57</text:p>
          </table:table-cell>
          <table:table-cell table:formula="of:=[Tabelle1.C15]" office:value-type="float" office:value="1.525" calcext:value-type="float">
            <text:p>1,525</text:p>
          </table:table-cell>
          <table:table-cell table:formula="of:=CONCATENATE([Tabelle2.D15];&quot;(&quot;;[Tabelle2.E15];&quot;)&quot;)" office:value-type="string" office:string-value="-23,55(0,45)" calcext:value-type="string">
            <text:p>-23,55(0,45)</text:p>
          </table:table-cell>
          <table:table-cell table:formula="of:=CONCATENATE([Tabelle2.F15];&quot;(&quot;;[Tabelle2.G15];&quot;)&quot;)" office:value-type="string" office:string-value="18,49(0,3)" calcext:value-type="string">
            <text:p>18,49(0,3)</text:p>
          </table:table-cell>
          <table:table-cell table:formula="of:=CONCATENATE([Tabelle2.H15];&quot;(&quot;;[Tabelle2.I15];&quot;)&quot;)" office:value-type="string" office:string-value="3,969(0,096)" calcext:value-type="string">
            <text:p>3,969(0,096)</text:p>
          </table:table-cell>
          <table:table-cell table:formula="of:=CONCATENATE([Tabelle2.J15];&quot;(&quot;;[Tabelle2.K15];&quot;)&quot;)" office:value-type="string" office:string-value="1,153(0,048)" calcext:value-type="string">
            <text:p>1,153(0,048)</text:p>
          </table:table-cell>
          <table:table-cell table:formula="of:=CONCATENATE([Tabelle2.L15];&quot;(&quot;;[Tabelle2.M15];&quot;)&quot;)" office:value-type="string" office:string-value="0,00000046(0,00000022)" calcext:value-type="string">
            <text:p>0,00000046(0,00000022)</text:p>
          </table:table-cell>
          <table:table-cell table:formula="of:=CONCATENATE([Tabelle2.N15];&quot;(&quot;;[Tabelle2.O15];&quot;)&quot;)" office:value-type="string" office:string-value="-35,66(0,63)" calcext:value-type="string">
            <text:p>-35,66(0,63)</text:p>
          </table:table-cell>
          <table:table-cell table:formula="of:=CONCATENATE([Tabelle2.P15];&quot;(&quot;;[Tabelle2.Q15];&quot;)&quot;)" office:value-type="string" office:string-value="0,334(0,015)" calcext:value-type="string">
            <text:p>0,334(0,015)</text:p>
          </table:table-cell>
          <table:table-cell table:formula="of:=[Tabelle2.R15]" office:value-type="float" office:value="24.7" calcext:value-type="float">
            <text:p>24,7</text:p>
          </table:table-cell>
          <table:table-cell table:formula="of:=[Tabelle2.S15]" office:value-type="float" office:value="5.41" calcext:value-type="float">
            <text:p>5,41</text:p>
          </table:table-cell>
        </table:table-row>
        <table:table-row table:style-name="ro1">
          <table:table-cell table:formula="of:=[Tabelle1.A14]" office:value-type="float" office:value="16" calcext:value-type="float">
            <text:p>16</text:p>
          </table:table-cell>
          <table:table-cell table:formula="of:=[Tabelle1.B14]" office:value-type="float" office:value="56" calcext:value-type="float">
            <text:p>56</text:p>
          </table:table-cell>
          <table:table-cell table:formula="of:=[Tabelle1.C14]" office:value-type="float" office:value="1.5" calcext:value-type="float">
            <text:p>1,5</text:p>
          </table:table-cell>
          <table:table-cell table:formula="of:=CONCATENATE([Tabelle2.D14];&quot;(&quot;;[Tabelle2.E14];&quot;)&quot;)" office:value-type="string" office:string-value="-4,45(0,55)" calcext:value-type="string">
            <text:p>-4,45(0,55)</text:p>
          </table:table-cell>
          <table:table-cell table:formula="of:=CONCATENATE([Tabelle2.F14];&quot;(&quot;;[Tabelle2.G14];&quot;)&quot;)" office:value-type="string" office:string-value="1,26(0,24)" calcext:value-type="string">
            <text:p>1,26(0,24)</text:p>
          </table:table-cell>
          <table:table-cell table:formula="of:=CONCATENATE([Tabelle2.H14];&quot;(&quot;;[Tabelle2.I14];&quot;)&quot;)" office:value-type="string" office:string-value="17,99(0,5)" calcext:value-type="string">
            <text:p>17,99(0,5)</text:p>
          </table:table-cell>
          <table:table-cell table:formula="of:=CONCATENATE([Tabelle2.J14];&quot;(&quot;;[Tabelle2.K14];&quot;)&quot;)" office:value-type="string" office:string-value="3,55(0,26)" calcext:value-type="string">
            <text:p>3,55(0,26)</text:p>
          </table:table-cell>
          <table:table-cell table:formula="of:=CONCATENATE([Tabelle2.L14];&quot;(&quot;;[Tabelle2.M14];&quot;)&quot;)" office:value-type="string" office:string-value="-0,99963(0,00036)" calcext:value-type="string">
            <text:p>-0,99963(0,00036)</text:p>
          </table:table-cell>
          <table:table-cell table:formula="of:=CONCATENATE([Tabelle2.N14];&quot;(&quot;;[Tabelle2.O14];&quot;)&quot;)" office:value-type="string" office:string-value="0,0014(0,0011)" calcext:value-type="string">
            <text:p>0,0014(0,0011)</text:p>
          </table:table-cell>
          <table:table-cell table:formula="of:=CONCATENATE([Tabelle2.P14];&quot;(&quot;;[Tabelle2.Q14];&quot;)&quot;)" office:value-type="string" office:string-value="0,309(0,011)" calcext:value-type="string">
            <text:p>0,309(0,011)</text:p>
          </table:table-cell>
          <table:table-cell table:formula="of:=[Tabelle2.R14]" office:value-type="float" office:value="29.34" calcext:value-type="float">
            <text:p>29,34</text:p>
          </table:table-cell>
          <table:table-cell table:formula="of:=[Tabelle2.S14]" office:value-type="float" office:value="2.17" calcext:value-type="float">
            <text:p>2,17</text:p>
          </table:table-cell>
        </table:table-row>
        <table:table-row table:style-name="ro1">
          <table:table-cell table:formula="of:=[Tabelle1.A13]" office:value-type="float" office:value="17" calcext:value-type="float">
            <text:p>17</text:p>
          </table:table-cell>
          <table:table-cell table:formula="of:=[Tabelle1.B13]" office:value-type="float" office:value="55" calcext:value-type="float">
            <text:p>55</text:p>
          </table:table-cell>
          <table:table-cell table:formula="of:=[Tabelle1.C13]" office:value-type="float" office:value="1.475" calcext:value-type="float">
            <text:p>1,475</text:p>
          </table:table-cell>
          <table:table-cell table:formula="of:=CONCATENATE([Tabelle2.D13];&quot;(&quot;;[Tabelle2.E13];&quot;)&quot;)" office:value-type="string" office:string-value="-8,8(1,5)" calcext:value-type="string">
            <text:p>-8,8(1,5)</text:p>
          </table:table-cell>
          <table:table-cell table:formula="of:=CONCATENATE([Tabelle2.F13];&quot;(&quot;;[Tabelle2.G13];&quot;)&quot;)" office:value-type="string" office:string-value="9,3(1)" calcext:value-type="string">
            <text:p>9,3(1)</text:p>
          </table:table-cell>
          <table:table-cell table:formula="of:=CONCATENATE([Tabelle2.H13];&quot;(&quot;;[Tabelle2.I13];&quot;)&quot;)" office:value-type="string" office:string-value="-1,5(2,9)" calcext:value-type="string">
            <text:p>-1,5(2,9)</text:p>
          </table:table-cell>
          <table:table-cell table:formula="of:=CONCATENATE([Tabelle2.J13];&quot;(&quot;;[Tabelle2.K13];&quot;)&quot;)" office:value-type="string" office:string-value="3,8(1,4)" calcext:value-type="string">
            <text:p>3,8(1,4)</text:p>
          </table:table-cell>
          <table:table-cell table:formula="of:=CONCATENATE([Tabelle2.L13];&quot;(&quot;;[Tabelle2.M13];&quot;)&quot;)" office:value-type="string" office:string-value="0,0008(0,0014)" calcext:value-type="string">
            <text:p>0,0008(0,0014)</text:p>
          </table:table-cell>
          <table:table-cell table:formula="of:=CONCATENATE([Tabelle2.N13];&quot;(&quot;;[Tabelle2.O13];&quot;)&quot;)" office:value-type="string" office:string-value="-17,6(1,9)" calcext:value-type="string">
            <text:p>-17,6(1,9)</text:p>
          </table:table-cell>
          <table:table-cell table:formula="of:=CONCATENATE([Tabelle2.P13];&quot;(&quot;;[Tabelle2.Q13];&quot;)&quot;)" office:value-type="string" office:string-value="0,316(0,028)" calcext:value-type="string">
            <text:p>0,316(0,028)</text:p>
          </table:table-cell>
          <table:table-cell table:formula="of:=[Tabelle2.R13]" office:value-type="float" office:value="26.17" calcext:value-type="float">
            <text:p>26,17</text:p>
          </table:table-cell>
          <table:table-cell table:formula="of:=[Tabelle2.S13]" office:value-type="float" office:value="7.14" calcext:value-type="float">
            <text:p>7,14</text:p>
          </table:table-cell>
        </table:table-row>
        <table:table-row table:style-name="ro1">
          <table:table-cell table:formula="of:=[Tabelle1.A12]" office:value-type="float" office:value="18" calcext:value-type="float">
            <text:p>18</text:p>
          </table:table-cell>
          <table:table-cell table:formula="of:=[Tabelle1.B12]" office:value-type="float" office:value="54" calcext:value-type="float">
            <text:p>54</text:p>
          </table:table-cell>
          <table:table-cell table:formula="of:=[Tabelle1.C12]" office:value-type="float" office:value="1.45" calcext:value-type="float">
            <text:p>1,45</text:p>
          </table:table-cell>
          <table:table-cell table:formula="of:=CONCATENATE([Tabelle2.D12];&quot;(&quot;;[Tabelle2.E12];&quot;)&quot;)" office:value-type="string" office:string-value="-7,6(1,6)" calcext:value-type="string">
            <text:p>-7,6(1,6)</text:p>
          </table:table-cell>
          <table:table-cell table:formula="of:=CONCATENATE([Tabelle2.F12];&quot;(&quot;;[Tabelle2.G12];&quot;)&quot;)" office:value-type="string" office:string-value="8,31(0,94)" calcext:value-type="string">
            <text:p>8,31(0,94)</text:p>
          </table:table-cell>
          <table:table-cell table:formula="of:=CONCATENATE([Tabelle2.H12];&quot;(&quot;;[Tabelle2.I12];&quot;)&quot;)" office:value-type="string" office:string-value="-2,1(2,7)" calcext:value-type="string">
            <text:p>-2,1(2,7)</text:p>
          </table:table-cell>
          <table:table-cell table:formula="of:=CONCATENATE([Tabelle2.J12];&quot;(&quot;;[Tabelle2.K12];&quot;)&quot;)" office:value-type="string" office:string-value="4,1(1,3)" calcext:value-type="string">
            <text:p>4,1(1,3)</text:p>
          </table:table-cell>
          <table:table-cell table:formula="of:=CONCATENATE([Tabelle2.L12];&quot;(&quot;;[Tabelle2.M12];&quot;)&quot;)" office:value-type="string" office:string-value="0,0013(0,0028)" calcext:value-type="string">
            <text:p>0,0013(0,0028)</text:p>
          </table:table-cell>
          <table:table-cell table:formula="of:=CONCATENATE([Tabelle2.N12];&quot;(&quot;;[Tabelle2.O12];&quot;)&quot;)" office:value-type="string" office:string-value="-15,9(1,8)" calcext:value-type="string">
            <text:p>-15,9(1,8)</text:p>
          </table:table-cell>
          <table:table-cell table:formula="of:=CONCATENATE([Tabelle2.P12];&quot;(&quot;;[Tabelle2.Q12];&quot;)&quot;)" office:value-type="string" office:string-value="0,31(0,026)" calcext:value-type="string">
            <text:p>0,31(0,026)</text:p>
          </table:table-cell>
          <table:table-cell table:formula="of:=[Tabelle2.R12]" office:value-type="float" office:value="26.35" calcext:value-type="float">
            <text:p>26,35</text:p>
          </table:table-cell>
          <table:table-cell table:formula="of:=[Tabelle2.S12]" office:value-type="float" office:value="9.2" calcext:value-type="float">
            <text:p>9,2</text:p>
          </table:table-cell>
        </table:table-row>
        <table:table-row table:style-name="ro1">
          <table:table-cell table:formula="of:=[Tabelle1.A11]" office:value-type="float" office:value="19" calcext:value-type="float">
            <text:p>19</text:p>
          </table:table-cell>
          <table:table-cell table:formula="of:=[Tabelle1.B11]" office:value-type="float" office:value="53" calcext:value-type="float">
            <text:p>53</text:p>
          </table:table-cell>
          <table:table-cell table:formula="of:=[Tabelle1.C11]" office:value-type="float" office:value="1.425" calcext:value-type="float">
            <text:p>1,425</text:p>
          </table:table-cell>
          <table:table-cell table:formula="of:=CONCATENATE([Tabelle2.D11];&quot;(&quot;;[Tabelle2.E11];&quot;)&quot;)" office:value-type="string" office:string-value="-3,33(0,42)" calcext:value-type="string">
            <text:p>-3,33(0,42)</text:p>
          </table:table-cell>
          <table:table-cell table:formula="of:=CONCATENATE([Tabelle2.F11];&quot;(&quot;;[Tabelle2.G11];&quot;)&quot;)" office:value-type="string" office:string-value="1(0,24)" calcext:value-type="string">
            <text:p>1(0,24)</text:p>
          </table:table-cell>
          <table:table-cell table:formula="of:=CONCATENATE([Tabelle2.H11];&quot;(&quot;;[Tabelle2.I11];&quot;)&quot;)" office:value-type="string" office:string-value="6,14(0,42)" calcext:value-type="string">
            <text:p>6,14(0,42)</text:p>
          </table:table-cell>
          <table:table-cell table:formula="of:=CONCATENATE([Tabelle2.J11];&quot;(&quot;;[Tabelle2.K11];&quot;)&quot;)" office:value-type="string" office:string-value="3,18(0,22)" calcext:value-type="string">
            <text:p>3,18(0,22)</text:p>
          </table:table-cell>
          <table:table-cell table:formula="of:=CONCATENATE([Tabelle2.L11];&quot;(&quot;;[Tabelle2.M11];&quot;)&quot;)" office:value-type="string" office:string-value="-0,99861(0,00067)" calcext:value-type="string">
            <text:p>-0,99861(0,00067)</text:p>
          </table:table-cell>
          <table:table-cell table:formula="of:=CONCATENATE([Tabelle2.N11];&quot;(&quot;;[Tabelle2.O11];&quot;)&quot;)" office:value-type="string" office:string-value="0,0016(0,0018)" calcext:value-type="string">
            <text:p>0,0016(0,0018)</text:p>
          </table:table-cell>
          <table:table-cell table:formula="of:=CONCATENATE([Tabelle2.P11];&quot;(&quot;;[Tabelle2.Q11];&quot;)&quot;)" office:value-type="string" office:string-value="0,316(0,011)" calcext:value-type="string">
            <text:p>0,316(0,011)</text:p>
          </table:table-cell>
          <table:table-cell table:formula="of:=[Tabelle2.R11]" office:value-type="float" office:value="32.96" calcext:value-type="float">
            <text:p>32,96</text:p>
          </table:table-cell>
          <table:table-cell table:formula="of:=[Tabelle2.S11]" office:value-type="float" office:value="2.43" calcext:value-type="float">
            <text:p>2,43</text:p>
          </table:table-cell>
        </table:table-row>
        <table:table-row table:style-name="ro1">
          <table:table-cell table:formula="of:=[Tabelle1.A10]" office:value-type="float" office:value="20" calcext:value-type="float">
            <text:p>20</text:p>
          </table:table-cell>
          <table:table-cell table:formula="of:=[Tabelle1.B10]" office:value-type="float" office:value="52" calcext:value-type="float">
            <text:p>52</text:p>
          </table:table-cell>
          <table:table-cell table:formula="of:=[Tabelle1.C10]" office:value-type="float" office:value="1.4" calcext:value-type="float">
            <text:p>1,4</text:p>
          </table:table-cell>
          <table:table-cell table:formula="of:=CONCATENATE([Tabelle2.D10];&quot;(&quot;;[Tabelle2.E10];&quot;)&quot;)" office:value-type="string" office:string-value="-8,5(1,3)" calcext:value-type="string">
            <text:p>-8,5(1,3)</text:p>
          </table:table-cell>
          <table:table-cell table:formula="of:=CONCATENATE([Tabelle2.F10];&quot;(&quot;;[Tabelle2.G10];&quot;)&quot;)" office:value-type="string" office:string-value="9,14(0,83)" calcext:value-type="string">
            <text:p>9,14(0,83)</text:p>
          </table:table-cell>
          <table:table-cell table:formula="of:=CONCATENATE([Tabelle2.H10];&quot;(&quot;;[Tabelle2.I10];&quot;)&quot;)" office:value-type="string" office:string-value="-1,3(1,7)" calcext:value-type="string">
            <text:p>-1,3(1,7)</text:p>
          </table:table-cell>
          <table:table-cell table:formula="of:=CONCATENATE([Tabelle2.J10];&quot;(&quot;;[Tabelle2.K10];&quot;)&quot;)" office:value-type="string" office:string-value="3,75(0,85)" calcext:value-type="string">
            <text:p>3,75(0,85)</text:p>
          </table:table-cell>
          <table:table-cell table:formula="of:=CONCATENATE([Tabelle2.L10];&quot;(&quot;;[Tabelle2.M10];&quot;)&quot;)" office:value-type="string" office:string-value="0,0011(0,0014)" calcext:value-type="string">
            <text:p>0,0011(0,0014)</text:p>
          </table:table-cell>
          <table:table-cell table:formula="of:=CONCATENATE([Tabelle2.N10];&quot;(&quot;;[Tabelle2.O10];&quot;)&quot;)" office:value-type="string" office:string-value="-17,3(1,5)" calcext:value-type="string">
            <text:p>-17,3(1,5)</text:p>
          </table:table-cell>
          <table:table-cell table:formula="of:=CONCATENATE([Tabelle2.P10];&quot;(&quot;;[Tabelle2.Q10];&quot;)&quot;)" office:value-type="string" office:string-value="0,317(0,019)" calcext:value-type="string">
            <text:p>0,317(0,019)</text:p>
          </table:table-cell>
          <table:table-cell table:formula="of:=[Tabelle2.R10]" office:value-type="float" office:value="26.53" calcext:value-type="float">
            <text:p>26,53</text:p>
          </table:table-cell>
          <table:table-cell table:formula="of:=[Tabelle2.S10]" office:value-type="float" office:value="14.91" calcext:value-type="float">
            <text:p>14,91</text:p>
          </table:table-cell>
        </table:table-row>
        <table:table-row table:style-name="ro1">
          <table:table-cell table:formula="of:=[Tabelle1.A9]" office:value-type="float" office:value="21" calcext:value-type="float">
            <text:p>21</text:p>
          </table:table-cell>
          <table:table-cell table:formula="of:=[Tabelle1.B9]" office:value-type="float" office:value="51" calcext:value-type="float">
            <text:p>51</text:p>
          </table:table-cell>
          <table:table-cell table:formula="of:=[Tabelle1.C9]" office:value-type="float" office:value="1.375" calcext:value-type="float">
            <text:p>1,375</text:p>
          </table:table-cell>
          <table:table-cell table:formula="of:=CONCATENATE([Tabelle2.D9];&quot;(&quot;;[Tabelle2.E9];&quot;)&quot;)" office:value-type="string" office:string-value="3,48(0,54)" calcext:value-type="string">
            <text:p>3,48(0,54)</text:p>
          </table:table-cell>
          <table:table-cell table:formula="of:=CONCATENATE([Tabelle2.F9];&quot;(&quot;;[Tabelle2.G9];&quot;)&quot;)" office:value-type="string" office:string-value="0,66(0,3)" calcext:value-type="string">
            <text:p>0,66(0,3)</text:p>
          </table:table-cell>
          <table:table-cell table:formula="of:=CONCATENATE([Tabelle2.H9];&quot;(&quot;;[Tabelle2.I9];&quot;)&quot;)" office:value-type="string" office:string-value="-2,88(0,42)" calcext:value-type="string">
            <text:p>-2,88(0,42)</text:p>
          </table:table-cell>
          <table:table-cell table:formula="of:=CONCATENATE([Tabelle2.J9];&quot;(&quot;;[Tabelle2.K9];&quot;)&quot;)" office:value-type="string" office:string-value="4,54(0,24)" calcext:value-type="string">
            <text:p>4,54(0,24)</text:p>
          </table:table-cell>
          <table:table-cell table:formula="of:=CONCATENATE([Tabelle2.L9];&quot;(&quot;;[Tabelle2.M9];&quot;)&quot;)" office:value-type="string" office:string-value="9111,391(20000)" calcext:value-type="string">
            <text:p>9111,391(20000)</text:p>
          </table:table-cell>
          <table:table-cell table:formula="of:=CONCATENATE([Tabelle2.N9];&quot;(&quot;;[Tabelle2.O9];&quot;)&quot;)" office:value-type="string" office:string-value="24,3(5,6)" calcext:value-type="string">
            <text:p>24,3(5,6)</text:p>
          </table:table-cell>
          <table:table-cell table:formula="of:=CONCATENATE([Tabelle2.P9];&quot;(&quot;;[Tabelle2.Q9];&quot;)&quot;)" office:value-type="string" office:string-value="0,2911(0,0078)" calcext:value-type="string">
            <text:p>0,2911(0,0078)</text:p>
          </table:table-cell>
          <table:table-cell table:formula="of:=[Tabelle2.R9]" office:value-type="float" office:value="29.19" calcext:value-type="float">
            <text:p>29,19</text:p>
          </table:table-cell>
          <table:table-cell table:formula="of:=[Tabelle2.S9]" office:value-type="float" office:value="10.96" calcext:value-type="float">
            <text:p>10,96</text:p>
          </table:table-cell>
        </table:table-row>
        <table:table-row table:style-name="ro1">
          <table:table-cell table:formula="of:=[Tabelle1.A8]" office:value-type="float" office:value="22" calcext:value-type="float">
            <text:p>22</text:p>
          </table:table-cell>
          <table:table-cell table:formula="of:=[Tabelle1.B8]" office:value-type="float" office:value="50" calcext:value-type="float">
            <text:p>50</text:p>
          </table:table-cell>
          <table:table-cell table:formula="of:=[Tabelle1.C8]" office:value-type="float" office:value="1.35" calcext:value-type="float">
            <text:p>1,35</text:p>
          </table:table-cell>
          <table:table-cell table:formula="of:=CONCATENATE([Tabelle2.D8];&quot;(&quot;;[Tabelle2.E8];&quot;)&quot;)" office:value-type="string" office:string-value="4,8(3,2)" calcext:value-type="string">
            <text:p>4,8(3,2)</text:p>
          </table:table-cell>
          <table:table-cell table:formula="of:=CONCATENATE([Tabelle2.F8];&quot;(&quot;;[Tabelle2.G8];&quot;)&quot;)" office:value-type="string" office:string-value="0,64(0,22)" calcext:value-type="string">
            <text:p>0,64(0,22)</text:p>
          </table:table-cell>
          <table:table-cell table:formula="of:=CONCATENATE([Tabelle2.H8];&quot;(&quot;;[Tabelle2.I8];&quot;)&quot;)" office:value-type="string" office:string-value="0,07(0,48)" calcext:value-type="string">
            <text:p>0,07(0,48)</text:p>
          </table:table-cell>
          <table:table-cell table:formula="of:=CONCATENATE([Tabelle2.J8];&quot;(&quot;;[Tabelle2.K8];&quot;)&quot;)" office:value-type="string" office:string-value="3,06(0,26)" calcext:value-type="string">
            <text:p>3,06(0,26)</text:p>
          </table:table-cell>
          <table:table-cell table:formula="of:=CONCATENATE([Tabelle2.L8];&quot;(&quot;;[Tabelle2.M8];&quot;)&quot;)" office:value-type="string" office:string-value="3(13)" calcext:value-type="string">
            <text:p>3(13)</text:p>
          </table:table-cell>
          <table:table-cell table:formula="of:=CONCATENATE([Tabelle2.N8];&quot;(&quot;;[Tabelle2.O8];&quot;)&quot;)" office:value-type="string" office:string-value="0(8,3)" calcext:value-type="string">
            <text:p>0(8,3)</text:p>
          </table:table-cell>
          <table:table-cell table:formula="of:=CONCATENATE([Tabelle2.P8];&quot;(&quot;;[Tabelle2.Q8];&quot;)&quot;)" office:value-type="string" office:string-value="0,317(0,011)" calcext:value-type="string">
            <text:p>0,317(0,011)</text:p>
          </table:table-cell>
          <table:table-cell table:formula="of:=[Tabelle2.R8]" office:value-type="float" office:value="36.26" calcext:value-type="float">
            <text:p>36,26</text:p>
          </table:table-cell>
          <table:table-cell table:formula="of:=[Tabelle2.S8]" office:value-type="float" office:value="2.84" calcext:value-type="float">
            <text:p>2,84</text:p>
          </table:table-cell>
        </table:table-row>
        <table:table-row table:style-name="ro1">
          <table:table-cell table:formula="of:=[Tabelle1.A7]" office:value-type="float" office:value="23" calcext:value-type="float">
            <text:p>23</text:p>
          </table:table-cell>
          <table:table-cell table:formula="of:=[Tabelle1.B7]" office:value-type="float" office:value="49" calcext:value-type="float">
            <text:p>49</text:p>
          </table:table-cell>
          <table:table-cell table:formula="of:=[Tabelle1.C7]" office:value-type="float" office:value="1.325" calcext:value-type="float">
            <text:p>1,325</text:p>
          </table:table-cell>
          <table:table-cell table:formula="of:=CONCATENATE([Tabelle2.D7];&quot;(&quot;;[Tabelle2.E7];&quot;)&quot;)" office:value-type="string" office:string-value="3,68(0,48)" calcext:value-type="string">
            <text:p>3,68(0,48)</text:p>
          </table:table-cell>
          <table:table-cell table:formula="of:=CONCATENATE([Tabelle2.F7];&quot;(&quot;;[Tabelle2.G7];&quot;)&quot;)" office:value-type="string" office:string-value="0,54(0,27)" calcext:value-type="string">
            <text:p>0,54(0,27)</text:p>
          </table:table-cell>
          <table:table-cell table:formula="of:=CONCATENATE([Tabelle2.H7];&quot;(&quot;;[Tabelle2.I7];&quot;)&quot;)" office:value-type="string" office:string-value="-1,75(0,6)" calcext:value-type="string">
            <text:p>-1,75(0,6)</text:p>
          </table:table-cell>
          <table:table-cell table:formula="of:=CONCATENATE([Tabelle2.J7];&quot;(&quot;;[Tabelle2.K7];&quot;)&quot;)" office:value-type="string" office:string-value="3,97(0,31)" calcext:value-type="string">
            <text:p>3,97(0,31)</text:p>
          </table:table-cell>
          <table:table-cell table:formula="of:=CONCATENATE([Tabelle2.L7];&quot;(&quot;;[Tabelle2.M7];&quot;)&quot;)" office:value-type="string" office:string-value="231,3(390)" calcext:value-type="string">
            <text:p>231,3(390)</text:p>
          </table:table-cell>
          <table:table-cell table:formula="of:=CONCATENATE([Tabelle2.N7];&quot;(&quot;;[Tabelle2.O7];&quot;)&quot;)" office:value-type="string" office:string-value="16,8(4,1)" calcext:value-type="string">
            <text:p>16,8(4,1)</text:p>
          </table:table-cell>
          <table:table-cell table:formula="of:=CONCATENATE([Tabelle2.P7];&quot;(&quot;;[Tabelle2.Q7];&quot;)&quot;)" office:value-type="string" office:string-value="0,2993(0,0088)" calcext:value-type="string">
            <text:p>0,2993(0,0088)</text:p>
          </table:table-cell>
          <table:table-cell table:formula="of:=[Tabelle2.R7]" office:value-type="float" office:value="34.24" calcext:value-type="float">
            <text:p>34,24</text:p>
          </table:table-cell>
          <table:table-cell table:formula="of:=[Tabelle2.S7]" office:value-type="float" office:value="6.18" calcext:value-type="float">
            <text:p>6,18</text:p>
          </table:table-cell>
        </table:table-row>
        <table:table-row table:style-name="ro1">
          <table:table-cell table:formula="of:=[Tabelle1.A6]" office:value-type="float" office:value="24" calcext:value-type="float">
            <text:p>24</text:p>
          </table:table-cell>
          <table:table-cell table:formula="of:=[Tabelle1.B6]" office:value-type="float" office:value="48" calcext:value-type="float">
            <text:p>48</text:p>
          </table:table-cell>
          <table:table-cell table:formula="of:=[Tabelle1.C6]" office:value-type="float" office:value="1.3" calcext:value-type="float">
            <text:p>1,3</text:p>
          </table:table-cell>
          <table:table-cell table:formula="of:=CONCATENATE([Tabelle2.D6];&quot;(&quot;;[Tabelle2.E6];&quot;)&quot;)" office:value-type="string" office:string-value="3,48(0,3)" calcext:value-type="string">
            <text:p>3,48(0,3)</text:p>
          </table:table-cell>
          <table:table-cell table:formula="of:=CONCATENATE([Tabelle2.F6];&quot;(&quot;;[Tabelle2.G6];&quot;)&quot;)" office:value-type="string" office:string-value="0,57(0,19)" calcext:value-type="string">
            <text:p>0,57(0,19)</text:p>
          </table:table-cell>
          <table:table-cell table:formula="of:=CONCATENATE([Tabelle2.H6];&quot;(&quot;;[Tabelle2.I6];&quot;)&quot;)" office:value-type="string" office:string-value="19,41(0,41)" calcext:value-type="string">
            <text:p>19,41(0,41)</text:p>
          </table:table-cell>
          <table:table-cell table:formula="of:=CONCATENATE([Tabelle2.J6];&quot;(&quot;;[Tabelle2.K6];&quot;)&quot;)" office:value-type="string" office:string-value="2,81(0,23)" calcext:value-type="string">
            <text:p>2,81(0,23)</text:p>
          </table:table-cell>
          <table:table-cell table:formula="of:=CONCATENATE([Tabelle2.L6];&quot;(&quot;;[Tabelle2.M6];&quot;)&quot;)" office:value-type="string" office:string-value="38,3(1,4)" calcext:value-type="string">
            <text:p>38,3(1,4)</text:p>
          </table:table-cell>
          <table:table-cell table:formula="of:=CONCATENATE([Tabelle2.N6];&quot;(&quot;;[Tabelle2.O6];&quot;)&quot;)" office:value-type="string" office:string-value="97(78)" calcext:value-type="string">
            <text:p>97(78)</text:p>
          </table:table-cell>
          <table:table-cell table:formula="of:=CONCATENATE([Tabelle2.P6];&quot;(&quot;;[Tabelle2.Q6];&quot;)&quot;)" office:value-type="string" office:string-value="0,324(0,011)" calcext:value-type="string">
            <text:p>0,324(0,011)</text:p>
          </table:table-cell>
          <table:table-cell table:formula="of:=[Tabelle2.R6]" office:value-type="float" office:value="40.11" calcext:value-type="float">
            <text:p>40,11</text:p>
          </table:table-cell>
          <table:table-cell table:formula="of:=[Tabelle2.S6]" office:value-type="float" office:value="2.08" calcext:value-type="float">
            <text:p>2,08</text:p>
          </table:table-cell>
        </table:table-row>
        <table:table-row table:style-name="ro1">
          <table:table-cell table:formula="of:=[Tabelle1.A5]" office:value-type="float" office:value="25" calcext:value-type="float">
            <text:p>25</text:p>
          </table:table-cell>
          <table:table-cell table:formula="of:=[Tabelle1.B5]" office:value-type="float" office:value="47" calcext:value-type="float">
            <text:p>47</text:p>
          </table:table-cell>
          <table:table-cell table:formula="of:=[Tabelle1.C5]" office:value-type="float" office:value="1.275" calcext:value-type="float">
            <text:p>1,275</text:p>
          </table:table-cell>
          <table:table-cell table:formula="of:=CONCATENATE([Tabelle2.D5];&quot;(&quot;;[Tabelle2.E5];&quot;)&quot;)" office:value-type="string" office:string-value="4,53636(0,00062)" calcext:value-type="string">
            <text:p>4,53636(0,00062)</text:p>
          </table:table-cell>
          <table:table-cell table:formula="of:=CONCATENATE([Tabelle2.F5];&quot;(&quot;;[Tabelle2.G5];&quot;)&quot;)" office:value-type="string" office:string-value="0,00708(0,00057)" calcext:value-type="string">
            <text:p>0,00708(0,00057)</text:p>
          </table:table-cell>
          <table:table-cell table:formula="of:=CONCATENATE([Tabelle2.H5];&quot;(&quot;;[Tabelle2.I5];&quot;)&quot;)" office:value-type="string" office:string-value="37,5(1,8)" calcext:value-type="string">
            <text:p>37,5(1,8)</text:p>
          </table:table-cell>
          <table:table-cell table:formula="of:=CONCATENATE([Tabelle2.J5];&quot;(&quot;;[Tabelle2.K5];&quot;)&quot;)" office:value-type="string" office:string-value="3,244(0,053)" calcext:value-type="string">
            <text:p>3,244(0,053)</text:p>
          </table:table-cell>
          <table:table-cell table:formula="of:=CONCATENATE([Tabelle2.L5];&quot;(&quot;;[Tabelle2.M5];&quot;)&quot;)" office:value-type="string" office:string-value="3,00591(0,00095)" calcext:value-type="string">
            <text:p>3,00591(0,00095)</text:p>
          </table:table-cell>
          <table:table-cell table:formula="of:=CONCATENATE([Tabelle2.N5];&quot;(&quot;;[Tabelle2.O5];&quot;)&quot;)" office:value-type="string" office:string-value="7,436(0,014)" calcext:value-type="string">
            <text:p>7,436(0,014)</text:p>
          </table:table-cell>
          <table:table-cell table:formula="of:=CONCATENATE([Tabelle2.P5];&quot;(&quot;;[Tabelle2.Q5];&quot;)&quot;)" office:value-type="string" office:string-value="0,34006(0,00032)" calcext:value-type="string">
            <text:p>0,34006(0,00032)</text:p>
          </table:table-cell>
          <table:table-cell table:formula="of:=[Tabelle2.R5]" office:value-type="float" office:value="54.56" calcext:value-type="float">
            <text:p>54,56</text:p>
          </table:table-cell>
          <table:table-cell table:formula="of:=[Tabelle2.S5]" office:value-type="float" office:value="0.06" calcext:value-type="float">
            <text:p>0,06</text:p>
          </table:table-cell>
        </table:table-row>
        <table:table-row table:style-name="ro1">
          <table:table-cell table:formula="of:=[Tabelle1.A4]" office:value-type="float" office:value="26" calcext:value-type="float">
            <text:p>26</text:p>
          </table:table-cell>
          <table:table-cell table:formula="of:=[Tabelle1.B4]" office:value-type="float" office:value="46" calcext:value-type="float">
            <text:p>46</text:p>
          </table:table-cell>
          <table:table-cell table:formula="of:=[Tabelle1.C4]" office:value-type="float" office:value="1.25" calcext:value-type="float">
            <text:p>1,25</text:p>
          </table:table-cell>
          <table:table-cell table:formula="of:=CONCATENATE([Tabelle2.D4];&quot;(&quot;;[Tabelle2.E4];&quot;)&quot;)" office:value-type="string" office:string-value="5(2,9)" calcext:value-type="string">
            <text:p>5(2,9)</text:p>
          </table:table-cell>
          <table:table-cell table:formula="of:=CONCATENATE([Tabelle2.F4];&quot;(&quot;;[Tabelle2.G4];&quot;)&quot;)" office:value-type="string" office:string-value="0,49(0,19)" calcext:value-type="string">
            <text:p>0,49(0,19)</text:p>
          </table:table-cell>
          <table:table-cell table:formula="of:=CONCATENATE([Tabelle2.H4];&quot;(&quot;;[Tabelle2.I4];&quot;)&quot;)" office:value-type="string" office:string-value="1,13(0,41)" calcext:value-type="string">
            <text:p>1,13(0,41)</text:p>
          </table:table-cell>
          <table:table-cell table:formula="of:=CONCATENATE([Tabelle2.J4];&quot;(&quot;;[Tabelle2.K4];&quot;)&quot;)" office:value-type="string" office:string-value="2,52(0,23)" calcext:value-type="string">
            <text:p>2,52(0,23)</text:p>
          </table:table-cell>
          <table:table-cell table:formula="of:=CONCATENATE([Tabelle2.L4];&quot;(&quot;;[Tabelle2.M4];&quot;)&quot;)" office:value-type="string" office:string-value="3(12)" calcext:value-type="string">
            <text:p>3(12)</text:p>
          </table:table-cell>
          <table:table-cell table:formula="of:=CONCATENATE([Tabelle2.N4];&quot;(&quot;;[Tabelle2.O4];&quot;)&quot;)" office:value-type="string" office:string-value="0(3,6)" calcext:value-type="string">
            <text:p>0(3,6)</text:p>
          </table:table-cell>
          <table:table-cell table:formula="of:=CONCATENATE([Tabelle2.P4];&quot;(&quot;;[Tabelle2.Q4];&quot;)&quot;)" office:value-type="string" office:string-value="0,335(0,013)" calcext:value-type="string">
            <text:p>0,335(0,013)</text:p>
          </table:table-cell>
          <table:table-cell table:formula="of:=[Tabelle2.R4]" office:value-type="float" office:value="43.87" calcext:value-type="float">
            <text:p>43,87</text:p>
          </table:table-cell>
          <table:table-cell table:formula="of:=[Tabelle2.S4]" office:value-type="float" office:value="1.56" calcext:value-type="float">
            <text:p>1,56</text:p>
          </table:table-cell>
        </table:table-row>
        <table:table-row table:style-name="ro1">
          <table:table-cell table:formula="of:=[Tabelle1.A3]" office:value-type="float" office:value="27" calcext:value-type="float">
            <text:p>27</text:p>
          </table:table-cell>
          <table:table-cell table:formula="of:=[Tabelle1.B3]" office:value-type="float" office:value="45" calcext:value-type="float">
            <text:p>45</text:p>
          </table:table-cell>
          <table:table-cell table:formula="of:=[Tabelle1.C3]" office:value-type="float" office:value="1.225" calcext:value-type="float">
            <text:p>1,225</text:p>
          </table:table-cell>
          <table:table-cell table:formula="of:=CONCATENATE([Tabelle2.D3];&quot;(&quot;;[Tabelle2.E3];&quot;)&quot;)" office:value-type="string" office:string-value="3,58(0,42)" calcext:value-type="string">
            <text:p>3,58(0,42)</text:p>
          </table:table-cell>
          <table:table-cell table:formula="of:=CONCATENATE([Tabelle2.F3];&quot;(&quot;;[Tabelle2.G3];&quot;)&quot;)" office:value-type="string" office:string-value="0,57(0,24)" calcext:value-type="string">
            <text:p>0,57(0,24)</text:p>
          </table:table-cell>
          <table:table-cell table:formula="of:=CONCATENATE([Tabelle2.H3];&quot;(&quot;;[Tabelle2.I3];&quot;)&quot;)" office:value-type="string" office:string-value="-0,99(0,33)" calcext:value-type="string">
            <text:p>-0,99(0,33)</text:p>
          </table:table-cell>
          <table:table-cell table:formula="of:=CONCATENATE([Tabelle2.J3];&quot;(&quot;;[Tabelle2.K3];&quot;)&quot;)" office:value-type="string" office:string-value="3,59(0,19)" calcext:value-type="string">
            <text:p>3,59(0,19)</text:p>
          </table:table-cell>
          <table:table-cell table:formula="of:=CONCATENATE([Tabelle2.L3];&quot;(&quot;;[Tabelle2.M3];&quot;)&quot;)" office:value-type="string" office:string-value="69(72)" calcext:value-type="string">
            <text:p>69(72)</text:p>
          </table:table-cell>
          <table:table-cell table:formula="of:=CONCATENATE([Tabelle2.N3];&quot;(&quot;;[Tabelle2.O3];&quot;)&quot;)" office:value-type="string" office:string-value="15,9(3,4)" calcext:value-type="string">
            <text:p>15,9(3,4)</text:p>
          </table:table-cell>
          <table:table-cell table:formula="of:=CONCATENATE([Tabelle2.P3];&quot;(&quot;;[Tabelle2.Q3];&quot;)&quot;)" office:value-type="string" office:string-value="0,306(0,0083)" calcext:value-type="string">
            <text:p>0,306(0,0083)</text:p>
          </table:table-cell>
          <table:table-cell table:formula="of:=[Tabelle2.R3]" office:value-type="float" office:value="35.28" calcext:value-type="float">
            <text:p>35,28</text:p>
          </table:table-cell>
          <table:table-cell table:formula="of:=[Tabelle2.S3]" office:value-type="float" office:value="13.19" calcext:value-type="float">
            <text:p>13,19</text:p>
          </table:table-cell>
        </table:table-row>
        <table:table-row table:style-name="ro1">
          <table:table-cell table:formula="of:=[Tabelle1.A2]" office:value-type="float" office:value="28" calcext:value-type="float">
            <text:p>28</text:p>
          </table:table-cell>
          <table:table-cell table:formula="of:=[Tabelle1.B2]" office:value-type="float" office:value="44" calcext:value-type="float">
            <text:p>44</text:p>
          </table:table-cell>
          <table:table-cell table:formula="of:=[Tabelle1.C2]" office:value-type="float" office:value="1.2" calcext:value-type="float">
            <text:p>1,2</text:p>
          </table:table-cell>
          <table:table-cell table:formula="of:=CONCATENATE([Tabelle2.D2];&quot;(&quot;;[Tabelle2.E2];&quot;)&quot;)" office:value-type="string" office:string-value="3,53(0,39)" calcext:value-type="string">
            <text:p>3,53(0,39)</text:p>
          </table:table-cell>
          <table:table-cell table:formula="of:=CONCATENATE([Tabelle2.F2];&quot;(&quot;;[Tabelle2.G2];&quot;)&quot;)" office:value-type="string" office:string-value="0,59(0,22)" calcext:value-type="string">
            <text:p>0,59(0,22)</text:p>
          </table:table-cell>
          <table:table-cell table:formula="of:=CONCATENATE([Tabelle2.H2];&quot;(&quot;;[Tabelle2.I2];&quot;)&quot;)" office:value-type="string" office:string-value="-0,63(0,38)" calcext:value-type="string">
            <text:p>-0,63(0,38)</text:p>
          </table:table-cell>
          <table:table-cell table:formula="of:=CONCATENATE([Tabelle2.J2];&quot;(&quot;;[Tabelle2.K2];&quot;)&quot;)" office:value-type="string" office:string-value="3,41(0,21)" calcext:value-type="string">
            <text:p>3,41(0,21)</text:p>
          </table:table-cell>
          <table:table-cell table:formula="of:=CONCATENATE([Tabelle2.L2];&quot;(&quot;;[Tabelle2.M2];&quot;)&quot;)" office:value-type="string" office:string-value="36(36)" calcext:value-type="string">
            <text:p>36(36)</text:p>
          </table:table-cell>
          <table:table-cell table:formula="of:=CONCATENATE([Tabelle2.N2];&quot;(&quot;;[Tabelle2.O2];&quot;)&quot;)" office:value-type="string" office:string-value="15,4(3,3)" calcext:value-type="string">
            <text:p>15,4(3,3)</text:p>
          </table:table-cell>
          <table:table-cell table:formula="of:=CONCATENATE([Tabelle2.P2];&quot;(&quot;;[Tabelle2.Q2];&quot;)&quot;)" office:value-type="string" office:string-value="0,3094(0,0088)" calcext:value-type="string">
            <text:p>0,3094(0,0088)</text:p>
          </table:table-cell>
          <table:table-cell table:formula="of:=[Tabelle2.R2]" office:value-type="float" office:value="36.72" calcext:value-type="float">
            <text:p>36,72</text:p>
          </table:table-cell>
          <table:table-cell table:formula="of:=[Tabelle2.S2]" office:value-type="float" office:value="12.51" calcext:value-type="float">
            <text:p>12,51</text:p>
          </table:table-cell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elle2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formula="of:=[Tabelle1.A1]" office:value-type="float" office:value="29" calcext:value-type="float">
            <text:p>29</text:p>
          </table:table-cell>
          <table:table-cell table:formula="of:=[Tabelle1.B1]" office:value-type="float" office:value="43" calcext:value-type="float">
            <text:p>43</text:p>
          </table:table-cell>
          <table:table-cell table:formula="of:=ROUND([Tabelle1.C1];4)" office:value-type="float" office:value="1.175" calcext:value-type="float">
            <text:p>1,175</text:p>
          </table:table-cell>
          <table:table-cell table:formula="of:=ROUND([Tabelle1.D1];ABS(INT(LOG(ABS([Tabelle1.E1])))-1))" office:value-type="float" office:value="3.79" calcext:value-type="float">
            <text:p>3,79</text:p>
          </table:table-cell>
          <table:table-cell table:formula="of:=IF([Tabelle1.E1]=0;0;ROUND([Tabelle1.E1];2-(INT(LOG(ABS([Tabelle1.E1])))+1)))" office:value-type="float" office:value="0.26" calcext:value-type="float">
            <text:p>0,26</text:p>
          </table:table-cell>
          <table:table-cell table:formula="of:=ROUND([Tabelle1.F1];ABS(INT(LOG(ABS([Tabelle1.G1])))-1))" office:value-type="float" office:value="0.38" calcext:value-type="float">
            <text:p>0,38</text:p>
          </table:table-cell>
          <table:table-cell table:formula="of:=IF([Tabelle1.G1]=0;0;ROUND([Tabelle1.G1];2-(INT(LOG(ABS([Tabelle1.G1])))+1)))" office:value-type="float" office:value="0.17" calcext:value-type="float">
            <text:p>0,17</text:p>
          </table:table-cell>
          <table:table-cell table:formula="of:=ROUND([Tabelle1.H1];ABS(INT(LOG(ABS([Tabelle1.I1])))-1))" office:value-type="float" office:value="1.65" calcext:value-type="float">
            <text:p>1,65</text:p>
          </table:table-cell>
          <table:table-cell table:formula="of:=IF([Tabelle1.I1]=0;0;ROUND([Tabelle1.I1];2-(INT(LOG(ABS([Tabelle1.I1])))+1)))" office:value-type="float" office:value="0.31" calcext:value-type="float">
            <text:p>0,31</text:p>
          </table:table-cell>
          <table:table-cell table:formula="of:=ROUND([Tabelle1.J1];ABS(INT(LOG(ABS([Tabelle1.K1])))-1))" office:value-type="float" office:value="2.25" calcext:value-type="float">
            <text:p>2,25</text:p>
          </table:table-cell>
          <table:table-cell table:formula="of:=IF([Tabelle1.K1]=0;0;ROUND([Tabelle1.K1];2-(INT(LOG(ABS([Tabelle1.K1])))+1)))" office:value-type="float" office:value="0.17" calcext:value-type="float">
            <text:p>0,17</text:p>
          </table:table-cell>
          <table:table-cell table:formula="of:=ROUND([Tabelle1.L1];ABS(INT(LOG(ABS([Tabelle1.M1])))-1))" office:value-type="float" office:value="3" calcext:value-type="float">
            <text:p>3</text:p>
          </table:table-cell>
          <table:table-cell table:formula="of:=IF([Tabelle1.M1]=0;0;ROUND([Tabelle1.M1];2-(INT(LOG(ABS([Tabelle1.M1])))+1)))" office:value-type="float" office:value="1.4" calcext:value-type="float">
            <text:p>1,4</text:p>
          </table:table-cell>
          <table:table-cell table:formula="of:=ROUND([Tabelle1.N1];ABS(INT(LOG(ABS([Tabelle1.O1])))-1))" office:value-type="float" office:value="93" calcext:value-type="float">
            <text:p>93</text:p>
          </table:table-cell>
          <table:table-cell table:formula="of:=IF([Tabelle1.O1]=0;0;ROUND([Tabelle1.O1];2-(INT(LOG(ABS([Tabelle1.O1])))+1)))" office:value-type="float" office:value="81" calcext:value-type="float">
            <text:p>81</text:p>
          </table:table-cell>
          <table:table-cell table:formula="of:=ROUND([Tabelle1.P1];ABS(INT(LOG(ABS([Tabelle1.Q1])))-1))" office:value-type="float" office:value="0.347" calcext:value-type="float">
            <text:p>0,347</text:p>
          </table:table-cell>
          <table:table-cell table:formula="of:=IF([Tabelle1.Q1]=0;0;ROUND([Tabelle1.Q1];2-(INT(LOG(ABS([Tabelle1.Q1])))+1)))" office:value-type="float" office:value="0.012" calcext:value-type="float">
            <text:p>0,012</text:p>
          </table:table-cell>
          <table:table-cell table:formula="of:=ROUND([Tabelle1.R1];2)" office:value-type="float" office:value="47.39" calcext:value-type="float">
            <text:p>47,39</text:p>
          </table:table-cell>
          <table:table-cell table:formula="of:=ROUND([Tabelle1.S1];2)" office:value-type="float" office:value="1.7" calcext:value-type="float">
            <text:p>1,7</text:p>
          </table:table-cell>
        </table:table-row>
        <table:table-row table:style-name="ro1">
          <table:table-cell table:formula="of:=[Tabelle1.A2]" office:value-type="float" office:value="28" calcext:value-type="float">
            <text:p>28</text:p>
          </table:table-cell>
          <table:table-cell table:formula="of:=[Tabelle1.B2]" office:value-type="float" office:value="44" calcext:value-type="float">
            <text:p>44</text:p>
          </table:table-cell>
          <table:table-cell table:formula="of:=[Tabelle1.C2]" office:value-type="float" office:value="1.2" calcext:value-type="float">
            <text:p>1,2</text:p>
          </table:table-cell>
          <table:table-cell table:formula="of:=ROUND([Tabelle1.D2];ABS(INT(LOG(ABS([Tabelle1.E2])))-1))" office:value-type="float" office:value="3.53" calcext:value-type="float">
            <text:p>3,53</text:p>
          </table:table-cell>
          <table:table-cell table:formula="of:=IF([Tabelle1.E2]=0;0;ROUND([Tabelle1.E2];2-(INT(LOG(ABS([Tabelle1.E2])))+1)))" office:value-type="float" office:value="0.39" calcext:value-type="float">
            <text:p>0,39</text:p>
          </table:table-cell>
          <table:table-cell table:formula="of:=ROUND([Tabelle1.F2];ABS(INT(LOG(ABS([Tabelle1.G2])))-1))" office:value-type="float" office:value="0.59" calcext:value-type="float">
            <text:p>0,59</text:p>
          </table:table-cell>
          <table:table-cell table:formula="of:=IF([Tabelle1.G2]=0;0;ROUND([Tabelle1.G2];2-(INT(LOG(ABS([Tabelle1.G2])))+1)))" office:value-type="float" office:value="0.22" calcext:value-type="float">
            <text:p>0,22</text:p>
          </table:table-cell>
          <table:table-cell table:formula="of:=ROUND([Tabelle1.H2];ABS(INT(LOG(ABS([Tabelle1.I2])))-1))" office:value-type="float" office:value="-0.63" calcext:value-type="float">
            <text:p>-0,63</text:p>
          </table:table-cell>
          <table:table-cell table:formula="of:=IF([Tabelle1.I2]=0;0;ROUND([Tabelle1.I2];2-(INT(LOG(ABS([Tabelle1.I2])))+1)))" office:value-type="float" office:value="0.38" calcext:value-type="float">
            <text:p>0,38</text:p>
          </table:table-cell>
          <table:table-cell table:formula="of:=ROUND([Tabelle1.J2];ABS(INT(LOG(ABS([Tabelle1.K2])))-1))" office:value-type="float" office:value="3.41" calcext:value-type="float">
            <text:p>3,41</text:p>
          </table:table-cell>
          <table:table-cell table:formula="of:=IF([Tabelle1.K2]=0;0;ROUND([Tabelle1.K2];2-(INT(LOG(ABS([Tabelle1.K2])))+1)))" office:value-type="float" office:value="0.21" calcext:value-type="float">
            <text:p>0,21</text:p>
          </table:table-cell>
          <table:table-cell table:formula="of:=ROUND([Tabelle1.L2];ABS(INT(LOG(ABS([Tabelle1.M2])))-1))" office:value-type="float" office:value="36" calcext:value-type="float">
            <text:p>36</text:p>
          </table:table-cell>
          <table:table-cell table:formula="of:=IF([Tabelle1.M2]=0;0;ROUND([Tabelle1.M2];2-(INT(LOG(ABS([Tabelle1.M2])))+1)))" office:value-type="float" office:value="36" calcext:value-type="float">
            <text:p>36</text:p>
          </table:table-cell>
          <table:table-cell table:formula="of:=ROUND([Tabelle1.N2];ABS(INT(LOG(ABS([Tabelle1.O2])))-1))" office:value-type="float" office:value="15.4" calcext:value-type="float">
            <text:p>15,4</text:p>
          </table:table-cell>
          <table:table-cell table:formula="of:=IF([Tabelle1.O2]=0;0;ROUND([Tabelle1.O2];2-(INT(LOG(ABS([Tabelle1.O2])))+1)))" office:value-type="float" office:value="3.3" calcext:value-type="float">
            <text:p>3,3</text:p>
          </table:table-cell>
          <table:table-cell table:formula="of:=ROUND([Tabelle1.P2];ABS(INT(LOG(ABS([Tabelle1.Q2])))-1))" office:value-type="float" office:value="0.3094" calcext:value-type="float">
            <text:p>0,3094</text:p>
          </table:table-cell>
          <table:table-cell table:formula="of:=IF([Tabelle1.Q2]=0;0;ROUND([Tabelle1.Q2];2-(INT(LOG(ABS([Tabelle1.Q2])))+1)))" office:value-type="float" office:value="0.0088" calcext:value-type="float">
            <text:p>0,0088</text:p>
          </table:table-cell>
          <table:table-cell table:formula="of:=ROUND([Tabelle1.R2];2)" office:value-type="float" office:value="36.72" calcext:value-type="float">
            <text:p>36,72</text:p>
          </table:table-cell>
          <table:table-cell table:formula="of:=ROUND([Tabelle1.S2];2)" office:value-type="float" office:value="12.51" calcext:value-type="float">
            <text:p>12,51</text:p>
          </table:table-cell>
        </table:table-row>
        <table:table-row table:style-name="ro1">
          <table:table-cell table:formula="of:=[Tabelle1.A3]" office:value-type="float" office:value="27" calcext:value-type="float">
            <text:p>27</text:p>
          </table:table-cell>
          <table:table-cell table:formula="of:=[Tabelle1.B3]" office:value-type="float" office:value="45" calcext:value-type="float">
            <text:p>45</text:p>
          </table:table-cell>
          <table:table-cell table:formula="of:=[Tabelle1.C3]" office:value-type="float" office:value="1.225" calcext:value-type="float">
            <text:p>1,225</text:p>
          </table:table-cell>
          <table:table-cell table:formula="of:=ROUND([Tabelle1.D3];ABS(INT(LOG(ABS([Tabelle1.E3])))-1))" office:value-type="float" office:value="3.58" calcext:value-type="float">
            <text:p>3,58</text:p>
          </table:table-cell>
          <table:table-cell table:formula="of:=IF([Tabelle1.E3]=0;0;ROUND([Tabelle1.E3];2-(INT(LOG(ABS([Tabelle1.E3])))+1)))" office:value-type="float" office:value="0.42" calcext:value-type="float">
            <text:p>0,42</text:p>
          </table:table-cell>
          <table:table-cell table:formula="of:=ROUND([Tabelle1.F3];ABS(INT(LOG(ABS([Tabelle1.G3])))-1))" office:value-type="float" office:value="0.57" calcext:value-type="float">
            <text:p>0,57</text:p>
          </table:table-cell>
          <table:table-cell table:formula="of:=IF([Tabelle1.G3]=0;0;ROUND([Tabelle1.G3];2-(INT(LOG(ABS([Tabelle1.G3])))+1)))" office:value-type="float" office:value="0.24" calcext:value-type="float">
            <text:p>0,24</text:p>
          </table:table-cell>
          <table:table-cell table:formula="of:=ROUND([Tabelle1.H3];ABS(INT(LOG(ABS([Tabelle1.I3])))-1))" office:value-type="float" office:value="-0.99" calcext:value-type="float">
            <text:p>-0,99</text:p>
          </table:table-cell>
          <table:table-cell table:formula="of:=IF([Tabelle1.I3]=0;0;ROUND([Tabelle1.I3];2-(INT(LOG(ABS([Tabelle1.I3])))+1)))" office:value-type="float" office:value="0.33" calcext:value-type="float">
            <text:p>0,33</text:p>
          </table:table-cell>
          <table:table-cell table:formula="of:=ROUND([Tabelle1.J3];ABS(INT(LOG(ABS([Tabelle1.K3])))-1))" office:value-type="float" office:value="3.59" calcext:value-type="float">
            <text:p>3,59</text:p>
          </table:table-cell>
          <table:table-cell table:formula="of:=IF([Tabelle1.K3]=0;0;ROUND([Tabelle1.K3];2-(INT(LOG(ABS([Tabelle1.K3])))+1)))" office:value-type="float" office:value="0.19" calcext:value-type="float">
            <text:p>0,19</text:p>
          </table:table-cell>
          <table:table-cell table:formula="of:=ROUND([Tabelle1.L3];ABS(INT(LOG(ABS([Tabelle1.M3])))-1))" office:value-type="float" office:value="69" calcext:value-type="float">
            <text:p>69</text:p>
          </table:table-cell>
          <table:table-cell table:formula="of:=IF([Tabelle1.M3]=0;0;ROUND([Tabelle1.M3];2-(INT(LOG(ABS([Tabelle1.M3])))+1)))" office:value-type="float" office:value="72" calcext:value-type="float">
            <text:p>72</text:p>
          </table:table-cell>
          <table:table-cell table:formula="of:=ROUND([Tabelle1.N3];ABS(INT(LOG(ABS([Tabelle1.O3])))-1))" office:value-type="float" office:value="15.9" calcext:value-type="float">
            <text:p>15,9</text:p>
          </table:table-cell>
          <table:table-cell table:formula="of:=IF([Tabelle1.O3]=0;0;ROUND([Tabelle1.O3];2-(INT(LOG(ABS([Tabelle1.O3])))+1)))" office:value-type="float" office:value="3.4" calcext:value-type="float">
            <text:p>3,4</text:p>
          </table:table-cell>
          <table:table-cell table:formula="of:=ROUND([Tabelle1.P3];ABS(INT(LOG(ABS([Tabelle1.Q3])))-1))" office:value-type="float" office:value="0.306" calcext:value-type="float">
            <text:p>0,306</text:p>
          </table:table-cell>
          <table:table-cell table:formula="of:=IF([Tabelle1.Q3]=0;0;ROUND([Tabelle1.Q3];2-(INT(LOG(ABS([Tabelle1.Q3])))+1)))" office:value-type="float" office:value="0.0083" calcext:value-type="float">
            <text:p>0,0083</text:p>
          </table:table-cell>
          <table:table-cell table:formula="of:=ROUND([Tabelle1.R3];2)" office:value-type="float" office:value="35.28" calcext:value-type="float">
            <text:p>35,28</text:p>
          </table:table-cell>
          <table:table-cell table:formula="of:=ROUND([Tabelle1.S3];2)" office:value-type="float" office:value="13.19" calcext:value-type="float">
            <text:p>13,19</text:p>
          </table:table-cell>
        </table:table-row>
        <table:table-row table:style-name="ro1">
          <table:table-cell table:formula="of:=[Tabelle1.A4]" office:value-type="float" office:value="26" calcext:value-type="float">
            <text:p>26</text:p>
          </table:table-cell>
          <table:table-cell table:formula="of:=[Tabelle1.B4]" office:value-type="float" office:value="46" calcext:value-type="float">
            <text:p>46</text:p>
          </table:table-cell>
          <table:table-cell table:formula="of:=[Tabelle1.C4]" office:value-type="float" office:value="1.25" calcext:value-type="float">
            <text:p>1,25</text:p>
          </table:table-cell>
          <table:table-cell table:formula="of:=ROUND([Tabelle1.D4];ABS(INT(LOG(ABS([Tabelle1.E4])))-1))" office:value-type="float" office:value="5" calcext:value-type="float">
            <text:p>5</text:p>
          </table:table-cell>
          <table:table-cell table:formula="of:=IF([Tabelle1.E4]=0;0;ROUND([Tabelle1.E4];2-(INT(LOG(ABS([Tabelle1.E4])))+1)))" office:value-type="float" office:value="2.9" calcext:value-type="float">
            <text:p>2,9</text:p>
          </table:table-cell>
          <table:table-cell table:formula="of:=ROUND([Tabelle1.F4];ABS(INT(LOG(ABS([Tabelle1.G4])))-1))" office:value-type="float" office:value="0.49" calcext:value-type="float">
            <text:p>0,49</text:p>
          </table:table-cell>
          <table:table-cell table:formula="of:=IF([Tabelle1.G4]=0;0;ROUND([Tabelle1.G4];2-(INT(LOG(ABS([Tabelle1.G4])))+1)))" office:value-type="float" office:value="0.19" calcext:value-type="float">
            <text:p>0,19</text:p>
          </table:table-cell>
          <table:table-cell table:formula="of:=ROUND([Tabelle1.H4];ABS(INT(LOG(ABS([Tabelle1.I4])))-1))" office:value-type="float" office:value="1.13" calcext:value-type="float">
            <text:p>1,13</text:p>
          </table:table-cell>
          <table:table-cell table:formula="of:=IF([Tabelle1.I4]=0;0;ROUND([Tabelle1.I4];2-(INT(LOG(ABS([Tabelle1.I4])))+1)))" office:value-type="float" office:value="0.41" calcext:value-type="float">
            <text:p>0,41</text:p>
          </table:table-cell>
          <table:table-cell table:formula="of:=ROUND([Tabelle1.J4];ABS(INT(LOG(ABS([Tabelle1.K4])))-1))" office:value-type="float" office:value="2.52" calcext:value-type="float">
            <text:p>2,52</text:p>
          </table:table-cell>
          <table:table-cell table:formula="of:=IF([Tabelle1.K4]=0;0;ROUND([Tabelle1.K4];2-(INT(LOG(ABS([Tabelle1.K4])))+1)))" office:value-type="float" office:value="0.23" calcext:value-type="float">
            <text:p>0,23</text:p>
          </table:table-cell>
          <table:table-cell table:formula="of:=ROUND([Tabelle1.L4];ABS(INT(LOG(ABS([Tabelle1.M4])))-1))" office:value-type="float" office:value="3" calcext:value-type="float">
            <text:p>3</text:p>
          </table:table-cell>
          <table:table-cell table:formula="of:=IF([Tabelle1.M4]=0;0;ROUND([Tabelle1.M4];2-(INT(LOG(ABS([Tabelle1.M4])))+1)))" office:value-type="float" office:value="12" calcext:value-type="float">
            <text:p>12</text:p>
          </table:table-cell>
          <table:table-cell table:formula="of:=ROUND([Tabelle1.N4];ABS(INT(LOG(ABS([Tabelle1.O4])))-1))" office:value-type="float" office:value="0" calcext:value-type="float">
            <text:p>0</text:p>
          </table:table-cell>
          <table:table-cell table:formula="of:=IF([Tabelle1.O4]=0;0;ROUND([Tabelle1.O4];2-(INT(LOG(ABS([Tabelle1.O4])))+1)))" office:value-type="float" office:value="3.6" calcext:value-type="float">
            <text:p>3,6</text:p>
          </table:table-cell>
          <table:table-cell table:formula="of:=ROUND([Tabelle1.P4];ABS(INT(LOG(ABS([Tabelle1.Q4])))-1))" office:value-type="float" office:value="0.335" calcext:value-type="float">
            <text:p>0,335</text:p>
          </table:table-cell>
          <table:table-cell table:formula="of:=IF([Tabelle1.Q4]=0;0;ROUND([Tabelle1.Q4];2-(INT(LOG(ABS([Tabelle1.Q4])))+1)))" office:value-type="float" office:value="0.013" calcext:value-type="float">
            <text:p>0,013</text:p>
          </table:table-cell>
          <table:table-cell table:formula="of:=ROUND([Tabelle1.R4];2)" office:value-type="float" office:value="43.87" calcext:value-type="float">
            <text:p>43,87</text:p>
          </table:table-cell>
          <table:table-cell table:formula="of:=ROUND([Tabelle1.S4];2)" office:value-type="float" office:value="1.56" calcext:value-type="float">
            <text:p>1,56</text:p>
          </table:table-cell>
        </table:table-row>
        <table:table-row table:style-name="ro1">
          <table:table-cell table:formula="of:=[Tabelle1.A5]" office:value-type="float" office:value="25" calcext:value-type="float">
            <text:p>25</text:p>
          </table:table-cell>
          <table:table-cell table:formula="of:=[Tabelle1.B5]" office:value-type="float" office:value="47" calcext:value-type="float">
            <text:p>47</text:p>
          </table:table-cell>
          <table:table-cell table:formula="of:=[Tabelle1.C5]" office:value-type="float" office:value="1.275" calcext:value-type="float">
            <text:p>1,275</text:p>
          </table:table-cell>
          <table:table-cell table:formula="of:=ROUND([Tabelle1.D5];ABS(INT(LOG(ABS([Tabelle1.E5])))-1))" office:value-type="float" office:value="4.53636" calcext:value-type="float">
            <text:p>4,53636</text:p>
          </table:table-cell>
          <table:table-cell table:formula="of:=IF([Tabelle1.E5]=0;0;ROUND([Tabelle1.E5];2-(INT(LOG(ABS([Tabelle1.E5])))+1)))" office:value-type="float" office:value="0.00062" calcext:value-type="float">
            <text:p>0,00062</text:p>
          </table:table-cell>
          <table:table-cell table:formula="of:=ROUND([Tabelle1.F5];ABS(INT(LOG(ABS([Tabelle1.G5])))-1))" office:value-type="float" office:value="0.00708" calcext:value-type="float">
            <text:p>0,00708</text:p>
          </table:table-cell>
          <table:table-cell table:formula="of:=IF([Tabelle1.G5]=0;0;ROUND([Tabelle1.G5];2-(INT(LOG(ABS([Tabelle1.G5])))+1)))" office:value-type="float" office:value="0.00057" calcext:value-type="float">
            <text:p>0,00057</text:p>
          </table:table-cell>
          <table:table-cell table:formula="of:=ROUND([Tabelle1.H5];ABS(INT(LOG(ABS([Tabelle1.I5])))-1))" office:value-type="float" office:value="37.5" calcext:value-type="float">
            <text:p>37,5</text:p>
          </table:table-cell>
          <table:table-cell table:formula="of:=IF([Tabelle1.I5]=0;0;ROUND([Tabelle1.I5];2-(INT(LOG(ABS([Tabelle1.I5])))+1)))" office:value-type="float" office:value="1.8" calcext:value-type="float">
            <text:p>1,8</text:p>
          </table:table-cell>
          <table:table-cell table:formula="of:=ROUND([Tabelle1.J5];ABS(INT(LOG(ABS([Tabelle1.K5])))-1))" office:value-type="float" office:value="3.244" calcext:value-type="float">
            <text:p>3,244</text:p>
          </table:table-cell>
          <table:table-cell table:formula="of:=IF([Tabelle1.K5]=0;0;ROUND([Tabelle1.K5];2-(INT(LOG(ABS([Tabelle1.K5])))+1)))" office:value-type="float" office:value="0.053" calcext:value-type="float">
            <text:p>0,053</text:p>
          </table:table-cell>
          <table:table-cell table:formula="of:=ROUND([Tabelle1.L5];ABS(INT(LOG(ABS([Tabelle1.M5])))-1))" office:value-type="float" office:value="3.00591" calcext:value-type="float">
            <text:p>3,00591</text:p>
          </table:table-cell>
          <table:table-cell table:formula="of:=IF([Tabelle1.M5]=0;0;ROUND([Tabelle1.M5];2-(INT(LOG(ABS([Tabelle1.M5])))+1)))" office:value-type="float" office:value="0.00095" calcext:value-type="float">
            <text:p>0,00095</text:p>
          </table:table-cell>
          <table:table-cell table:formula="of:=ROUND([Tabelle1.N5];ABS(INT(LOG(ABS([Tabelle1.O5])))-1))" office:value-type="float" office:value="7.436" calcext:value-type="float">
            <text:p>7,436</text:p>
          </table:table-cell>
          <table:table-cell table:formula="of:=IF([Tabelle1.O5]=0;0;ROUND([Tabelle1.O5];2-(INT(LOG(ABS([Tabelle1.O5])))+1)))" office:value-type="float" office:value="0.014" calcext:value-type="float">
            <text:p>0,014</text:p>
          </table:table-cell>
          <table:table-cell table:formula="of:=ROUND([Tabelle1.P5];ABS(INT(LOG(ABS([Tabelle1.Q5])))-1))" office:value-type="float" office:value="0.34006" calcext:value-type="float">
            <text:p>0,34006</text:p>
          </table:table-cell>
          <table:table-cell table:formula="of:=IF([Tabelle1.Q5]=0;0;ROUND([Tabelle1.Q5];2-(INT(LOG(ABS([Tabelle1.Q5])))+1)))" office:value-type="float" office:value="0.00032" calcext:value-type="float">
            <text:p>0,00032</text:p>
          </table:table-cell>
          <table:table-cell table:formula="of:=ROUND([Tabelle1.R5];2)" office:value-type="float" office:value="54.56" calcext:value-type="float">
            <text:p>54,56</text:p>
          </table:table-cell>
          <table:table-cell table:formula="of:=ROUND([Tabelle1.S5];2)" office:value-type="float" office:value="0.06" calcext:value-type="float">
            <text:p>0,06</text:p>
          </table:table-cell>
        </table:table-row>
        <table:table-row table:style-name="ro1">
          <table:table-cell table:formula="of:=[Tabelle1.A6]" office:value-type="float" office:value="24" calcext:value-type="float">
            <text:p>24</text:p>
          </table:table-cell>
          <table:table-cell table:formula="of:=[Tabelle1.B6]" office:value-type="float" office:value="48" calcext:value-type="float">
            <text:p>48</text:p>
          </table:table-cell>
          <table:table-cell table:formula="of:=[Tabelle1.C6]" office:value-type="float" office:value="1.3" calcext:value-type="float">
            <text:p>1,3</text:p>
          </table:table-cell>
          <table:table-cell table:formula="of:=ROUND([Tabelle1.D6];ABS(INT(LOG(ABS([Tabelle1.E6])))-1))" office:value-type="float" office:value="3.48" calcext:value-type="float">
            <text:p>3,48</text:p>
          </table:table-cell>
          <table:table-cell table:formula="of:=IF([Tabelle1.E6]=0;0;ROUND([Tabelle1.E6];2-(INT(LOG(ABS([Tabelle1.E6])))+1)))" office:value-type="float" office:value="0.3" calcext:value-type="float">
            <text:p>0,3</text:p>
          </table:table-cell>
          <table:table-cell table:formula="of:=ROUND([Tabelle1.F6];ABS(INT(LOG(ABS([Tabelle1.G6])))-1))" office:value-type="float" office:value="0.57" calcext:value-type="float">
            <text:p>0,57</text:p>
          </table:table-cell>
          <table:table-cell table:formula="of:=IF([Tabelle1.G6]=0;0;ROUND([Tabelle1.G6];2-(INT(LOG(ABS([Tabelle1.G6])))+1)))" office:value-type="float" office:value="0.19" calcext:value-type="float">
            <text:p>0,19</text:p>
          </table:table-cell>
          <table:table-cell table:formula="of:=ROUND([Tabelle1.H6];ABS(INT(LOG(ABS([Tabelle1.I6])))-1))" office:value-type="float" office:value="19.41" calcext:value-type="float">
            <text:p>19,41</text:p>
          </table:table-cell>
          <table:table-cell table:formula="of:=IF([Tabelle1.I6]=0;0;ROUND([Tabelle1.I6];2-(INT(LOG(ABS([Tabelle1.I6])))+1)))" office:value-type="float" office:value="0.41" calcext:value-type="float">
            <text:p>0,41</text:p>
          </table:table-cell>
          <table:table-cell table:formula="of:=ROUND([Tabelle1.J6];ABS(INT(LOG(ABS([Tabelle1.K6])))-1))" office:value-type="float" office:value="2.81" calcext:value-type="float">
            <text:p>2,81</text:p>
          </table:table-cell>
          <table:table-cell table:formula="of:=IF([Tabelle1.K6]=0;0;ROUND([Tabelle1.K6];2-(INT(LOG(ABS([Tabelle1.K6])))+1)))" office:value-type="float" office:value="0.23" calcext:value-type="float">
            <text:p>0,23</text:p>
          </table:table-cell>
          <table:table-cell table:formula="of:=ROUND([Tabelle1.L6];ABS(INT(LOG(ABS([Tabelle1.M6])))-1))" office:value-type="float" office:value="38.3" calcext:value-type="float">
            <text:p>38,3</text:p>
          </table:table-cell>
          <table:table-cell table:formula="of:=IF([Tabelle1.M6]=0;0;ROUND([Tabelle1.M6];2-(INT(LOG(ABS([Tabelle1.M6])))+1)))" office:value-type="float" office:value="1.4" calcext:value-type="float">
            <text:p>1,4</text:p>
          </table:table-cell>
          <table:table-cell table:formula="of:=ROUND([Tabelle1.N6];ABS(INT(LOG(ABS([Tabelle1.O6])))-1))" office:value-type="float" office:value="97" calcext:value-type="float">
            <text:p>97</text:p>
          </table:table-cell>
          <table:table-cell table:formula="of:=IF([Tabelle1.O6]=0;0;ROUND([Tabelle1.O6];2-(INT(LOG(ABS([Tabelle1.O6])))+1)))" office:value-type="float" office:value="78" calcext:value-type="float">
            <text:p>78</text:p>
          </table:table-cell>
          <table:table-cell table:formula="of:=ROUND([Tabelle1.P6];ABS(INT(LOG(ABS([Tabelle1.Q6])))-1))" office:value-type="float" office:value="0.324" calcext:value-type="float">
            <text:p>0,324</text:p>
          </table:table-cell>
          <table:table-cell table:formula="of:=IF([Tabelle1.Q6]=0;0;ROUND([Tabelle1.Q6];2-(INT(LOG(ABS([Tabelle1.Q6])))+1)))" office:value-type="float" office:value="0.011" calcext:value-type="float">
            <text:p>0,011</text:p>
          </table:table-cell>
          <table:table-cell table:formula="of:=ROUND([Tabelle1.R6];2)" office:value-type="float" office:value="40.11" calcext:value-type="float">
            <text:p>40,11</text:p>
          </table:table-cell>
          <table:table-cell table:formula="of:=ROUND([Tabelle1.S6];2)" office:value-type="float" office:value="2.08" calcext:value-type="float">
            <text:p>2,08</text:p>
          </table:table-cell>
        </table:table-row>
        <table:table-row table:style-name="ro1">
          <table:table-cell table:formula="of:=[Tabelle1.A7]" office:value-type="float" office:value="23" calcext:value-type="float">
            <text:p>23</text:p>
          </table:table-cell>
          <table:table-cell table:formula="of:=[Tabelle1.B7]" office:value-type="float" office:value="49" calcext:value-type="float">
            <text:p>49</text:p>
          </table:table-cell>
          <table:table-cell table:formula="of:=[Tabelle1.C7]" office:value-type="float" office:value="1.325" calcext:value-type="float">
            <text:p>1,325</text:p>
          </table:table-cell>
          <table:table-cell table:formula="of:=ROUND([Tabelle1.D7];ABS(INT(LOG(ABS([Tabelle1.E7])))-1))" office:value-type="float" office:value="3.68" calcext:value-type="float">
            <text:p>3,68</text:p>
          </table:table-cell>
          <table:table-cell table:formula="of:=IF([Tabelle1.E7]=0;0;ROUND([Tabelle1.E7];2-(INT(LOG(ABS([Tabelle1.E7])))+1)))" office:value-type="float" office:value="0.48" calcext:value-type="float">
            <text:p>0,48</text:p>
          </table:table-cell>
          <table:table-cell table:formula="of:=ROUND([Tabelle1.F7];ABS(INT(LOG(ABS([Tabelle1.G7])))-1))" office:value-type="float" office:value="0.54" calcext:value-type="float">
            <text:p>0,54</text:p>
          </table:table-cell>
          <table:table-cell table:formula="of:=IF([Tabelle1.G7]=0;0;ROUND([Tabelle1.G7];2-(INT(LOG(ABS([Tabelle1.G7])))+1)))" office:value-type="float" office:value="0.27" calcext:value-type="float">
            <text:p>0,27</text:p>
          </table:table-cell>
          <table:table-cell table:formula="of:=ROUND([Tabelle1.H7];ABS(INT(LOG(ABS([Tabelle1.I7])))-1))" office:value-type="float" office:value="-1.75" calcext:value-type="float">
            <text:p>-1,75</text:p>
          </table:table-cell>
          <table:table-cell table:formula="of:=IF([Tabelle1.I7]=0;0;ROUND([Tabelle1.I7];2-(INT(LOG(ABS([Tabelle1.I7])))+1)))" office:value-type="float" office:value="0.6" calcext:value-type="float">
            <text:p>0,6</text:p>
          </table:table-cell>
          <table:table-cell table:formula="of:=ROUND([Tabelle1.J7];ABS(INT(LOG(ABS([Tabelle1.K7])))-1))" office:value-type="float" office:value="3.97" calcext:value-type="float">
            <text:p>3,97</text:p>
          </table:table-cell>
          <table:table-cell table:formula="of:=IF([Tabelle1.K7]=0;0;ROUND([Tabelle1.K7];2-(INT(LOG(ABS([Tabelle1.K7])))+1)))" office:value-type="float" office:value="0.31" calcext:value-type="float">
            <text:p>0,31</text:p>
          </table:table-cell>
          <table:table-cell table:formula="of:=ROUND([Tabelle1.L7];ABS(INT(LOG(ABS([Tabelle1.M7])))-1))" office:value-type="float" office:value="231.3" calcext:value-type="float">
            <text:p>231,3</text:p>
          </table:table-cell>
          <table:table-cell table:formula="of:=IF([Tabelle1.M7]=0;0;ROUND([Tabelle1.M7];2-(INT(LOG(ABS([Tabelle1.M7])))+1)))" office:value-type="float" office:value="390" calcext:value-type="float">
            <text:p>390</text:p>
          </table:table-cell>
          <table:table-cell table:formula="of:=ROUND([Tabelle1.N7];ABS(INT(LOG(ABS([Tabelle1.O7])))-1))" office:value-type="float" office:value="16.8" calcext:value-type="float">
            <text:p>16,8</text:p>
          </table:table-cell>
          <table:table-cell table:formula="of:=IF([Tabelle1.O7]=0;0;ROUND([Tabelle1.O7];2-(INT(LOG(ABS([Tabelle1.O7])))+1)))" office:value-type="float" office:value="4.1" calcext:value-type="float">
            <text:p>4,1</text:p>
          </table:table-cell>
          <table:table-cell table:formula="of:=ROUND([Tabelle1.P7];ABS(INT(LOG(ABS([Tabelle1.Q7])))-1))" office:value-type="float" office:value="0.2993" calcext:value-type="float">
            <text:p>0,2993</text:p>
          </table:table-cell>
          <table:table-cell table:formula="of:=IF([Tabelle1.Q7]=0;0;ROUND([Tabelle1.Q7];2-(INT(LOG(ABS([Tabelle1.Q7])))+1)))" office:value-type="float" office:value="0.0088" calcext:value-type="float">
            <text:p>0,0088</text:p>
          </table:table-cell>
          <table:table-cell table:formula="of:=ROUND([Tabelle1.R7];2)" office:value-type="float" office:value="34.24" calcext:value-type="float">
            <text:p>34,24</text:p>
          </table:table-cell>
          <table:table-cell table:formula="of:=ROUND([Tabelle1.S7];2)" office:value-type="float" office:value="6.18" calcext:value-type="float">
            <text:p>6,18</text:p>
          </table:table-cell>
        </table:table-row>
        <table:table-row table:style-name="ro1">
          <table:table-cell table:formula="of:=[Tabelle1.A8]" office:value-type="float" office:value="22" calcext:value-type="float">
            <text:p>22</text:p>
          </table:table-cell>
          <table:table-cell table:formula="of:=[Tabelle1.B8]" office:value-type="float" office:value="50" calcext:value-type="float">
            <text:p>50</text:p>
          </table:table-cell>
          <table:table-cell table:formula="of:=[Tabelle1.C8]" office:value-type="float" office:value="1.35" calcext:value-type="float">
            <text:p>1,35</text:p>
          </table:table-cell>
          <table:table-cell table:formula="of:=ROUND([Tabelle1.D8];ABS(INT(LOG(ABS([Tabelle1.E8])))-1))" office:value-type="float" office:value="4.8" calcext:value-type="float">
            <text:p>4,8</text:p>
          </table:table-cell>
          <table:table-cell table:formula="of:=IF([Tabelle1.E8]=0;0;ROUND([Tabelle1.E8];2-(INT(LOG(ABS([Tabelle1.E8])))+1)))" office:value-type="float" office:value="3.2" calcext:value-type="float">
            <text:p>3,2</text:p>
          </table:table-cell>
          <table:table-cell table:formula="of:=ROUND([Tabelle1.F8];ABS(INT(LOG(ABS([Tabelle1.G8])))-1))" office:value-type="float" office:value="0.64" calcext:value-type="float">
            <text:p>0,64</text:p>
          </table:table-cell>
          <table:table-cell table:formula="of:=IF([Tabelle1.G8]=0;0;ROUND([Tabelle1.G8];2-(INT(LOG(ABS([Tabelle1.G8])))+1)))" office:value-type="float" office:value="0.22" calcext:value-type="float">
            <text:p>0,22</text:p>
          </table:table-cell>
          <table:table-cell table:formula="of:=ROUND([Tabelle1.H8];ABS(INT(LOG(ABS([Tabelle1.I8])))-1))" office:value-type="float" office:value="0.07" calcext:value-type="float">
            <text:p>0,07</text:p>
          </table:table-cell>
          <table:table-cell table:formula="of:=IF([Tabelle1.I8]=0;0;ROUND([Tabelle1.I8];2-(INT(LOG(ABS([Tabelle1.I8])))+1)))" office:value-type="float" office:value="0.48" calcext:value-type="float">
            <text:p>0,48</text:p>
          </table:table-cell>
          <table:table-cell table:formula="of:=ROUND([Tabelle1.J8];ABS(INT(LOG(ABS([Tabelle1.K8])))-1))" office:value-type="float" office:value="3.06" calcext:value-type="float">
            <text:p>3,06</text:p>
          </table:table-cell>
          <table:table-cell table:formula="of:=IF([Tabelle1.K8]=0;0;ROUND([Tabelle1.K8];2-(INT(LOG(ABS([Tabelle1.K8])))+1)))" office:value-type="float" office:value="0.26" calcext:value-type="float">
            <text:p>0,26</text:p>
          </table:table-cell>
          <table:table-cell table:formula="of:=ROUND([Tabelle1.L8];ABS(INT(LOG(ABS([Tabelle1.M8])))-1))" office:value-type="float" office:value="3" calcext:value-type="float">
            <text:p>3</text:p>
          </table:table-cell>
          <table:table-cell table:formula="of:=IF([Tabelle1.M8]=0;0;ROUND([Tabelle1.M8];2-(INT(LOG(ABS([Tabelle1.M8])))+1)))" office:value-type="float" office:value="13" calcext:value-type="float">
            <text:p>13</text:p>
          </table:table-cell>
          <table:table-cell table:formula="of:=ROUND([Tabelle1.N8];ABS(INT(LOG(ABS([Tabelle1.O8])))-1))" office:value-type="float" office:value="0" calcext:value-type="float">
            <text:p>0</text:p>
          </table:table-cell>
          <table:table-cell table:formula="of:=IF([Tabelle1.O8]=0;0;ROUND([Tabelle1.O8];2-(INT(LOG(ABS([Tabelle1.O8])))+1)))" office:value-type="float" office:value="8.3" calcext:value-type="float">
            <text:p>8,3</text:p>
          </table:table-cell>
          <table:table-cell table:formula="of:=ROUND([Tabelle1.P8];ABS(INT(LOG(ABS([Tabelle1.Q8])))-1))" office:value-type="float" office:value="0.317" calcext:value-type="float">
            <text:p>0,317</text:p>
          </table:table-cell>
          <table:table-cell table:formula="of:=IF([Tabelle1.Q8]=0;0;ROUND([Tabelle1.Q8];2-(INT(LOG(ABS([Tabelle1.Q8])))+1)))" office:value-type="float" office:value="0.011" calcext:value-type="float">
            <text:p>0,011</text:p>
          </table:table-cell>
          <table:table-cell table:formula="of:=ROUND([Tabelle1.R8];2)" office:value-type="float" office:value="36.26" calcext:value-type="float">
            <text:p>36,26</text:p>
          </table:table-cell>
          <table:table-cell table:formula="of:=ROUND([Tabelle1.S8];2)" office:value-type="float" office:value="2.84" calcext:value-type="float">
            <text:p>2,84</text:p>
          </table:table-cell>
        </table:table-row>
        <table:table-row table:style-name="ro1">
          <table:table-cell table:formula="of:=[Tabelle1.A9]" office:value-type="float" office:value="21" calcext:value-type="float">
            <text:p>21</text:p>
          </table:table-cell>
          <table:table-cell table:formula="of:=[Tabelle1.B9]" office:value-type="float" office:value="51" calcext:value-type="float">
            <text:p>51</text:p>
          </table:table-cell>
          <table:table-cell table:formula="of:=[Tabelle1.C9]" office:value-type="float" office:value="1.375" calcext:value-type="float">
            <text:p>1,375</text:p>
          </table:table-cell>
          <table:table-cell table:formula="of:=ROUND([Tabelle1.D9];ABS(INT(LOG(ABS([Tabelle1.E9])))-1))" office:value-type="float" office:value="3.48" calcext:value-type="float">
            <text:p>3,48</text:p>
          </table:table-cell>
          <table:table-cell table:formula="of:=IF([Tabelle1.E9]=0;0;ROUND([Tabelle1.E9];2-(INT(LOG(ABS([Tabelle1.E9])))+1)))" office:value-type="float" office:value="0.54" calcext:value-type="float">
            <text:p>0,54</text:p>
          </table:table-cell>
          <table:table-cell table:formula="of:=ROUND([Tabelle1.F9];ABS(INT(LOG(ABS([Tabelle1.G9])))-1))" office:value-type="float" office:value="0.66" calcext:value-type="float">
            <text:p>0,66</text:p>
          </table:table-cell>
          <table:table-cell table:formula="of:=IF([Tabelle1.G9]=0;0;ROUND([Tabelle1.G9];2-(INT(LOG(ABS([Tabelle1.G9])))+1)))" office:value-type="float" office:value="0.3" calcext:value-type="float">
            <text:p>0,3</text:p>
          </table:table-cell>
          <table:table-cell table:formula="of:=ROUND([Tabelle1.H9];ABS(INT(LOG(ABS([Tabelle1.I9])))-1))" office:value-type="float" office:value="-2.88" calcext:value-type="float">
            <text:p>-2,88</text:p>
          </table:table-cell>
          <table:table-cell table:formula="of:=IF([Tabelle1.I9]=0;0;ROUND([Tabelle1.I9];2-(INT(LOG(ABS([Tabelle1.I9])))+1)))" office:value-type="float" office:value="0.42" calcext:value-type="float">
            <text:p>0,42</text:p>
          </table:table-cell>
          <table:table-cell table:formula="of:=ROUND([Tabelle1.J9];ABS(INT(LOG(ABS([Tabelle1.K9])))-1))" office:value-type="float" office:value="4.54" calcext:value-type="float">
            <text:p>4,54</text:p>
          </table:table-cell>
          <table:table-cell table:formula="of:=IF([Tabelle1.K9]=0;0;ROUND([Tabelle1.K9];2-(INT(LOG(ABS([Tabelle1.K9])))+1)))" office:value-type="float" office:value="0.24" calcext:value-type="float">
            <text:p>0,24</text:p>
          </table:table-cell>
          <table:table-cell table:formula="of:=ROUND([Tabelle1.L9];ABS(INT(LOG(ABS([Tabelle1.M9])))-1))" office:value-type="float" office:value="9111.391" calcext:value-type="float">
            <text:p>9111,391</text:p>
          </table:table-cell>
          <table:table-cell table:formula="of:=IF([Tabelle1.M9]=0;0;ROUND([Tabelle1.M9];2-(INT(LOG(ABS([Tabelle1.M9])))+1)))" office:value-type="float" office:value="20000" calcext:value-type="float">
            <text:p>20000</text:p>
          </table:table-cell>
          <table:table-cell table:formula="of:=ROUND([Tabelle1.N9];ABS(INT(LOG(ABS([Tabelle1.O9])))-1))" office:value-type="float" office:value="24.3" calcext:value-type="float">
            <text:p>24,3</text:p>
          </table:table-cell>
          <table:table-cell table:formula="of:=IF([Tabelle1.O9]=0;0;ROUND([Tabelle1.O9];2-(INT(LOG(ABS([Tabelle1.O9])))+1)))" office:value-type="float" office:value="5.6" calcext:value-type="float">
            <text:p>5,6</text:p>
          </table:table-cell>
          <table:table-cell table:formula="of:=ROUND([Tabelle1.P9];ABS(INT(LOG(ABS([Tabelle1.Q9])))-1))" office:value-type="float" office:value="0.2911" calcext:value-type="float">
            <text:p>0,2911</text:p>
          </table:table-cell>
          <table:table-cell table:formula="of:=IF([Tabelle1.Q9]=0;0;ROUND([Tabelle1.Q9];2-(INT(LOG(ABS([Tabelle1.Q9])))+1)))" office:value-type="float" office:value="0.0078" calcext:value-type="float">
            <text:p>0,0078</text:p>
          </table:table-cell>
          <table:table-cell table:formula="of:=ROUND([Tabelle1.R9];2)" office:value-type="float" office:value="29.19" calcext:value-type="float">
            <text:p>29,19</text:p>
          </table:table-cell>
          <table:table-cell table:formula="of:=ROUND([Tabelle1.S9];2)" office:value-type="float" office:value="10.96" calcext:value-type="float">
            <text:p>10,96</text:p>
          </table:table-cell>
        </table:table-row>
        <table:table-row table:style-name="ro1">
          <table:table-cell table:formula="of:=[Tabelle1.A10]" office:value-type="float" office:value="20" calcext:value-type="float">
            <text:p>20</text:p>
          </table:table-cell>
          <table:table-cell table:formula="of:=[Tabelle1.B10]" office:value-type="float" office:value="52" calcext:value-type="float">
            <text:p>52</text:p>
          </table:table-cell>
          <table:table-cell table:formula="of:=[Tabelle1.C10]" office:value-type="float" office:value="1.4" calcext:value-type="float">
            <text:p>1,4</text:p>
          </table:table-cell>
          <table:table-cell table:formula="of:=ROUND([Tabelle1.D10];ABS(INT(LOG(ABS([Tabelle1.E10])))-1))" office:value-type="float" office:value="-8.5" calcext:value-type="float">
            <text:p>-8,5</text:p>
          </table:table-cell>
          <table:table-cell table:formula="of:=IF([Tabelle1.E10]=0;0;ROUND([Tabelle1.E10];2-(INT(LOG(ABS([Tabelle1.E10])))+1)))" office:value-type="float" office:value="1.3" calcext:value-type="float">
            <text:p>1,3</text:p>
          </table:table-cell>
          <table:table-cell table:formula="of:=ROUND([Tabelle1.F10];ABS(INT(LOG(ABS([Tabelle1.G10])))-1))" office:value-type="float" office:value="9.14" calcext:value-type="float">
            <text:p>9,14</text:p>
          </table:table-cell>
          <table:table-cell table:formula="of:=IF([Tabelle1.G10]=0;0;ROUND([Tabelle1.G10];2-(INT(LOG(ABS([Tabelle1.G10])))+1)))" office:value-type="float" office:value="0.83" calcext:value-type="float">
            <text:p>0,83</text:p>
          </table:table-cell>
          <table:table-cell table:formula="of:=ROUND([Tabelle1.H10];ABS(INT(LOG(ABS([Tabelle1.I10])))-1))" office:value-type="float" office:value="-1.3" calcext:value-type="float">
            <text:p>-1,3</text:p>
          </table:table-cell>
          <table:table-cell table:formula="of:=IF([Tabelle1.I10]=0;0;ROUND([Tabelle1.I10];2-(INT(LOG(ABS([Tabelle1.I10])))+1)))" office:value-type="float" office:value="1.7" calcext:value-type="float">
            <text:p>1,7</text:p>
          </table:table-cell>
          <table:table-cell table:formula="of:=ROUND([Tabelle1.J10];ABS(INT(LOG(ABS([Tabelle1.K10])))-1))" office:value-type="float" office:value="3.75" calcext:value-type="float">
            <text:p>3,75</text:p>
          </table:table-cell>
          <table:table-cell table:formula="of:=IF([Tabelle1.K10]=0;0;ROUND([Tabelle1.K10];2-(INT(LOG(ABS([Tabelle1.K10])))+1)))" office:value-type="float" office:value="0.85" calcext:value-type="float">
            <text:p>0,85</text:p>
          </table:table-cell>
          <table:table-cell table:formula="of:=ROUND([Tabelle1.L10];ABS(INT(LOG(ABS([Tabelle1.M10])))-1))" office:value-type="float" office:value="0.0011" calcext:value-type="float">
            <text:p>0,0011</text:p>
          </table:table-cell>
          <table:table-cell table:formula="of:=IF([Tabelle1.M10]=0;0;ROUND([Tabelle1.M10];2-(INT(LOG(ABS([Tabelle1.M10])))+1)))" office:value-type="float" office:value="0.0014" calcext:value-type="float">
            <text:p>0,0014</text:p>
          </table:table-cell>
          <table:table-cell table:formula="of:=ROUND([Tabelle1.N10];ABS(INT(LOG(ABS([Tabelle1.O10])))-1))" office:value-type="float" office:value="-17.3" calcext:value-type="float">
            <text:p>-17,3</text:p>
          </table:table-cell>
          <table:table-cell table:formula="of:=IF([Tabelle1.O10]=0;0;ROUND([Tabelle1.O10];2-(INT(LOG(ABS([Tabelle1.O10])))+1)))" office:value-type="float" office:value="1.5" calcext:value-type="float">
            <text:p>1,5</text:p>
          </table:table-cell>
          <table:table-cell table:formula="of:=ROUND([Tabelle1.P10];ABS(INT(LOG(ABS([Tabelle1.Q10])))-1))" office:value-type="float" office:value="0.317" calcext:value-type="float">
            <text:p>0,317</text:p>
          </table:table-cell>
          <table:table-cell table:formula="of:=IF([Tabelle1.Q10]=0;0;ROUND([Tabelle1.Q10];2-(INT(LOG(ABS([Tabelle1.Q10])))+1)))" office:value-type="float" office:value="0.019" calcext:value-type="float">
            <text:p>0,019</text:p>
          </table:table-cell>
          <table:table-cell table:formula="of:=ROUND([Tabelle1.R10];2)" office:value-type="float" office:value="26.53" calcext:value-type="float">
            <text:p>26,53</text:p>
          </table:table-cell>
          <table:table-cell table:formula="of:=ROUND([Tabelle1.S10];2)" office:value-type="float" office:value="14.91" calcext:value-type="float">
            <text:p>14,91</text:p>
          </table:table-cell>
        </table:table-row>
        <table:table-row table:style-name="ro1">
          <table:table-cell table:formula="of:=[Tabelle1.A11]" office:value-type="float" office:value="19" calcext:value-type="float">
            <text:p>19</text:p>
          </table:table-cell>
          <table:table-cell table:formula="of:=[Tabelle1.B11]" office:value-type="float" office:value="53" calcext:value-type="float">
            <text:p>53</text:p>
          </table:table-cell>
          <table:table-cell table:formula="of:=[Tabelle1.C11]" office:value-type="float" office:value="1.425" calcext:value-type="float">
            <text:p>1,425</text:p>
          </table:table-cell>
          <table:table-cell table:formula="of:=ROUND([Tabelle1.D11];ABS(INT(LOG(ABS([Tabelle1.E11])))-1))" office:value-type="float" office:value="-3.33" calcext:value-type="float">
            <text:p>-3,33</text:p>
          </table:table-cell>
          <table:table-cell table:formula="of:=IF([Tabelle1.E11]=0;0;ROUND([Tabelle1.E11];2-(INT(LOG(ABS([Tabelle1.E11])))+1)))" office:value-type="float" office:value="0.42" calcext:value-type="float">
            <text:p>0,42</text:p>
          </table:table-cell>
          <table:table-cell table:formula="of:=ROUND([Tabelle1.F11];ABS(INT(LOG(ABS([Tabelle1.G11])))-1))" office:value-type="float" office:value="1" calcext:value-type="float">
            <text:p>1</text:p>
          </table:table-cell>
          <table:table-cell table:formula="of:=IF([Tabelle1.G11]=0;0;ROUND([Tabelle1.G11];2-(INT(LOG(ABS([Tabelle1.G11])))+1)))" office:value-type="float" office:value="0.24" calcext:value-type="float">
            <text:p>0,24</text:p>
          </table:table-cell>
          <table:table-cell table:formula="of:=ROUND([Tabelle1.H11];ABS(INT(LOG(ABS([Tabelle1.I11])))-1))" office:value-type="float" office:value="6.14" calcext:value-type="float">
            <text:p>6,14</text:p>
          </table:table-cell>
          <table:table-cell table:formula="of:=IF([Tabelle1.I11]=0;0;ROUND([Tabelle1.I11];2-(INT(LOG(ABS([Tabelle1.I11])))+1)))" office:value-type="float" office:value="0.42" calcext:value-type="float">
            <text:p>0,42</text:p>
          </table:table-cell>
          <table:table-cell table:formula="of:=ROUND([Tabelle1.J11];ABS(INT(LOG(ABS([Tabelle1.K11])))-1))" office:value-type="float" office:value="3.18" calcext:value-type="float">
            <text:p>3,18</text:p>
          </table:table-cell>
          <table:table-cell table:formula="of:=IF([Tabelle1.K11]=0;0;ROUND([Tabelle1.K11];2-(INT(LOG(ABS([Tabelle1.K11])))+1)))" office:value-type="float" office:value="0.22" calcext:value-type="float">
            <text:p>0,22</text:p>
          </table:table-cell>
          <table:table-cell table:formula="of:=ROUND([Tabelle1.L11];ABS(INT(LOG(ABS([Tabelle1.M11])))-1))" office:value-type="float" office:value="-0.99861" calcext:value-type="float">
            <text:p>-0,99861</text:p>
          </table:table-cell>
          <table:table-cell table:formula="of:=IF([Tabelle1.M11]=0;0;ROUND([Tabelle1.M11];2-(INT(LOG(ABS([Tabelle1.M11])))+1)))" office:value-type="float" office:value="0.00067" calcext:value-type="float">
            <text:p>0,00067</text:p>
          </table:table-cell>
          <table:table-cell table:formula="of:=ROUND([Tabelle1.N11];ABS(INT(LOG(ABS([Tabelle1.O11])))-1))" office:value-type="float" office:value="0.0016" calcext:value-type="float">
            <text:p>0,0016</text:p>
          </table:table-cell>
          <table:table-cell table:formula="of:=IF([Tabelle1.O11]=0;0;ROUND([Tabelle1.O11];2-(INT(LOG(ABS([Tabelle1.O11])))+1)))" office:value-type="float" office:value="0.0018" calcext:value-type="float">
            <text:p>0,0018</text:p>
          </table:table-cell>
          <table:table-cell table:formula="of:=ROUND([Tabelle1.P11];ABS(INT(LOG(ABS([Tabelle1.Q11])))-1))" office:value-type="float" office:value="0.316" calcext:value-type="float">
            <text:p>0,316</text:p>
          </table:table-cell>
          <table:table-cell table:formula="of:=IF([Tabelle1.Q11]=0;0;ROUND([Tabelle1.Q11];2-(INT(LOG(ABS([Tabelle1.Q11])))+1)))" office:value-type="float" office:value="0.011" calcext:value-type="float">
            <text:p>0,011</text:p>
          </table:table-cell>
          <table:table-cell table:formula="of:=ROUND([Tabelle1.R11];2)" office:value-type="float" office:value="32.96" calcext:value-type="float">
            <text:p>32,96</text:p>
          </table:table-cell>
          <table:table-cell table:formula="of:=ROUND([Tabelle1.S11];2)" office:value-type="float" office:value="2.43" calcext:value-type="float">
            <text:p>2,43</text:p>
          </table:table-cell>
        </table:table-row>
        <table:table-row table:style-name="ro1">
          <table:table-cell table:formula="of:=[Tabelle1.A12]" office:value-type="float" office:value="18" calcext:value-type="float">
            <text:p>18</text:p>
          </table:table-cell>
          <table:table-cell table:formula="of:=[Tabelle1.B12]" office:value-type="float" office:value="54" calcext:value-type="float">
            <text:p>54</text:p>
          </table:table-cell>
          <table:table-cell table:formula="of:=[Tabelle1.C12]" office:value-type="float" office:value="1.45" calcext:value-type="float">
            <text:p>1,45</text:p>
          </table:table-cell>
          <table:table-cell table:formula="of:=ROUND([Tabelle1.D12];ABS(INT(LOG(ABS([Tabelle1.E12])))-1))" office:value-type="float" office:value="-7.6" calcext:value-type="float">
            <text:p>-7,6</text:p>
          </table:table-cell>
          <table:table-cell table:formula="of:=IF([Tabelle1.E12]=0;0;ROUND([Tabelle1.E12];2-(INT(LOG(ABS([Tabelle1.E12])))+1)))" office:value-type="float" office:value="1.6" calcext:value-type="float">
            <text:p>1,6</text:p>
          </table:table-cell>
          <table:table-cell table:formula="of:=ROUND([Tabelle1.F12];ABS(INT(LOG(ABS([Tabelle1.G12])))-1))" office:value-type="float" office:value="8.31" calcext:value-type="float">
            <text:p>8,31</text:p>
          </table:table-cell>
          <table:table-cell table:formula="of:=IF([Tabelle1.G12]=0;0;ROUND([Tabelle1.G12];2-(INT(LOG(ABS([Tabelle1.G12])))+1)))" office:value-type="float" office:value="0.94" calcext:value-type="float">
            <text:p>0,94</text:p>
          </table:table-cell>
          <table:table-cell table:formula="of:=ROUND([Tabelle1.H12];ABS(INT(LOG(ABS([Tabelle1.I12])))-1))" office:value-type="float" office:value="-2.1" calcext:value-type="float">
            <text:p>-2,1</text:p>
          </table:table-cell>
          <table:table-cell table:formula="of:=IF([Tabelle1.I12]=0;0;ROUND([Tabelle1.I12];2-(INT(LOG(ABS([Tabelle1.I12])))+1)))" office:value-type="float" office:value="2.7" calcext:value-type="float">
            <text:p>2,7</text:p>
          </table:table-cell>
          <table:table-cell table:formula="of:=ROUND([Tabelle1.J12];ABS(INT(LOG(ABS([Tabelle1.K12])))-1))" office:value-type="float" office:value="4.1" calcext:value-type="float">
            <text:p>4,1</text:p>
          </table:table-cell>
          <table:table-cell table:formula="of:=IF([Tabelle1.K12]=0;0;ROUND([Tabelle1.K12];2-(INT(LOG(ABS([Tabelle1.K12])))+1)))" office:value-type="float" office:value="1.3" calcext:value-type="float">
            <text:p>1,3</text:p>
          </table:table-cell>
          <table:table-cell table:formula="of:=ROUND([Tabelle1.L12];ABS(INT(LOG(ABS([Tabelle1.M12])))-1))" office:value-type="float" office:value="0.0013" calcext:value-type="float">
            <text:p>0,0013</text:p>
          </table:table-cell>
          <table:table-cell table:formula="of:=IF([Tabelle1.M12]=0;0;ROUND([Tabelle1.M12];2-(INT(LOG(ABS([Tabelle1.M12])))+1)))" office:value-type="float" office:value="0.0028" calcext:value-type="float">
            <text:p>0,0028</text:p>
          </table:table-cell>
          <table:table-cell table:formula="of:=ROUND([Tabelle1.N12];ABS(INT(LOG(ABS([Tabelle1.O12])))-1))" office:value-type="float" office:value="-15.9" calcext:value-type="float">
            <text:p>-15,9</text:p>
          </table:table-cell>
          <table:table-cell table:formula="of:=IF([Tabelle1.O12]=0;0;ROUND([Tabelle1.O12];2-(INT(LOG(ABS([Tabelle1.O12])))+1)))" office:value-type="float" office:value="1.8" calcext:value-type="float">
            <text:p>1,8</text:p>
          </table:table-cell>
          <table:table-cell table:formula="of:=ROUND([Tabelle1.P12];ABS(INT(LOG(ABS([Tabelle1.Q12])))-1))" office:value-type="float" office:value="0.31" calcext:value-type="float">
            <text:p>0,31</text:p>
          </table:table-cell>
          <table:table-cell table:formula="of:=IF([Tabelle1.Q12]=0;0;ROUND([Tabelle1.Q12];2-(INT(LOG(ABS([Tabelle1.Q12])))+1)))" office:value-type="float" office:value="0.026" calcext:value-type="float">
            <text:p>0,026</text:p>
          </table:table-cell>
          <table:table-cell table:formula="of:=ROUND([Tabelle1.R12];2)" office:value-type="float" office:value="26.35" calcext:value-type="float">
            <text:p>26,35</text:p>
          </table:table-cell>
          <table:table-cell table:formula="of:=ROUND([Tabelle1.S12];2)" office:value-type="float" office:value="9.2" calcext:value-type="float">
            <text:p>9,2</text:p>
          </table:table-cell>
        </table:table-row>
        <table:table-row table:style-name="ro1">
          <table:table-cell table:formula="of:=[Tabelle1.A13]" office:value-type="float" office:value="17" calcext:value-type="float">
            <text:p>17</text:p>
          </table:table-cell>
          <table:table-cell table:formula="of:=[Tabelle1.B13]" office:value-type="float" office:value="55" calcext:value-type="float">
            <text:p>55</text:p>
          </table:table-cell>
          <table:table-cell table:formula="of:=[Tabelle1.C13]" office:value-type="float" office:value="1.475" calcext:value-type="float">
            <text:p>1,475</text:p>
          </table:table-cell>
          <table:table-cell table:formula="of:=ROUND([Tabelle1.D13];ABS(INT(LOG(ABS([Tabelle1.E13])))-1))" office:value-type="float" office:value="-8.8" calcext:value-type="float">
            <text:p>-8,8</text:p>
          </table:table-cell>
          <table:table-cell table:formula="of:=IF([Tabelle1.E13]=0;0;ROUND([Tabelle1.E13];2-(INT(LOG(ABS([Tabelle1.E13])))+1)))" office:value-type="float" office:value="1.5" calcext:value-type="float">
            <text:p>1,5</text:p>
          </table:table-cell>
          <table:table-cell table:formula="of:=ROUND([Tabelle1.F13];ABS(INT(LOG(ABS([Tabelle1.G13])))-1))" office:value-type="float" office:value="9.3" calcext:value-type="float">
            <text:p>9,3</text:p>
          </table:table-cell>
          <table:table-cell table:formula="of:=IF([Tabelle1.G13]=0;0;ROUND([Tabelle1.G13];2-(INT(LOG(ABS([Tabelle1.G13])))+1)))" office:value-type="float" office:value="1" calcext:value-type="float">
            <text:p>1</text:p>
          </table:table-cell>
          <table:table-cell table:formula="of:=ROUND([Tabelle1.H13];ABS(INT(LOG(ABS([Tabelle1.I13])))-1))" office:value-type="float" office:value="-1.5" calcext:value-type="float">
            <text:p>-1,5</text:p>
          </table:table-cell>
          <table:table-cell table:formula="of:=IF([Tabelle1.I13]=0;0;ROUND([Tabelle1.I13];2-(INT(LOG(ABS([Tabelle1.I13])))+1)))" office:value-type="float" office:value="2.9" calcext:value-type="float">
            <text:p>2,9</text:p>
          </table:table-cell>
          <table:table-cell table:formula="of:=ROUND([Tabelle1.J13];ABS(INT(LOG(ABS([Tabelle1.K13])))-1))" office:value-type="float" office:value="3.8" calcext:value-type="float">
            <text:p>3,8</text:p>
          </table:table-cell>
          <table:table-cell table:formula="of:=IF([Tabelle1.K13]=0;0;ROUND([Tabelle1.K13];2-(INT(LOG(ABS([Tabelle1.K13])))+1)))" office:value-type="float" office:value="1.4" calcext:value-type="float">
            <text:p>1,4</text:p>
          </table:table-cell>
          <table:table-cell table:formula="of:=ROUND([Tabelle1.L13];ABS(INT(LOG(ABS([Tabelle1.M13])))-1))" office:value-type="float" office:value="0.0008" calcext:value-type="float">
            <text:p>0,0008</text:p>
          </table:table-cell>
          <table:table-cell table:formula="of:=IF([Tabelle1.M13]=0;0;ROUND([Tabelle1.M13];2-(INT(LOG(ABS([Tabelle1.M13])))+1)))" office:value-type="float" office:value="0.0014" calcext:value-type="float">
            <text:p>0,0014</text:p>
          </table:table-cell>
          <table:table-cell table:formula="of:=ROUND([Tabelle1.N13];ABS(INT(LOG(ABS([Tabelle1.O13])))-1))" office:value-type="float" office:value="-17.6" calcext:value-type="float">
            <text:p>-17,6</text:p>
          </table:table-cell>
          <table:table-cell table:formula="of:=IF([Tabelle1.O13]=0;0;ROUND([Tabelle1.O13];2-(INT(LOG(ABS([Tabelle1.O13])))+1)))" office:value-type="float" office:value="1.9" calcext:value-type="float">
            <text:p>1,9</text:p>
          </table:table-cell>
          <table:table-cell table:formula="of:=ROUND([Tabelle1.P13];ABS(INT(LOG(ABS([Tabelle1.Q13])))-1))" office:value-type="float" office:value="0.316" calcext:value-type="float">
            <text:p>0,316</text:p>
          </table:table-cell>
          <table:table-cell table:formula="of:=IF([Tabelle1.Q13]=0;0;ROUND([Tabelle1.Q13];2-(INT(LOG(ABS([Tabelle1.Q13])))+1)))" office:value-type="float" office:value="0.028" calcext:value-type="float">
            <text:p>0,028</text:p>
          </table:table-cell>
          <table:table-cell table:formula="of:=ROUND([Tabelle1.R13];2)" office:value-type="float" office:value="26.17" calcext:value-type="float">
            <text:p>26,17</text:p>
          </table:table-cell>
          <table:table-cell table:formula="of:=ROUND([Tabelle1.S13];2)" office:value-type="float" office:value="7.14" calcext:value-type="float">
            <text:p>7,14</text:p>
          </table:table-cell>
        </table:table-row>
        <table:table-row table:style-name="ro1">
          <table:table-cell table:formula="of:=[Tabelle1.A14]" office:value-type="float" office:value="16" calcext:value-type="float">
            <text:p>16</text:p>
          </table:table-cell>
          <table:table-cell table:formula="of:=[Tabelle1.B14]" office:value-type="float" office:value="56" calcext:value-type="float">
            <text:p>56</text:p>
          </table:table-cell>
          <table:table-cell table:formula="of:=[Tabelle1.C14]" office:value-type="float" office:value="1.5" calcext:value-type="float">
            <text:p>1,5</text:p>
          </table:table-cell>
          <table:table-cell table:formula="of:=ROUND([Tabelle1.D14];ABS(INT(LOG(ABS([Tabelle1.E14])))-1))" office:value-type="float" office:value="-4.45" calcext:value-type="float">
            <text:p>-4,45</text:p>
          </table:table-cell>
          <table:table-cell table:formula="of:=IF([Tabelle1.E14]=0;0;ROUND([Tabelle1.E14];2-(INT(LOG(ABS([Tabelle1.E14])))+1)))" office:value-type="float" office:value="0.55" calcext:value-type="float">
            <text:p>0,55</text:p>
          </table:table-cell>
          <table:table-cell table:formula="of:=ROUND([Tabelle1.F14];ABS(INT(LOG(ABS([Tabelle1.G14])))-1))" office:value-type="float" office:value="1.26" calcext:value-type="float">
            <text:p>1,26</text:p>
          </table:table-cell>
          <table:table-cell table:formula="of:=IF([Tabelle1.G14]=0;0;ROUND([Tabelle1.G14];2-(INT(LOG(ABS([Tabelle1.G14])))+1)))" office:value-type="float" office:value="0.24" calcext:value-type="float">
            <text:p>0,24</text:p>
          </table:table-cell>
          <table:table-cell table:formula="of:=ROUND([Tabelle1.H14];ABS(INT(LOG(ABS([Tabelle1.I14])))-1))" office:value-type="float" office:value="17.99" calcext:value-type="float">
            <text:p>17,99</text:p>
          </table:table-cell>
          <table:table-cell table:formula="of:=IF([Tabelle1.I14]=0;0;ROUND([Tabelle1.I14];2-(INT(LOG(ABS([Tabelle1.I14])))+1)))" office:value-type="float" office:value="0.5" calcext:value-type="float">
            <text:p>0,5</text:p>
          </table:table-cell>
          <table:table-cell table:formula="of:=ROUND([Tabelle1.J14];ABS(INT(LOG(ABS([Tabelle1.K14])))-1))" office:value-type="float" office:value="3.55" calcext:value-type="float">
            <text:p>3,55</text:p>
          </table:table-cell>
          <table:table-cell table:formula="of:=IF([Tabelle1.K14]=0;0;ROUND([Tabelle1.K14];2-(INT(LOG(ABS([Tabelle1.K14])))+1)))" office:value-type="float" office:value="0.26" calcext:value-type="float">
            <text:p>0,26</text:p>
          </table:table-cell>
          <table:table-cell table:formula="of:=ROUND([Tabelle1.L14];ABS(INT(LOG(ABS([Tabelle1.M14])))-1))" office:value-type="float" office:value="-0.99963" calcext:value-type="float">
            <text:p>-0,99963</text:p>
          </table:table-cell>
          <table:table-cell table:formula="of:=IF([Tabelle1.M14]=0;0;ROUND([Tabelle1.M14];2-(INT(LOG(ABS([Tabelle1.M14])))+1)))" office:value-type="float" office:value="0.00036" calcext:value-type="float">
            <text:p>0,00036</text:p>
          </table:table-cell>
          <table:table-cell table:formula="of:=ROUND([Tabelle1.N14];ABS(INT(LOG(ABS([Tabelle1.O14])))-1))" office:value-type="float" office:value="0.0014" calcext:value-type="float">
            <text:p>0,0014</text:p>
          </table:table-cell>
          <table:table-cell table:formula="of:=IF([Tabelle1.O14]=0;0;ROUND([Tabelle1.O14];2-(INT(LOG(ABS([Tabelle1.O14])))+1)))" office:value-type="float" office:value="0.0011" calcext:value-type="float">
            <text:p>0,0011</text:p>
          </table:table-cell>
          <table:table-cell table:formula="of:=ROUND([Tabelle1.P14];ABS(INT(LOG(ABS([Tabelle1.Q14])))-1))" office:value-type="float" office:value="0.309" calcext:value-type="float">
            <text:p>0,309</text:p>
          </table:table-cell>
          <table:table-cell table:formula="of:=IF([Tabelle1.Q14]=0;0;ROUND([Tabelle1.Q14];2-(INT(LOG(ABS([Tabelle1.Q14])))+1)))" office:value-type="float" office:value="0.011" calcext:value-type="float">
            <text:p>0,011</text:p>
          </table:table-cell>
          <table:table-cell table:formula="of:=ROUND([Tabelle1.R14];2)" office:value-type="float" office:value="29.34" calcext:value-type="float">
            <text:p>29,34</text:p>
          </table:table-cell>
          <table:table-cell table:formula="of:=ROUND([Tabelle1.S14];2)" office:value-type="float" office:value="2.17" calcext:value-type="float">
            <text:p>2,17</text:p>
          </table:table-cell>
        </table:table-row>
        <table:table-row table:style-name="ro1">
          <table:table-cell table:formula="of:=[Tabelle1.A15]" office:value-type="float" office:value="15" calcext:value-type="float">
            <text:p>15</text:p>
          </table:table-cell>
          <table:table-cell table:formula="of:=[Tabelle1.B15]" office:value-type="float" office:value="57" calcext:value-type="float">
            <text:p>57</text:p>
          </table:table-cell>
          <table:table-cell table:formula="of:=[Tabelle1.C15]" office:value-type="float" office:value="1.525" calcext:value-type="float">
            <text:p>1,525</text:p>
          </table:table-cell>
          <table:table-cell table:formula="of:=ROUND([Tabelle1.D15];ABS(INT(LOG(ABS([Tabelle1.E15])))-1))" office:value-type="float" office:value="-23.55" calcext:value-type="float">
            <text:p>-23,55</text:p>
          </table:table-cell>
          <table:table-cell table:formula="of:=IF([Tabelle1.E15]=0;0;ROUND([Tabelle1.E15];2-(INT(LOG(ABS([Tabelle1.E15])))+1)))" office:value-type="float" office:value="0.45" calcext:value-type="float">
            <text:p>0,45</text:p>
          </table:table-cell>
          <table:table-cell table:formula="of:=ROUND([Tabelle1.F15];ABS(INT(LOG(ABS([Tabelle1.G15])))-1))" office:value-type="float" office:value="18.49" calcext:value-type="float">
            <text:p>18,49</text:p>
          </table:table-cell>
          <table:table-cell table:formula="of:=IF([Tabelle1.G15]=0;0;ROUND([Tabelle1.G15];2-(INT(LOG(ABS([Tabelle1.G15])))+1)))" office:value-type="float" office:value="0.3" calcext:value-type="float">
            <text:p>0,3</text:p>
          </table:table-cell>
          <table:table-cell table:formula="of:=ROUND([Tabelle1.H15];ABS(INT(LOG(ABS([Tabelle1.I15])))-1))" office:value-type="float" office:value="3.969" calcext:value-type="float">
            <text:p>3,969</text:p>
          </table:table-cell>
          <table:table-cell table:formula="of:=IF([Tabelle1.I15]=0;0;ROUND([Tabelle1.I15];2-(INT(LOG(ABS([Tabelle1.I15])))+1)))" office:value-type="float" office:value="0.096" calcext:value-type="float">
            <text:p>0,096</text:p>
          </table:table-cell>
          <table:table-cell table:formula="of:=ROUND([Tabelle1.J15];ABS(INT(LOG(ABS([Tabelle1.K15])))-1))" office:value-type="float" office:value="1.153" calcext:value-type="float">
            <text:p>1,153</text:p>
          </table:table-cell>
          <table:table-cell table:formula="of:=IF([Tabelle1.K15]=0;0;ROUND([Tabelle1.K15];2-(INT(LOG(ABS([Tabelle1.K15])))+1)))" office:value-type="float" office:value="0.048" calcext:value-type="float">
            <text:p>0,048</text:p>
          </table:table-cell>
          <table:table-cell table:formula="of:=ROUND([Tabelle1.L15];ABS(INT(LOG(ABS([Tabelle1.M15])))-1))" office:value-type="float" office:value="0.00000046" calcext:value-type="float">
            <text:p>0,00000046</text:p>
          </table:table-cell>
          <table:table-cell table:formula="of:=IF([Tabelle1.M15]=0;0;ROUND([Tabelle1.M15];2-(INT(LOG(ABS([Tabelle1.M15])))+1)))" office:value-type="float" office:value="0.00000022" calcext:value-type="float">
            <text:p>0,00000022</text:p>
          </table:table-cell>
          <table:table-cell table:formula="of:=ROUND([Tabelle1.N15];ABS(INT(LOG(ABS([Tabelle1.O15])))-1))" office:value-type="float" office:value="-35.66" calcext:value-type="float">
            <text:p>-35,66</text:p>
          </table:table-cell>
          <table:table-cell table:formula="of:=IF([Tabelle1.O15]=0;0;ROUND([Tabelle1.O15];2-(INT(LOG(ABS([Tabelle1.O15])))+1)))" office:value-type="float" office:value="0.63" calcext:value-type="float">
            <text:p>0,63</text:p>
          </table:table-cell>
          <table:table-cell table:formula="of:=ROUND([Tabelle1.P15];ABS(INT(LOG(ABS([Tabelle1.Q15])))-1))" office:value-type="float" office:value="0.334" calcext:value-type="float">
            <text:p>0,334</text:p>
          </table:table-cell>
          <table:table-cell table:formula="of:=IF([Tabelle1.Q15]=0;0;ROUND([Tabelle1.Q15];2-(INT(LOG(ABS([Tabelle1.Q15])))+1)))" office:value-type="float" office:value="0.015" calcext:value-type="float">
            <text:p>0,015</text:p>
          </table:table-cell>
          <table:table-cell table:formula="of:=ROUND([Tabelle1.R15];2)" office:value-type="float" office:value="24.7" calcext:value-type="float">
            <text:p>24,7</text:p>
          </table:table-cell>
          <table:table-cell table:formula="of:=ROUND([Tabelle1.S15];2)" office:value-type="float" office:value="5.41" calcext:value-type="float">
            <text:p>5,41</text:p>
          </table:table-cell>
        </table:table-row>
        <table:table-row table:style-name="ro1">
          <table:table-cell table:formula="of:=[Tabelle1.A16]" office:value-type="float" office:value="14" calcext:value-type="float">
            <text:p>14</text:p>
          </table:table-cell>
          <table:table-cell table:formula="of:=[Tabelle1.B16]" office:value-type="float" office:value="58" calcext:value-type="float">
            <text:p>58</text:p>
          </table:table-cell>
          <table:table-cell table:formula="of:=[Tabelle1.C16]" office:value-type="float" office:value="1.55" calcext:value-type="float">
            <text:p>1,55</text:p>
          </table:table-cell>
          <table:table-cell table:formula="of:=ROUND([Tabelle1.D16];ABS(INT(LOG(ABS([Tabelle1.E16])))-1))" office:value-type="float" office:value="-6.8" calcext:value-type="float">
            <text:p>-6,8</text:p>
          </table:table-cell>
          <table:table-cell table:formula="of:=IF([Tabelle1.E16]=0;0;ROUND([Tabelle1.E16];2-(INT(LOG(ABS([Tabelle1.E16])))+1)))" office:value-type="float" office:value="2.4" calcext:value-type="float">
            <text:p>2,4</text:p>
          </table:table-cell>
          <table:table-cell table:formula="of:=ROUND([Tabelle1.F16];ABS(INT(LOG(ABS([Tabelle1.G16])))-1))" office:value-type="float" office:value="2.03" calcext:value-type="float">
            <text:p>2,03</text:p>
          </table:table-cell>
          <table:table-cell table:formula="of:=IF([Tabelle1.G16]=0;0;ROUND([Tabelle1.G16];2-(INT(LOG(ABS([Tabelle1.G16])))+1)))" office:value-type="float" office:value="0.96" calcext:value-type="float">
            <text:p>0,96</text:p>
          </table:table-cell>
          <table:table-cell table:formula="of:=ROUND([Tabelle1.H16];ABS(INT(LOG(ABS([Tabelle1.I16])))-1))" office:value-type="float" office:value="-1" calcext:value-type="float">
            <text:p>-1</text:p>
          </table:table-cell>
          <table:table-cell table:formula="of:=IF([Tabelle1.I16]=0;0;ROUND([Tabelle1.I16];2-(INT(LOG(ABS([Tabelle1.I16])))+1)))" office:value-type="float" office:value="3.3" calcext:value-type="float">
            <text:p>3,3</text:p>
          </table:table-cell>
          <table:table-cell table:formula="of:=ROUND([Tabelle1.J16];ABS(INT(LOG(ABS([Tabelle1.K16])))-1))" office:value-type="float" office:value="3.6" calcext:value-type="float">
            <text:p>3,6</text:p>
          </table:table-cell>
          <table:table-cell table:formula="of:=IF([Tabelle1.K16]=0;0;ROUND([Tabelle1.K16];2-(INT(LOG(ABS([Tabelle1.K16])))+1)))" office:value-type="float" office:value="1.6" calcext:value-type="float">
            <text:p>1,6</text:p>
          </table:table-cell>
          <table:table-cell table:formula="of:=ROUND([Tabelle1.L16];ABS(INT(LOG(ABS([Tabelle1.M16])))-1))" office:value-type="float" office:value="-1.00049" calcext:value-type="float">
            <text:p>-1,00049</text:p>
          </table:table-cell>
          <table:table-cell table:formula="of:=IF([Tabelle1.M16]=0;0;ROUND([Tabelle1.M16];2-(INT(LOG(ABS([Tabelle1.M16])))+1)))" office:value-type="float" office:value="0.00071" calcext:value-type="float">
            <text:p>0,00071</text:p>
          </table:table-cell>
          <table:table-cell table:formula="of:=ROUND([Tabelle1.N16];ABS(INT(LOG(ABS([Tabelle1.O16])))-1))" office:value-type="float" office:value="0.0017" calcext:value-type="float">
            <text:p>0,0017</text:p>
          </table:table-cell>
          <table:table-cell table:formula="of:=IF([Tabelle1.O16]=0;0;ROUND([Tabelle1.O16];2-(INT(LOG(ABS([Tabelle1.O16])))+1)))" office:value-type="float" office:value="0.0016" calcext:value-type="float">
            <text:p>0,0016</text:p>
          </table:table-cell>
          <table:table-cell table:formula="of:=ROUND([Tabelle1.P16];ABS(INT(LOG(ABS([Tabelle1.Q16])))-1))" office:value-type="float" office:value="0.314" calcext:value-type="float">
            <text:p>0,314</text:p>
          </table:table-cell>
          <table:table-cell table:formula="of:=IF([Tabelle1.Q16]=0;0;ROUND([Tabelle1.Q16];2-(INT(LOG(ABS([Tabelle1.Q16])))+1)))" office:value-type="float" office:value="0.039" calcext:value-type="float">
            <text:p>0,039</text:p>
          </table:table-cell>
          <table:table-cell table:formula="of:=ROUND([Tabelle1.R16];2)" office:value-type="float" office:value="23.31" calcext:value-type="float">
            <text:p>23,31</text:p>
          </table:table-cell>
          <table:table-cell table:formula="of:=ROUND([Tabelle1.S16];2)" office:value-type="float" office:value="5.54" calcext:value-type="float">
            <text:p>5,54</text:p>
          </table:table-cell>
        </table:table-row>
        <table:table-row table:style-name="ro1">
          <table:table-cell table:formula="of:=[Tabelle1.A17]" office:value-type="float" office:value="13" calcext:value-type="float">
            <text:p>13</text:p>
          </table:table-cell>
          <table:table-cell table:formula="of:=[Tabelle1.B17]" office:value-type="float" office:value="59" calcext:value-type="float">
            <text:p>59</text:p>
          </table:table-cell>
          <table:table-cell table:formula="of:=[Tabelle1.C17]" office:value-type="float" office:value="1.575" calcext:value-type="float">
            <text:p>1,575</text:p>
          </table:table-cell>
          <table:table-cell table:formula="of:=ROUND([Tabelle1.D17];ABS(INT(LOG(ABS([Tabelle1.E17])))-1))" office:value-type="float" office:value="-15.2" calcext:value-type="float">
            <text:p>-15,2</text:p>
          </table:table-cell>
          <table:table-cell table:formula="of:=IF([Tabelle1.E17]=0;0;ROUND([Tabelle1.E17];2-(INT(LOG(ABS([Tabelle1.E17])))+1)))" office:value-type="float" office:value="1.8" calcext:value-type="float">
            <text:p>1,8</text:p>
          </table:table-cell>
          <table:table-cell table:formula="of:=ROUND([Tabelle1.F17];ABS(INT(LOG(ABS([Tabelle1.G17])))-1))" office:value-type="float" office:value="13.5" calcext:value-type="float">
            <text:p>13,5</text:p>
          </table:table-cell>
          <table:table-cell table:formula="of:=IF([Tabelle1.G17]=0;0;ROUND([Tabelle1.G17];2-(INT(LOG(ABS([Tabelle1.G17])))+1)))" office:value-type="float" office:value="1" calcext:value-type="float">
            <text:p>1</text:p>
          </table:table-cell>
          <table:table-cell table:formula="of:=ROUND([Tabelle1.H17];ABS(INT(LOG(ABS([Tabelle1.I17])))-1))" office:value-type="float" office:value="0.4" calcext:value-type="float">
            <text:p>0,4</text:p>
          </table:table-cell>
          <table:table-cell table:formula="of:=IF([Tabelle1.I17]=0;0;ROUND([Tabelle1.I17];2-(INT(LOG(ABS([Tabelle1.I17])))+1)))" office:value-type="float" office:value="3.1" calcext:value-type="float">
            <text:p>3,1</text:p>
          </table:table-cell>
          <table:table-cell table:formula="of:=ROUND([Tabelle1.J17];ABS(INT(LOG(ABS([Tabelle1.K17])))-1))" office:value-type="float" office:value="2.9" calcext:value-type="float">
            <text:p>2,9</text:p>
          </table:table-cell>
          <table:table-cell table:formula="of:=IF([Tabelle1.K17]=0;0;ROUND([Tabelle1.K17];2-(INT(LOG(ABS([Tabelle1.K17])))+1)))" office:value-type="float" office:value="1.5" calcext:value-type="float">
            <text:p>1,5</text:p>
          </table:table-cell>
          <table:table-cell table:formula="of:=ROUND([Tabelle1.L17];ABS(INT(LOG(ABS([Tabelle1.M17])))-1))" office:value-type="float" office:value="0.000028" calcext:value-type="float">
            <text:p>0,000028</text:p>
          </table:table-cell>
          <table:table-cell table:formula="of:=IF([Tabelle1.M17]=0;0;ROUND([Tabelle1.M17];2-(INT(LOG(ABS([Tabelle1.M17])))+1)))" office:value-type="float" office:value="0.000056" calcext:value-type="float">
            <text:p>0,000056</text:p>
          </table:table-cell>
          <table:table-cell table:formula="of:=ROUND([Tabelle1.N17];ABS(INT(LOG(ABS([Tabelle1.O17])))-1))" office:value-type="float" office:value="-25.8" calcext:value-type="float">
            <text:p>-25,8</text:p>
          </table:table-cell>
          <table:table-cell table:formula="of:=IF([Tabelle1.O17]=0;0;ROUND([Tabelle1.O17];2-(INT(LOG(ABS([Tabelle1.O17])))+1)))" office:value-type="float" office:value="2" calcext:value-type="float">
            <text:p>2</text:p>
          </table:table-cell>
          <table:table-cell table:formula="of:=ROUND([Tabelle1.P17];ABS(INT(LOG(ABS([Tabelle1.Q17])))-1))" office:value-type="float" office:value="0.329" calcext:value-type="float">
            <text:p>0,329</text:p>
          </table:table-cell>
          <table:table-cell table:formula="of:=IF([Tabelle1.Q17]=0;0;ROUND([Tabelle1.Q17];2-(INT(LOG(ABS([Tabelle1.Q17])))+1)))" office:value-type="float" office:value="0.024" calcext:value-type="float">
            <text:p>0,024</text:p>
          </table:table-cell>
          <table:table-cell table:formula="of:=ROUND([Tabelle1.R17];2)" office:value-type="float" office:value="21.21" calcext:value-type="float">
            <text:p>21,21</text:p>
          </table:table-cell>
          <table:table-cell table:formula="of:=ROUND([Tabelle1.S17];2)" office:value-type="float" office:value="6.88" calcext:value-type="float">
            <text:p>6,88</text:p>
          </table:table-cell>
        </table:table-row>
        <table:table-row table:style-name="ro1">
          <table:table-cell table:formula="of:=[Tabelle1.A18]" office:value-type="float" office:value="12" calcext:value-type="float">
            <text:p>12</text:p>
          </table:table-cell>
          <table:table-cell table:formula="of:=[Tabelle1.B18]" office:value-type="float" office:value="60" calcext:value-type="float">
            <text:p>60</text:p>
          </table:table-cell>
          <table:table-cell table:formula="of:=[Tabelle1.C18]" office:value-type="float" office:value="1.6" calcext:value-type="float">
            <text:p>1,6</text:p>
          </table:table-cell>
          <table:table-cell table:formula="of:=ROUND([Tabelle1.D18];ABS(INT(LOG(ABS([Tabelle1.E18])))-1))" office:value-type="float" office:value="4.749" calcext:value-type="float">
            <text:p>4,749</text:p>
          </table:table-cell>
          <table:table-cell table:formula="of:=IF([Tabelle1.E18]=0;0;ROUND([Tabelle1.E18];2-(INT(LOG(ABS([Tabelle1.E18])))+1)))" office:value-type="float" office:value="0.033" calcext:value-type="float">
            <text:p>0,033</text:p>
          </table:table-cell>
          <table:table-cell table:formula="of:=ROUND([Tabelle1.F18];ABS(INT(LOG(ABS([Tabelle1.G18])))-1))" office:value-type="float" office:value="0.378" calcext:value-type="float">
            <text:p>0,378</text:p>
          </table:table-cell>
          <table:table-cell table:formula="of:=IF([Tabelle1.G18]=0;0;ROUND([Tabelle1.G18];2-(INT(LOG(ABS([Tabelle1.G18])))+1)))" office:value-type="float" office:value="0.02" calcext:value-type="float">
            <text:p>0,02</text:p>
          </table:table-cell>
          <table:table-cell table:formula="of:=ROUND([Tabelle1.H18];ABS(INT(LOG(ABS([Tabelle1.I18])))-1))" office:value-type="float" office:value="2.8" calcext:value-type="float">
            <text:p>2,8</text:p>
          </table:table-cell>
          <table:table-cell table:formula="of:=IF([Tabelle1.I18]=0;0;ROUND([Tabelle1.I18];2-(INT(LOG(ABS([Tabelle1.I18])))+1)))" office:value-type="float" office:value="5.1" calcext:value-type="float">
            <text:p>5,1</text:p>
          </table:table-cell>
          <table:table-cell table:formula="of:=ROUND([Tabelle1.J18];ABS(INT(LOG(ABS([Tabelle1.K18])))-1))" office:value-type="float" office:value="4.868" calcext:value-type="float">
            <text:p>4,868</text:p>
          </table:table-cell>
          <table:table-cell table:formula="of:=IF([Tabelle1.K18]=0;0;ROUND([Tabelle1.K18];2-(INT(LOG(ABS([Tabelle1.K18])))+1)))" office:value-type="float" office:value="0.016" calcext:value-type="float">
            <text:p>0,016</text:p>
          </table:table-cell>
          <table:table-cell table:formula="of:=ROUND([Tabelle1.L18];ABS(INT(LOG(ABS([Tabelle1.M18])))-1))" office:value-type="float" office:value="3.43" calcext:value-type="float">
            <text:p>3,43</text:p>
          </table:table-cell>
          <table:table-cell table:formula="of:=IF([Tabelle1.M18]=0;0;ROUND([Tabelle1.M18];2-(INT(LOG(ABS([Tabelle1.M18])))+1)))" office:value-type="float" office:value="0.1" calcext:value-type="float">
            <text:p>0,1</text:p>
          </table:table-cell>
          <table:table-cell table:formula="of:=ROUND([Tabelle1.N18];ABS(INT(LOG(ABS([Tabelle1.O18])))-1))" office:value-type="float" office:value="1.987" calcext:value-type="float">
            <text:p>1,987</text:p>
          </table:table-cell>
          <table:table-cell table:formula="of:=IF([Tabelle1.O18]=0;0;ROUND([Tabelle1.O18];2-(INT(LOG(ABS([Tabelle1.O18])))+1)))" office:value-type="float" office:value="0.072" calcext:value-type="float">
            <text:p>0,072</text:p>
          </table:table-cell>
          <table:table-cell table:formula="of:=ROUND([Tabelle1.P18];ABS(INT(LOG(ABS([Tabelle1.Q18])))-1))" office:value-type="float" office:value="0.2969" calcext:value-type="float">
            <text:p>0,2969</text:p>
          </table:table-cell>
          <table:table-cell table:formula="of:=IF([Tabelle1.Q18]=0;0;ROUND([Tabelle1.Q18];2-(INT(LOG(ABS([Tabelle1.Q18])))+1)))" office:value-type="float" office:value="0.0095" calcext:value-type="float">
            <text:p>0,0095</text:p>
          </table:table-cell>
          <table:table-cell table:formula="of:=ROUND([Tabelle1.R18];2)" office:value-type="float" office:value="27.97" calcext:value-type="float">
            <text:p>27,97</text:p>
          </table:table-cell>
          <table:table-cell table:formula="of:=ROUND([Tabelle1.S18];2)" office:value-type="float" office:value="0.56" calcext:value-type="float">
            <text:p>0,56</text:p>
          </table:table-cell>
        </table:table-row>
        <table:table-row table:style-name="ro1">
          <table:table-cell table:formula="of:=[Tabelle1.A19]" office:value-type="float" office:value="11" calcext:value-type="float">
            <text:p>11</text:p>
          </table:table-cell>
          <table:table-cell table:formula="of:=[Tabelle1.B19]" office:value-type="float" office:value="61" calcext:value-type="float">
            <text:p>61</text:p>
          </table:table-cell>
          <table:table-cell table:formula="of:=[Tabelle1.C19]" office:value-type="float" office:value="1.625" calcext:value-type="float">
            <text:p>1,625</text:p>
          </table:table-cell>
          <table:table-cell table:formula="of:=ROUND([Tabelle1.D19];ABS(INT(LOG(ABS([Tabelle1.E19])))-1))" office:value-type="float" office:value="-2.6" calcext:value-type="float">
            <text:p>-2,6</text:p>
          </table:table-cell>
          <table:table-cell table:formula="of:=IF([Tabelle1.E19]=0;0;ROUND([Tabelle1.E19];2-(INT(LOG(ABS([Tabelle1.E19])))+1)))" office:value-type="float" office:value="5.2" calcext:value-type="float">
            <text:p>5,2</text:p>
          </table:table-cell>
          <table:table-cell table:formula="of:=ROUND([Tabelle1.F19];ABS(INT(LOG(ABS([Tabelle1.G19])))-1))" office:value-type="float" office:value="13.6" calcext:value-type="float">
            <text:p>13,6</text:p>
          </table:table-cell>
          <table:table-cell table:formula="of:=IF([Tabelle1.G19]=0;0;ROUND([Tabelle1.G19];2-(INT(LOG(ABS([Tabelle1.G19])))+1)))" office:value-type="float" office:value="1.2" calcext:value-type="float">
            <text:p>1,2</text:p>
          </table:table-cell>
          <table:table-cell table:formula="of:=ROUND([Tabelle1.H19];ABS(INT(LOG(ABS([Tabelle1.I19])))-1))" office:value-type="float" office:value="1.7" calcext:value-type="float">
            <text:p>1,7</text:p>
          </table:table-cell>
          <table:table-cell table:formula="of:=IF([Tabelle1.I19]=0;0;ROUND([Tabelle1.I19];2-(INT(LOG(ABS([Tabelle1.I19])))+1)))" office:value-type="float" office:value="2.5" calcext:value-type="float">
            <text:p>2,5</text:p>
          </table:table-cell>
          <table:table-cell table:formula="of:=ROUND([Tabelle1.J19];ABS(INT(LOG(ABS([Tabelle1.K19])))-1))" office:value-type="float" office:value="2.3" calcext:value-type="float">
            <text:p>2,3</text:p>
          </table:table-cell>
          <table:table-cell table:formula="of:=IF([Tabelle1.K19]=0;0;ROUND([Tabelle1.K19];2-(INT(LOG(ABS([Tabelle1.K19])))+1)))" office:value-type="float" office:value="1.3" calcext:value-type="float">
            <text:p>1,3</text:p>
          </table:table-cell>
          <table:table-cell table:formula="of:=ROUND([Tabelle1.L19];ABS(INT(LOG(ABS([Tabelle1.M19])))-1))" office:value-type="float" office:value="14" calcext:value-type="float">
            <text:p>14</text:p>
          </table:table-cell>
          <table:table-cell table:formula="of:=IF([Tabelle1.M19]=0;0;ROUND([Tabelle1.M19];2-(INT(LOG(ABS([Tabelle1.M19])))+1)))" office:value-type="float" office:value="81" calcext:value-type="float">
            <text:p>81</text:p>
          </table:table-cell>
          <table:table-cell table:formula="of:=ROUND([Tabelle1.N19];ABS(INT(LOG(ABS([Tabelle1.O19])))-1))" office:value-type="float" office:value="-25.9" calcext:value-type="float">
            <text:p>-25,9</text:p>
          </table:table-cell>
          <table:table-cell table:formula="of:=IF([Tabelle1.O19]=0;0;ROUND([Tabelle1.O19];2-(INT(LOG(ABS([Tabelle1.O19])))+1)))" office:value-type="float" office:value="2.4" calcext:value-type="float">
            <text:p>2,4</text:p>
          </table:table-cell>
          <table:table-cell table:formula="of:=ROUND([Tabelle1.P19];ABS(INT(LOG(ABS([Tabelle1.Q19])))-1))" office:value-type="float" office:value="0.335" calcext:value-type="float">
            <text:p>0,335</text:p>
          </table:table-cell>
          <table:table-cell table:formula="of:=IF([Tabelle1.Q19]=0;0;ROUND([Tabelle1.Q19];2-(INT(LOG(ABS([Tabelle1.Q19])))+1)))" office:value-type="float" office:value="0.022" calcext:value-type="float">
            <text:p>0,022</text:p>
          </table:table-cell>
          <table:table-cell table:formula="of:=ROUND([Tabelle1.R19];2)" office:value-type="float" office:value="21.6" calcext:value-type="float">
            <text:p>21,6</text:p>
          </table:table-cell>
          <table:table-cell table:formula="of:=ROUND([Tabelle1.S19];2)" office:value-type="float" office:value="2.77" calcext:value-type="float">
            <text:p>2,77</text:p>
          </table:table-cell>
        </table:table-row>
        <table:table-row table:style-name="ro1">
          <table:table-cell table:formula="of:=[Tabelle1.A20]" office:value-type="float" office:value="10" calcext:value-type="float">
            <text:p>10</text:p>
          </table:table-cell>
          <table:table-cell table:formula="of:=[Tabelle1.B20]" office:value-type="float" office:value="62" calcext:value-type="float">
            <text:p>62</text:p>
          </table:table-cell>
          <table:table-cell table:formula="of:=[Tabelle1.C20]" office:value-type="float" office:value="1.65" calcext:value-type="float">
            <text:p>1,65</text:p>
          </table:table-cell>
          <table:table-cell table:formula="of:=ROUND([Tabelle1.D20];ABS(INT(LOG(ABS([Tabelle1.E20])))-1))" office:value-type="float" office:value="3.53" calcext:value-type="float">
            <text:p>3,53</text:p>
          </table:table-cell>
          <table:table-cell table:formula="of:=IF([Tabelle1.E20]=0;0;ROUND([Tabelle1.E20];2-(INT(LOG(ABS([Tabelle1.E20])))+1)))" office:value-type="float" office:value="0.69" calcext:value-type="float">
            <text:p>0,69</text:p>
          </table:table-cell>
          <table:table-cell table:formula="of:=ROUND([Tabelle1.F20];ABS(INT(LOG(ABS([Tabelle1.G20])))-1))" office:value-type="float" office:value="0.61" calcext:value-type="float">
            <text:p>0,61</text:p>
          </table:table-cell>
          <table:table-cell table:formula="of:=IF([Tabelle1.G20]=0;0;ROUND([Tabelle1.G20];2-(INT(LOG(ABS([Tabelle1.G20])))+1)))" office:value-type="float" office:value="0.34" calcext:value-type="float">
            <text:p>0,34</text:p>
          </table:table-cell>
          <table:table-cell table:formula="of:=ROUND([Tabelle1.H20];ABS(INT(LOG(ABS([Tabelle1.I20])))-1))" office:value-type="float" office:value="-2" calcext:value-type="float">
            <text:p>-2</text:p>
          </table:table-cell>
          <table:table-cell table:formula="of:=IF([Tabelle1.I20]=0;0;ROUND([Tabelle1.I20];2-(INT(LOG(ABS([Tabelle1.I20])))+1)))" office:value-type="float" office:value="1.6" calcext:value-type="float">
            <text:p>1,6</text:p>
          </table:table-cell>
          <table:table-cell table:formula="of:=ROUND([Tabelle1.J20];ABS(INT(LOG(ABS([Tabelle1.K20])))-1))" office:value-type="float" office:value="4.11" calcext:value-type="float">
            <text:p>4,11</text:p>
          </table:table-cell>
          <table:table-cell table:formula="of:=IF([Tabelle1.K20]=0;0;ROUND([Tabelle1.K20];2-(INT(LOG(ABS([Tabelle1.K20])))+1)))" office:value-type="float" office:value="0.78" calcext:value-type="float">
            <text:p>0,78</text:p>
          </table:table-cell>
          <table:table-cell table:formula="of:=ROUND([Tabelle1.L20];ABS(INT(LOG(ABS([Tabelle1.M20])))-1))" office:value-type="float" office:value="331073958.978766" calcext:value-type="float">
            <text:p>331073958,978766</text:p>
          </table:table-cell>
          <table:table-cell table:formula="of:=IF([Tabelle1.M20]=0;0;ROUND([Tabelle1.M20];2-(INT(LOG(ABS([Tabelle1.M20])))+1)))" office:value-type="float" office:value="200000000" calcext:value-type="float">
            <text:p>200000000</text:p>
          </table:table-cell>
          <table:table-cell table:formula="of:=ROUND([Tabelle1.N20];ABS(INT(LOG(ABS([Tabelle1.O20])))-1))" office:value-type="float" office:value="43.8" calcext:value-type="float">
            <text:p>43,8</text:p>
          </table:table-cell>
          <table:table-cell table:formula="of:=IF([Tabelle1.O20]=0;0;ROUND([Tabelle1.O20];2-(INT(LOG(ABS([Tabelle1.O20])))+1)))" office:value-type="float" office:value="5.3" calcext:value-type="float">
            <text:p>5,3</text:p>
          </table:table-cell>
          <table:table-cell table:formula="of:=ROUND([Tabelle1.P20];ABS(INT(LOG(ABS([Tabelle1.Q20])))-1))" office:value-type="float" office:value="0.298" calcext:value-type="float">
            <text:p>0,298</text:p>
          </table:table-cell>
          <table:table-cell table:formula="of:=IF([Tabelle1.Q20]=0;0;ROUND([Tabelle1.Q20];2-(INT(LOG(ABS([Tabelle1.Q20])))+1)))" office:value-type="float" office:value="0.016" calcext:value-type="float">
            <text:p>0,016</text:p>
          </table:table-cell>
          <table:table-cell table:formula="of:=ROUND([Tabelle1.R20];2)" office:value-type="float" office:value="22.95" calcext:value-type="float">
            <text:p>22,95</text:p>
          </table:table-cell>
          <table:table-cell table:formula="of:=ROUND([Tabelle1.S20];2)" office:value-type="float" office:value="1.09" calcext:value-type="float">
            <text:p>1,09</text:p>
          </table:table-cell>
        </table:table-row>
        <table:table-row table:style-name="ro1">
          <table:table-cell table:formula="of:=[Tabelle1.A21]" office:value-type="float" office:value="9" calcext:value-type="float">
            <text:p>9</text:p>
          </table:table-cell>
          <table:table-cell table:formula="of:=[Tabelle1.B21]" office:value-type="float" office:value="63" calcext:value-type="float">
            <text:p>63</text:p>
          </table:table-cell>
          <table:table-cell table:formula="of:=[Tabelle1.C21]" office:value-type="float" office:value="1.675" calcext:value-type="float">
            <text:p>1,675</text:p>
          </table:table-cell>
          <table:table-cell table:formula="of:=ROUND([Tabelle1.D21];ABS(INT(LOG(ABS([Tabelle1.E21])))-1))" office:value-type="float" office:value="3.71" calcext:value-type="float">
            <text:p>3,71</text:p>
          </table:table-cell>
          <table:table-cell table:formula="of:=IF([Tabelle1.E21]=0;0;ROUND([Tabelle1.E21];2-(INT(LOG(ABS([Tabelle1.E21])))+1)))" office:value-type="float" office:value="0.63" calcext:value-type="float">
            <text:p>0,63</text:p>
          </table:table-cell>
          <table:table-cell table:formula="of:=ROUND([Tabelle1.F21];ABS(INT(LOG(ABS([Tabelle1.G21])))-1))" office:value-type="float" office:value="0.53" calcext:value-type="float">
            <text:p>0,53</text:p>
          </table:table-cell>
          <table:table-cell table:formula="of:=IF([Tabelle1.G21]=0;0;ROUND([Tabelle1.G21];2-(INT(LOG(ABS([Tabelle1.G21])))+1)))" office:value-type="float" office:value="0.32" calcext:value-type="float">
            <text:p>0,32</text:p>
          </table:table-cell>
          <table:table-cell table:formula="of:=ROUND([Tabelle1.H21];ABS(INT(LOG(ABS([Tabelle1.I21])))-1))" office:value-type="float" office:value="-2.3" calcext:value-type="float">
            <text:p>-2,3</text:p>
          </table:table-cell>
          <table:table-cell table:formula="of:=IF([Tabelle1.I21]=0;0;ROUND([Tabelle1.I21];2-(INT(LOG(ABS([Tabelle1.I21])))+1)))" office:value-type="float" office:value="1.6" calcext:value-type="float">
            <text:p>1,6</text:p>
          </table:table-cell>
          <table:table-cell table:formula="of:=ROUND([Tabelle1.J21];ABS(INT(LOG(ABS([Tabelle1.K21])))-1))" office:value-type="float" office:value="4.26" calcext:value-type="float">
            <text:p>4,26</text:p>
          </table:table-cell>
          <table:table-cell table:formula="of:=IF([Tabelle1.K21]=0;0;ROUND([Tabelle1.K21];2-(INT(LOG(ABS([Tabelle1.K21])))+1)))" office:value-type="float" office:value="0.76" calcext:value-type="float">
            <text:p>0,76</text:p>
          </table:table-cell>
          <table:table-cell table:formula="of:=ROUND([Tabelle1.L21];ABS(INT(LOG(ABS([Tabelle1.M21])))-1))" office:value-type="string" office:string-value="" calcext:value-type="error">
            <text:p>Err:502</text:p>
          </table:table-cell>
          <table:table-cell table:formula="of:=IF([Tabelle1.M21]=0;0;ROUND([Tabelle1.M21];2-(INT(LOG(ABS([Tabelle1.M21])))+1)))" office:value-type="string" office:string-value="" calcext:value-type="error">
            <text:p>Err:502</text:p>
          </table:table-cell>
          <table:table-cell table:formula="of:=ROUND([Tabelle1.N21];ABS(INT(LOG(ABS([Tabelle1.O21])))-1))" office:value-type="float" office:value="119.5" calcext:value-type="float">
            <text:p>119,5</text:p>
          </table:table-cell>
          <table:table-cell table:formula="of:=IF([Tabelle1.O21]=0;0;ROUND([Tabelle1.O21];2-(INT(LOG(ABS([Tabelle1.O21])))+1)))" office:value-type="float" office:value="2.6" calcext:value-type="float">
            <text:p>2,6</text:p>
          </table:table-cell>
          <table:table-cell table:formula="of:=ROUND([Tabelle1.P21];ABS(INT(LOG(ABS([Tabelle1.Q21])))-1))" office:value-type="float" office:value="0.295" calcext:value-type="float">
            <text:p>0,295</text:p>
          </table:table-cell>
          <table:table-cell table:formula="of:=IF([Tabelle1.Q21]=0;0;ROUND([Tabelle1.Q21];2-(INT(LOG(ABS([Tabelle1.Q21])))+1)))" office:value-type="float" office:value="0.014" calcext:value-type="float">
            <text:p>0,014</text:p>
          </table:table-cell>
          <table:table-cell table:formula="of:=ROUND([Tabelle1.R21];2)" office:value-type="float" office:value="21.9" calcext:value-type="float">
            <text:p>21,9</text:p>
          </table:table-cell>
          <table:table-cell table:formula="of:=ROUND([Tabelle1.S21];2)" office:value-type="float" office:value="0.92" calcext:value-type="float">
            <text:p>0,92</text:p>
          </table:table-cell>
        </table:table-row>
        <table:table-row table:style-name="ro1">
          <table:table-cell table:formula="of:=[Tabelle1.A22]" office:value-type="float" office:value="8" calcext:value-type="float">
            <text:p>8</text:p>
          </table:table-cell>
          <table:table-cell table:formula="of:=[Tabelle1.B22]" office:value-type="float" office:value="64" calcext:value-type="float">
            <text:p>64</text:p>
          </table:table-cell>
          <table:table-cell table:formula="of:=[Tabelle1.C22]" office:value-type="float" office:value="1.7" calcext:value-type="float">
            <text:p>1,7</text:p>
          </table:table-cell>
          <table:table-cell table:formula="of:=ROUND([Tabelle1.D22];ABS(INT(LOG(ABS([Tabelle1.E22])))-1))" office:value-type="float" office:value="3.65" calcext:value-type="float">
            <text:p>3,65</text:p>
          </table:table-cell>
          <table:table-cell table:formula="of:=IF([Tabelle1.E22]=0;0;ROUND([Tabelle1.E22];2-(INT(LOG(ABS([Tabelle1.E22])))+1)))" office:value-type="float" office:value="0.55" calcext:value-type="float">
            <text:p>0,55</text:p>
          </table:table-cell>
          <table:table-cell table:formula="of:=ROUND([Tabelle1.F22];ABS(INT(LOG(ABS([Tabelle1.G22])))-1))" office:value-type="float" office:value="0.56" calcext:value-type="float">
            <text:p>0,56</text:p>
          </table:table-cell>
          <table:table-cell table:formula="of:=IF([Tabelle1.G22]=0;0;ROUND([Tabelle1.G22];2-(INT(LOG(ABS([Tabelle1.G22])))+1)))" office:value-type="float" office:value="0.29" calcext:value-type="float">
            <text:p>0,29</text:p>
          </table:table-cell>
          <table:table-cell table:formula="of:=ROUND([Tabelle1.H22];ABS(INT(LOG(ABS([Tabelle1.I22])))-1))" office:value-type="float" office:value="-2.28" calcext:value-type="float">
            <text:p>-2,28</text:p>
          </table:table-cell>
          <table:table-cell table:formula="of:=IF([Tabelle1.I22]=0;0;ROUND([Tabelle1.I22];2-(INT(LOG(ABS([Tabelle1.I22])))+1)))" office:value-type="float" office:value="0.98" calcext:value-type="float">
            <text:p>0,98</text:p>
          </table:table-cell>
          <table:table-cell table:formula="of:=ROUND([Tabelle1.J22];ABS(INT(LOG(ABS([Tabelle1.K22])))-1))" office:value-type="float" office:value="4.23" calcext:value-type="float">
            <text:p>4,23</text:p>
          </table:table-cell>
          <table:table-cell table:formula="of:=IF([Tabelle1.K22]=0;0;ROUND([Tabelle1.K22];2-(INT(LOG(ABS([Tabelle1.K22])))+1)))" office:value-type="float" office:value="0.48" calcext:value-type="float">
            <text:p>0,48</text:p>
          </table:table-cell>
          <table:table-cell table:formula="of:=ROUND([Tabelle1.L22];ABS(INT(LOG(ABS([Tabelle1.M22])))-1))" office:value-type="float" office:value="31.4" calcext:value-type="float">
            <text:p>31,4</text:p>
          </table:table-cell>
          <table:table-cell table:formula="of:=IF([Tabelle1.M22]=0;0;ROUND([Tabelle1.M22];2-(INT(LOG(ABS([Tabelle1.M22])))+1)))" office:value-type="float" office:value="1.4" calcext:value-type="float">
            <text:p>1,4</text:p>
          </table:table-cell>
          <table:table-cell table:formula="of:=ROUND([Tabelle1.N22];ABS(INT(LOG(ABS([Tabelle1.O22])))-1))" office:value-type="float" office:value="49" calcext:value-type="float">
            <text:p>49</text:p>
          </table:table-cell>
          <table:table-cell table:formula="of:=IF([Tabelle1.O22]=0;0;ROUND([Tabelle1.O22];2-(INT(LOG(ABS([Tabelle1.O22])))+1)))" office:value-type="float" office:value="1.4" calcext:value-type="float">
            <text:p>1,4</text:p>
          </table:table-cell>
          <table:table-cell table:formula="of:=ROUND([Tabelle1.P22];ABS(INT(LOG(ABS([Tabelle1.Q22])))-1))" office:value-type="float" office:value="0.296" calcext:value-type="float">
            <text:p>0,296</text:p>
          </table:table-cell>
          <table:table-cell table:formula="of:=IF([Tabelle1.Q22]=0;0;ROUND([Tabelle1.Q22];2-(INT(LOG(ABS([Tabelle1.Q22])))+1)))" office:value-type="float" office:value="0.011" calcext:value-type="float">
            <text:p>0,011</text:p>
          </table:table-cell>
          <table:table-cell table:formula="of:=ROUND([Tabelle1.R22];2)" office:value-type="float" office:value="21.94" calcext:value-type="float">
            <text:p>21,94</text:p>
          </table:table-cell>
          <table:table-cell table:formula="of:=ROUND([Tabelle1.S22];2)" office:value-type="float" office:value="0.5" calcext:value-type="float">
            <text:p>0,5</text:p>
          </table:table-cell>
        </table:table-row>
        <table:table-row table:style-name="ro1">
          <table:table-cell table:formula="of:=[Tabelle1.A23]" office:value-type="float" office:value="7" calcext:value-type="float">
            <text:p>7</text:p>
          </table:table-cell>
          <table:table-cell table:formula="of:=[Tabelle1.B23]" office:value-type="float" office:value="65" calcext:value-type="float">
            <text:p>65</text:p>
          </table:table-cell>
          <table:table-cell table:formula="of:=[Tabelle1.C23]" office:value-type="float" office:value="1.75" calcext:value-type="float">
            <text:p>1,75</text:p>
          </table:table-cell>
          <table:table-cell table:formula="of:=ROUND([Tabelle1.D23];ABS(INT(LOG(ABS([Tabelle1.E23])))-1))" office:value-type="float" office:value="-11.7" calcext:value-type="float">
            <text:p>-11,7</text:p>
          </table:table-cell>
          <table:table-cell table:formula="of:=IF([Tabelle1.E23]=0;0;ROUND([Tabelle1.E23];2-(INT(LOG(ABS([Tabelle1.E23])))+1)))" office:value-type="float" office:value="1.4" calcext:value-type="float">
            <text:p>1,4</text:p>
          </table:table-cell>
          <table:table-cell table:formula="of:=ROUND([Tabelle1.F23];ABS(INT(LOG(ABS([Tabelle1.G23])))-1))" office:value-type="float" office:value="4.5" calcext:value-type="float">
            <text:p>4,5</text:p>
          </table:table-cell>
          <table:table-cell table:formula="of:=IF([Tabelle1.G23]=0;0;ROUND([Tabelle1.G23];2-(INT(LOG(ABS([Tabelle1.G23])))+1)))" office:value-type="float" office:value="0.59" calcext:value-type="float">
            <text:p>0,59</text:p>
          </table:table-cell>
          <table:table-cell table:formula="of:=ROUND([Tabelle1.H23];ABS(INT(LOG(ABS([Tabelle1.I23])))-1))" office:value-type="float" office:value="3.19" calcext:value-type="float">
            <text:p>3,19</text:p>
          </table:table-cell>
          <table:table-cell table:formula="of:=IF([Tabelle1.I23]=0;0;ROUND([Tabelle1.I23];2-(INT(LOG(ABS([Tabelle1.I23])))+1)))" office:value-type="float" office:value="0.66" calcext:value-type="float">
            <text:p>0,66</text:p>
          </table:table-cell>
          <table:table-cell table:formula="of:=ROUND([Tabelle1.J23];ABS(INT(LOG(ABS([Tabelle1.K23])))-1))" office:value-type="float" office:value="1.55" calcext:value-type="float">
            <text:p>1,55</text:p>
          </table:table-cell>
          <table:table-cell table:formula="of:=IF([Tabelle1.K23]=0;0;ROUND([Tabelle1.K23];2-(INT(LOG(ABS([Tabelle1.K23])))+1)))" office:value-type="float" office:value="0.33" calcext:value-type="float">
            <text:p>0,33</text:p>
          </table:table-cell>
          <table:table-cell table:formula="of:=ROUND([Tabelle1.L23];ABS(INT(LOG(ABS([Tabelle1.M23])))-1))" office:value-type="float" office:value="-1.0074" calcext:value-type="float">
            <text:p>-1,0074</text:p>
          </table:table-cell>
          <table:table-cell table:formula="of:=IF([Tabelle1.M23]=0;0;ROUND([Tabelle1.M23];2-(INT(LOG(ABS([Tabelle1.M23])))+1)))" office:value-type="float" office:value="0.0068" calcext:value-type="float">
            <text:p>0,0068</text:p>
          </table:table-cell>
          <table:table-cell table:formula="of:=ROUND([Tabelle1.N23];ABS(INT(LOG(ABS([Tabelle1.O23])))-1))" office:value-type="float" office:value="0.014" calcext:value-type="float">
            <text:p>0,014</text:p>
          </table:table-cell>
          <table:table-cell table:formula="of:=IF([Tabelle1.O23]=0;0;ROUND([Tabelle1.O23];2-(INT(LOG(ABS([Tabelle1.O23])))+1)))" office:value-type="float" office:value="0.013" calcext:value-type="float">
            <text:p>0,013</text:p>
          </table:table-cell>
          <table:table-cell table:formula="of:=ROUND([Tabelle1.P23];ABS(INT(LOG(ABS([Tabelle1.Q23])))-1))" office:value-type="float" office:value="0.343" calcext:value-type="float">
            <text:p>0,343</text:p>
          </table:table-cell>
          <table:table-cell table:formula="of:=IF([Tabelle1.Q23]=0;0;ROUND([Tabelle1.Q23];2-(INT(LOG(ABS([Tabelle1.Q23])))+1)))" office:value-type="float" office:value="0.02" calcext:value-type="float">
            <text:p>0,02</text:p>
          </table:table-cell>
          <table:table-cell table:formula="of:=ROUND([Tabelle1.R23];2)" office:value-type="float" office:value="14.9" calcext:value-type="float">
            <text:p>14,9</text:p>
          </table:table-cell>
          <table:table-cell table:formula="of:=ROUND([Tabelle1.S23];2)" office:value-type="float" office:value="3.73" calcext:value-type="float">
            <text:p>3,73</text:p>
          </table:table-cell>
        </table:table-row>
        <table:table-row table:style-name="ro1">
          <table:table-cell table:formula="of:=[Tabelle1.A24]" office:value-type="float" office:value="7" calcext:value-type="float">
            <text:p>7</text:p>
          </table:table-cell>
          <table:table-cell table:formula="of:=[Tabelle1.B24]" office:value-type="float" office:value="65" calcext:value-type="float">
            <text:p>65</text:p>
          </table:table-cell>
          <table:table-cell table:formula="of:=[Tabelle1.C24]" office:value-type="float" office:value="1.75" calcext:value-type="float">
            <text:p>1,75</text:p>
          </table:table-cell>
          <table:table-cell table:formula="of:=ROUND([Tabelle1.D24];ABS(INT(LOG(ABS([Tabelle1.E24])))-1))" office:value-type="float" office:value="-10.1" calcext:value-type="float">
            <text:p>-10,1</text:p>
          </table:table-cell>
          <table:table-cell table:formula="of:=IF([Tabelle1.E24]=0;0;ROUND([Tabelle1.E24];2-(INT(LOG(ABS([Tabelle1.E24])))+1)))" office:value-type="float" office:value="7.6" calcext:value-type="float">
            <text:p>7,6</text:p>
          </table:table-cell>
          <table:table-cell table:formula="of:=ROUND([Tabelle1.F24];ABS(INT(LOG(ABS([Tabelle1.G24])))-1))" office:value-type="float" office:value="4.5" calcext:value-type="float">
            <text:p>4,5</text:p>
          </table:table-cell>
          <table:table-cell table:formula="of:=IF([Tabelle1.G24]=0;0;ROUND([Tabelle1.G24];2-(INT(LOG(ABS([Tabelle1.G24])))+1)))" office:value-type="float" office:value="1.1" calcext:value-type="float">
            <text:p>1,1</text:p>
          </table:table-cell>
          <table:table-cell table:formula="of:=ROUND([Tabelle1.H24];ABS(INT(LOG(ABS([Tabelle1.I24])))-1))" office:value-type="float" office:value="3.2" calcext:value-type="float">
            <text:p>3,2</text:p>
          </table:table-cell>
          <table:table-cell table:formula="of:=IF([Tabelle1.I24]=0;0;ROUND([Tabelle1.I24];2-(INT(LOG(ABS([Tabelle1.I24])))+1)))" office:value-type="float" office:value="8.6" calcext:value-type="float">
            <text:p>8,6</text:p>
          </table:table-cell>
          <table:table-cell table:formula="of:=ROUND([Tabelle1.J24];ABS(INT(LOG(ABS([Tabelle1.K24])))-1))" office:value-type="float" office:value="1.5" calcext:value-type="float">
            <text:p>1,5</text:p>
          </table:table-cell>
          <table:table-cell table:formula="of:=IF([Tabelle1.K24]=0;0;ROUND([Tabelle1.K24];2-(INT(LOG(ABS([Tabelle1.K24])))+1)))" office:value-type="float" office:value="4.3" calcext:value-type="float">
            <text:p>4,3</text:p>
          </table:table-cell>
          <table:table-cell table:formula="of:=ROUND([Tabelle1.L24];ABS(INT(LOG(ABS([Tabelle1.M24])))-1))" office:value-type="float" office:value="-1.03" calcext:value-type="float">
            <text:p>-1,03</text:p>
          </table:table-cell>
          <table:table-cell table:formula="of:=IF([Tabelle1.M24]=0;0;ROUND([Tabelle1.M24];2-(INT(LOG(ABS([Tabelle1.M24])))+1)))" office:value-type="float" office:value="0.19" calcext:value-type="float">
            <text:p>0,19</text:p>
          </table:table-cell>
          <table:table-cell table:formula="of:=ROUND([Tabelle1.N24];ABS(INT(LOG(ABS([Tabelle1.O24])))-1))" office:value-type="float" office:value="0.06" calcext:value-type="float">
            <text:p>0,06</text:p>
          </table:table-cell>
          <table:table-cell table:formula="of:=IF([Tabelle1.O24]=0;0;ROUND([Tabelle1.O24];2-(INT(LOG(ABS([Tabelle1.O24])))+1)))" office:value-type="float" office:value="0.49" calcext:value-type="float">
            <text:p>0,49</text:p>
          </table:table-cell>
          <table:table-cell table:formula="of:=ROUND([Tabelle1.P24];ABS(INT(LOG(ABS([Tabelle1.Q24])))-1))" office:value-type="float" office:value="0.343" calcext:value-type="float">
            <text:p>0,343</text:p>
          </table:table-cell>
          <table:table-cell table:formula="of:=IF([Tabelle1.Q24]=0;0;ROUND([Tabelle1.Q24];2-(INT(LOG(ABS([Tabelle1.Q24])))+1)))" office:value-type="float" office:value="0.043" calcext:value-type="float">
            <text:p>0,043</text:p>
          </table:table-cell>
          <table:table-cell table:formula="of:=ROUND([Tabelle1.R24];2)" office:value-type="float" office:value="14.9" calcext:value-type="float">
            <text:p>14,9</text:p>
          </table:table-cell>
          <table:table-cell table:formula="of:=ROUND([Tabelle1.S24];2)" office:value-type="float" office:value="3.73" calcext:value-type="float">
            <text:p>3,73</text:p>
          </table:table-cell>
        </table:table-row>
        <table:table-row table:style-name="ro1">
          <table:table-cell table:formula="of:=[Tabelle1.A25]" office:value-type="float" office:value="0" calcext:value-type="float">
            <text:p>0</text:p>
          </table:table-cell>
          <table:table-cell table:formula="of:=[Tabelle1.B25]" office:value-type="float" office:value="0" calcext:value-type="float">
            <text:p>0</text:p>
          </table:table-cell>
          <table:table-cell table:formula="of:=[Tabelle1.C25]" office:value-type="float" office:value="0" calcext:value-type="float">
            <text:p>0</text:p>
          </table:table-cell>
          <table:table-cell table:formula="of:=ROUND([Tabelle1.D25];ABS(INT(LOG(ABS([Tabelle1.E25])))-1))" office:value-type="string" office:string-value="" calcext:value-type="error">
            <text:p>Err:502</text:p>
          </table:table-cell>
          <table:table-cell table:formula="of:=IF([Tabelle1.E25]=0;0;ROUND([Tabelle1.E25];2-(INT(LOG(ABS([Tabelle1.E25])))+1)))" office:value-type="float" office:value="0" calcext:value-type="float">
            <text:p>0</text:p>
          </table:table-cell>
          <table:table-cell table:formula="of:=ROUND([Tabelle1.F25];ABS(INT(LOG(ABS([Tabelle1.G25])))-1))" office:value-type="string" office:string-value="" calcext:value-type="error">
            <text:p>Err:502</text:p>
          </table:table-cell>
          <table:table-cell table:formula="of:=IF([Tabelle1.G25]=0;0;ROUND([Tabelle1.G25];2-(INT(LOG(ABS([Tabelle1.G25])))+1)))" office:value-type="float" office:value="0" calcext:value-type="float">
            <text:p>0</text:p>
          </table:table-cell>
          <table:table-cell table:formula="of:=ROUND([Tabelle1.H25];ABS(INT(LOG(ABS([Tabelle1.I25])))-1))" office:value-type="string" office:string-value="" calcext:value-type="error">
            <text:p>Err:502</text:p>
          </table:table-cell>
          <table:table-cell table:formula="of:=IF([Tabelle1.I25]=0;0;ROUND([Tabelle1.I25];2-(INT(LOG(ABS([Tabelle1.I25])))+1)))" office:value-type="float" office:value="0" calcext:value-type="float">
            <text:p>0</text:p>
          </table:table-cell>
          <table:table-cell table:formula="of:=ROUND([Tabelle1.J25];ABS(INT(LOG(ABS([Tabelle1.K25])))-1))" office:value-type="string" office:string-value="" calcext:value-type="error">
            <text:p>Err:502</text:p>
          </table:table-cell>
          <table:table-cell table:formula="of:=IF([Tabelle1.K25]=0;0;ROUND([Tabelle1.K25];2-(INT(LOG(ABS([Tabelle1.K25])))+1)))" office:value-type="float" office:value="0" calcext:value-type="float">
            <text:p>0</text:p>
          </table:table-cell>
          <table:table-cell table:formula="of:=ROUND([Tabelle1.L25];ABS(INT(LOG(ABS([Tabelle1.M25])))-1))" office:value-type="string" office:string-value="" calcext:value-type="error">
            <text:p>Err:502</text:p>
          </table:table-cell>
          <table:table-cell table:formula="of:=IF([Tabelle1.M25]=0;0;ROUND([Tabelle1.M25];2-(INT(LOG(ABS([Tabelle1.M25])))+1)))" office:value-type="float" office:value="0" calcext:value-type="float">
            <text:p>0</text:p>
          </table:table-cell>
          <table:table-cell table:formula="of:=ROUND([Tabelle1.N25];ABS(INT(LOG(ABS([Tabelle1.O25])))-1))" office:value-type="string" office:string-value="" calcext:value-type="error">
            <text:p>Err:502</text:p>
          </table:table-cell>
          <table:table-cell table:formula="of:=IF([Tabelle1.O25]=0;0;ROUND([Tabelle1.O25];2-(INT(LOG(ABS([Tabelle1.O25])))+1)))" office:value-type="float" office:value="0" calcext:value-type="float">
            <text:p>0</text:p>
          </table:table-cell>
          <table:table-cell table:formula="of:=ROUND([Tabelle1.P25];ABS(INT(LOG(ABS([Tabelle1.Q25])))-1))" office:value-type="string" office:string-value="" calcext:value-type="error">
            <text:p>Err:502</text:p>
          </table:table-cell>
          <table:table-cell table:formula="of:=IF([Tabelle1.Q25]=0;0;ROUND([Tabelle1.Q25];2-(INT(LOG(ABS([Tabelle1.Q25])))+1)))" office:value-type="float" office:value="0" calcext:value-type="float">
            <text:p>0</text:p>
          </table:table-cell>
          <table:table-cell table:formula="of:=ROUND([Tabelle1.R25];2)" office:value-type="float" office:value="0" calcext:value-type="float">
            <text:p>0</text:p>
          </table:table-cell>
          <table:table-cell table:formula="of:=ROUND([Tabelle1.S25];2)" office:value-type="float" office:value="0" calcext:value-type="float">
            <text:p>0</text:p>
          </table:table-cell>
        </table:table-row>
        <table:table-row table:style-name="ro1">
          <table:table-cell table:formula="of:=[Tabelle1.A26]" office:value-type="float" office:value="0" calcext:value-type="float">
            <text:p>0</text:p>
          </table:table-cell>
          <table:table-cell table:formula="of:=[Tabelle1.B26]" office:value-type="float" office:value="0" calcext:value-type="float">
            <text:p>0</text:p>
          </table:table-cell>
          <table:table-cell table:formula="of:=[Tabelle1.C26]" office:value-type="float" office:value="0" calcext:value-type="float">
            <text:p>0</text:p>
          </table:table-cell>
          <table:table-cell table:formula="of:=ROUND([Tabelle1.D26];ABS(INT(LOG(ABS([Tabelle1.E26])))-1))" office:value-type="string" office:string-value="" calcext:value-type="error">
            <text:p>Err:502</text:p>
          </table:table-cell>
          <table:table-cell table:formula="of:=IF([Tabelle1.E26]=0;0;ROUND([Tabelle1.E26];2-(INT(LOG(ABS([Tabelle1.E26])))+1)))" office:value-type="float" office:value="0" calcext:value-type="float">
            <text:p>0</text:p>
          </table:table-cell>
          <table:table-cell table:formula="of:=ROUND([Tabelle1.F26];ABS(INT(LOG(ABS([Tabelle1.G26])))-1))" office:value-type="string" office:string-value="" calcext:value-type="error">
            <text:p>Err:502</text:p>
          </table:table-cell>
          <table:table-cell table:formula="of:=IF([Tabelle1.G26]=0;0;ROUND([Tabelle1.G26];2-(INT(LOG(ABS([Tabelle1.G26])))+1)))" office:value-type="float" office:value="0" calcext:value-type="float">
            <text:p>0</text:p>
          </table:table-cell>
          <table:table-cell table:formula="of:=ROUND([Tabelle1.H26];ABS(INT(LOG(ABS([Tabelle1.I26])))-1))" office:value-type="string" office:string-value="" calcext:value-type="error">
            <text:p>Err:502</text:p>
          </table:table-cell>
          <table:table-cell table:formula="of:=IF([Tabelle1.I26]=0;0;ROUND([Tabelle1.I26];2-(INT(LOG(ABS([Tabelle1.I26])))+1)))" office:value-type="float" office:value="0" calcext:value-type="float">
            <text:p>0</text:p>
          </table:table-cell>
          <table:table-cell table:formula="of:=ROUND([Tabelle1.J26];ABS(INT(LOG(ABS([Tabelle1.K26])))-1))" office:value-type="string" office:string-value="" calcext:value-type="error">
            <text:p>Err:502</text:p>
          </table:table-cell>
          <table:table-cell table:formula="of:=IF([Tabelle1.K26]=0;0;ROUND([Tabelle1.K26];2-(INT(LOG(ABS([Tabelle1.K26])))+1)))" office:value-type="float" office:value="0" calcext:value-type="float">
            <text:p>0</text:p>
          </table:table-cell>
          <table:table-cell table:formula="of:=ROUND([Tabelle1.L26];ABS(INT(LOG(ABS([Tabelle1.M26])))-1))" office:value-type="string" office:string-value="" calcext:value-type="error">
            <text:p>Err:502</text:p>
          </table:table-cell>
          <table:table-cell table:formula="of:=IF([Tabelle1.M26]=0;0;ROUND([Tabelle1.M26];2-(INT(LOG(ABS([Tabelle1.M26])))+1)))" office:value-type="float" office:value="0" calcext:value-type="float">
            <text:p>0</text:p>
          </table:table-cell>
          <table:table-cell table:formula="of:=ROUND([Tabelle1.N26];ABS(INT(LOG(ABS([Tabelle1.O26])))-1))" office:value-type="string" office:string-value="" calcext:value-type="error">
            <text:p>Err:502</text:p>
          </table:table-cell>
          <table:table-cell table:formula="of:=IF([Tabelle1.O26]=0;0;ROUND([Tabelle1.O26];2-(INT(LOG(ABS([Tabelle1.O26])))+1)))" office:value-type="float" office:value="0" calcext:value-type="float">
            <text:p>0</text:p>
          </table:table-cell>
          <table:table-cell table:formula="of:=ROUND([Tabelle1.P26];ABS(INT(LOG(ABS([Tabelle1.Q26])))-1))" office:value-type="string" office:string-value="" calcext:value-type="error">
            <text:p>Err:502</text:p>
          </table:table-cell>
          <table:table-cell table:formula="of:=IF([Tabelle1.Q26]=0;0;ROUND([Tabelle1.Q26];2-(INT(LOG(ABS([Tabelle1.Q26])))+1)))" office:value-type="float" office:value="0" calcext:value-type="float">
            <text:p>0</text:p>
          </table:table-cell>
          <table:table-cell table:formula="of:=ROUND([Tabelle1.R26];2)" office:value-type="float" office:value="0" calcext:value-type="float">
            <text:p>0</text:p>
          </table:table-cell>
          <table:table-cell table:formula="of:=ROUND([Tabelle1.S26];2)" office:value-type="float" office:value="0" calcext:value-type="float">
            <text:p>0</text:p>
          </table:table-cell>
        </table:table-row>
        <table:table-row table:style-name="ro1">
          <table:table-cell table:formula="of:=[Tabelle1.A27]" office:value-type="float" office:value="0" calcext:value-type="float">
            <text:p>0</text:p>
          </table:table-cell>
          <table:table-cell table:formula="of:=[Tabelle1.B27]" office:value-type="float" office:value="0" calcext:value-type="float">
            <text:p>0</text:p>
          </table:table-cell>
          <table:table-cell table:formula="of:=[Tabelle1.C27]" office:value-type="float" office:value="0" calcext:value-type="float">
            <text:p>0</text:p>
          </table:table-cell>
          <table:table-cell table:formula="of:=ROUND([Tabelle1.D27];ABS(INT(LOG(ABS([Tabelle1.E27])))-1))" office:value-type="string" office:string-value="" calcext:value-type="error">
            <text:p>Err:502</text:p>
          </table:table-cell>
          <table:table-cell table:formula="of:=IF([Tabelle1.E27]=0;0;ROUND([Tabelle1.E27];2-(INT(LOG(ABS([Tabelle1.E27])))+1)))" office:value-type="float" office:value="0" calcext:value-type="float">
            <text:p>0</text:p>
          </table:table-cell>
          <table:table-cell table:formula="of:=ROUND([Tabelle1.F27];ABS(INT(LOG(ABS([Tabelle1.G27])))-1))" office:value-type="string" office:string-value="" calcext:value-type="error">
            <text:p>Err:502</text:p>
          </table:table-cell>
          <table:table-cell table:formula="of:=IF([Tabelle1.G27]=0;0;ROUND([Tabelle1.G27];2-(INT(LOG(ABS([Tabelle1.G27])))+1)))" office:value-type="float" office:value="0" calcext:value-type="float">
            <text:p>0</text:p>
          </table:table-cell>
          <table:table-cell table:formula="of:=ROUND([Tabelle1.H27];ABS(INT(LOG(ABS([Tabelle1.I27])))-1))" office:value-type="string" office:string-value="" calcext:value-type="error">
            <text:p>Err:502</text:p>
          </table:table-cell>
          <table:table-cell table:formula="of:=IF([Tabelle1.I27]=0;0;ROUND([Tabelle1.I27];2-(INT(LOG(ABS([Tabelle1.I27])))+1)))" office:value-type="float" office:value="0" calcext:value-type="float">
            <text:p>0</text:p>
          </table:table-cell>
          <table:table-cell table:formula="of:=ROUND([Tabelle1.J27];ABS(INT(LOG(ABS([Tabelle1.K27])))-1))" office:value-type="string" office:string-value="" calcext:value-type="error">
            <text:p>Err:502</text:p>
          </table:table-cell>
          <table:table-cell table:formula="of:=IF([Tabelle1.K27]=0;0;ROUND([Tabelle1.K27];2-(INT(LOG(ABS([Tabelle1.K27])))+1)))" office:value-type="float" office:value="0" calcext:value-type="float">
            <text:p>0</text:p>
          </table:table-cell>
          <table:table-cell table:formula="of:=ROUND([Tabelle1.L27];ABS(INT(LOG(ABS([Tabelle1.M27])))-1))" office:value-type="string" office:string-value="" calcext:value-type="error">
            <text:p>Err:502</text:p>
          </table:table-cell>
          <table:table-cell table:formula="of:=IF([Tabelle1.M27]=0;0;ROUND([Tabelle1.M27];2-(INT(LOG(ABS([Tabelle1.M27])))+1)))" office:value-type="float" office:value="0" calcext:value-type="float">
            <text:p>0</text:p>
          </table:table-cell>
          <table:table-cell table:formula="of:=ROUND([Tabelle1.N27];ABS(INT(LOG(ABS([Tabelle1.O27])))-1))" office:value-type="string" office:string-value="" calcext:value-type="error">
            <text:p>Err:502</text:p>
          </table:table-cell>
          <table:table-cell table:formula="of:=IF([Tabelle1.O27]=0;0;ROUND([Tabelle1.O27];2-(INT(LOG(ABS([Tabelle1.O27])))+1)))" office:value-type="float" office:value="0" calcext:value-type="float">
            <text:p>0</text:p>
          </table:table-cell>
          <table:table-cell table:formula="of:=ROUND([Tabelle1.P27];ABS(INT(LOG(ABS([Tabelle1.Q27])))-1))" office:value-type="string" office:string-value="" calcext:value-type="error">
            <text:p>Err:502</text:p>
          </table:table-cell>
          <table:table-cell table:formula="of:=IF([Tabelle1.Q27]=0;0;ROUND([Tabelle1.Q27];2-(INT(LOG(ABS([Tabelle1.Q27])))+1)))" office:value-type="float" office:value="0" calcext:value-type="float">
            <text:p>0</text:p>
          </table:table-cell>
          <table:table-cell table:formula="of:=ROUND([Tabelle1.R27];2)" office:value-type="float" office:value="0" calcext:value-type="float">
            <text:p>0</text:p>
          </table:table-cell>
          <table:table-cell table:formula="of:=ROUND([Tabelle1.S27];2)" office:value-type="float" office:value="0" calcext:value-type="float">
            <text:p>0</text:p>
          </table:table-cell>
        </table:table-row>
        <table:table-row table:style-name="ro1">
          <table:table-cell table:formula="of:=[Tabelle1.A28]" office:value-type="float" office:value="0" calcext:value-type="float">
            <text:p>0</text:p>
          </table:table-cell>
          <table:table-cell table:formula="of:=[Tabelle1.B28]" office:value-type="float" office:value="0" calcext:value-type="float">
            <text:p>0</text:p>
          </table:table-cell>
          <table:table-cell table:formula="of:=[Tabelle1.C28]" office:value-type="float" office:value="0" calcext:value-type="float">
            <text:p>0</text:p>
          </table:table-cell>
          <table:table-cell table:formula="of:=ROUND([Tabelle1.D28];ABS(INT(LOG(ABS([Tabelle1.E28])))-1))" office:value-type="string" office:string-value="" calcext:value-type="error">
            <text:p>Err:502</text:p>
          </table:table-cell>
          <table:table-cell table:formula="of:=IF([Tabelle1.E28]=0;0;ROUND([Tabelle1.E28];2-(INT(LOG(ABS([Tabelle1.E28])))+1)))" office:value-type="float" office:value="0" calcext:value-type="float">
            <text:p>0</text:p>
          </table:table-cell>
          <table:table-cell table:formula="of:=ROUND([Tabelle1.F28];ABS(INT(LOG(ABS([Tabelle1.G28])))-1))" office:value-type="string" office:string-value="" calcext:value-type="error">
            <text:p>Err:502</text:p>
          </table:table-cell>
          <table:table-cell table:formula="of:=IF([Tabelle1.G28]=0;0;ROUND([Tabelle1.G28];2-(INT(LOG(ABS([Tabelle1.G28])))+1)))" office:value-type="float" office:value="0" calcext:value-type="float">
            <text:p>0</text:p>
          </table:table-cell>
          <table:table-cell table:formula="of:=ROUND([Tabelle1.H28];ABS(INT(LOG(ABS([Tabelle1.I28])))-1))" office:value-type="string" office:string-value="" calcext:value-type="error">
            <text:p>Err:502</text:p>
          </table:table-cell>
          <table:table-cell table:formula="of:=IF([Tabelle1.I28]=0;0;ROUND([Tabelle1.I28];2-(INT(LOG(ABS([Tabelle1.I28])))+1)))" office:value-type="float" office:value="0" calcext:value-type="float">
            <text:p>0</text:p>
          </table:table-cell>
          <table:table-cell table:formula="of:=ROUND([Tabelle1.J28];ABS(INT(LOG(ABS([Tabelle1.K28])))-1))" office:value-type="string" office:string-value="" calcext:value-type="error">
            <text:p>Err:502</text:p>
          </table:table-cell>
          <table:table-cell table:formula="of:=IF([Tabelle1.K28]=0;0;ROUND([Tabelle1.K28];2-(INT(LOG(ABS([Tabelle1.K28])))+1)))" office:value-type="float" office:value="0" calcext:value-type="float">
            <text:p>0</text:p>
          </table:table-cell>
          <table:table-cell table:formula="of:=ROUND([Tabelle1.L28];ABS(INT(LOG(ABS([Tabelle1.M28])))-1))" office:value-type="string" office:string-value="" calcext:value-type="error">
            <text:p>Err:502</text:p>
          </table:table-cell>
          <table:table-cell table:formula="of:=IF([Tabelle1.M28]=0;0;ROUND([Tabelle1.M28];2-(INT(LOG(ABS([Tabelle1.M28])))+1)))" office:value-type="float" office:value="0" calcext:value-type="float">
            <text:p>0</text:p>
          </table:table-cell>
          <table:table-cell table:formula="of:=ROUND([Tabelle1.N28];ABS(INT(LOG(ABS([Tabelle1.O28])))-1))" office:value-type="string" office:string-value="" calcext:value-type="error">
            <text:p>Err:502</text:p>
          </table:table-cell>
          <table:table-cell table:formula="of:=IF([Tabelle1.O28]=0;0;ROUND([Tabelle1.O28];2-(INT(LOG(ABS([Tabelle1.O28])))+1)))" office:value-type="float" office:value="0" calcext:value-type="float">
            <text:p>0</text:p>
          </table:table-cell>
          <table:table-cell table:formula="of:=ROUND([Tabelle1.P28];ABS(INT(LOG(ABS([Tabelle1.Q28])))-1))" office:value-type="string" office:string-value="" calcext:value-type="error">
            <text:p>Err:502</text:p>
          </table:table-cell>
          <table:table-cell table:formula="of:=IF([Tabelle1.Q28]=0;0;ROUND([Tabelle1.Q28];2-(INT(LOG(ABS([Tabelle1.Q28])))+1)))" office:value-type="float" office:value="0" calcext:value-type="float">
            <text:p>0</text:p>
          </table:table-cell>
          <table:table-cell table:formula="of:=ROUND([Tabelle1.R28];2)" office:value-type="float" office:value="0" calcext:value-type="float">
            <text:p>0</text:p>
          </table:table-cell>
          <table:table-cell table:formula="of:=ROUND([Tabelle1.S28];2)" office:value-type="float" office:value="0" calcext:value-type="float">
            <text:p>0</text:p>
          </table:table-cell>
        </table:table-row>
        <table:table-row table:style-name="ro1">
          <table:table-cell table:formula="of:=[Tabelle1.A29]" office:value-type="float" office:value="0" calcext:value-type="float">
            <text:p>0</text:p>
          </table:table-cell>
          <table:table-cell table:formula="of:=[Tabelle1.B29]" office:value-type="float" office:value="0" calcext:value-type="float">
            <text:p>0</text:p>
          </table:table-cell>
          <table:table-cell table:formula="of:=[Tabelle1.C29]" office:value-type="float" office:value="0" calcext:value-type="float">
            <text:p>0</text:p>
          </table:table-cell>
          <table:table-cell table:formula="of:=ROUND([Tabelle1.D29];ABS(INT(LOG(ABS([Tabelle1.E29])))-1))" office:value-type="string" office:string-value="" calcext:value-type="error">
            <text:p>Err:502</text:p>
          </table:table-cell>
          <table:table-cell table:formula="of:=IF([Tabelle1.E29]=0;0;ROUND([Tabelle1.E29];2-(INT(LOG(ABS([Tabelle1.E29])))+1)))" office:value-type="float" office:value="0" calcext:value-type="float">
            <text:p>0</text:p>
          </table:table-cell>
          <table:table-cell table:formula="of:=ROUND([Tabelle1.F29];ABS(INT(LOG(ABS([Tabelle1.G29])))-1))" office:value-type="string" office:string-value="" calcext:value-type="error">
            <text:p>Err:502</text:p>
          </table:table-cell>
          <table:table-cell table:formula="of:=IF([Tabelle1.G29]=0;0;ROUND([Tabelle1.G29];2-(INT(LOG(ABS([Tabelle1.G29])))+1)))" office:value-type="float" office:value="0" calcext:value-type="float">
            <text:p>0</text:p>
          </table:table-cell>
          <table:table-cell table:formula="of:=ROUND([Tabelle1.H29];ABS(INT(LOG(ABS([Tabelle1.I29])))-1))" office:value-type="string" office:string-value="" calcext:value-type="error">
            <text:p>Err:502</text:p>
          </table:table-cell>
          <table:table-cell table:formula="of:=IF([Tabelle1.I29]=0;0;ROUND([Tabelle1.I29];2-(INT(LOG(ABS([Tabelle1.I29])))+1)))" office:value-type="float" office:value="0" calcext:value-type="float">
            <text:p>0</text:p>
          </table:table-cell>
          <table:table-cell table:formula="of:=ROUND([Tabelle1.J29];ABS(INT(LOG(ABS([Tabelle1.K29])))-1))" office:value-type="string" office:string-value="" calcext:value-type="error">
            <text:p>Err:502</text:p>
          </table:table-cell>
          <table:table-cell table:formula="of:=IF([Tabelle1.K29]=0;0;ROUND([Tabelle1.K29];2-(INT(LOG(ABS([Tabelle1.K29])))+1)))" office:value-type="float" office:value="0" calcext:value-type="float">
            <text:p>0</text:p>
          </table:table-cell>
          <table:table-cell table:formula="of:=ROUND([Tabelle1.L29];ABS(INT(LOG(ABS([Tabelle1.M29])))-1))" office:value-type="string" office:string-value="" calcext:value-type="error">
            <text:p>Err:502</text:p>
          </table:table-cell>
          <table:table-cell table:formula="of:=IF([Tabelle1.M29]=0;0;ROUND([Tabelle1.M29];2-(INT(LOG(ABS([Tabelle1.M29])))+1)))" office:value-type="float" office:value="0" calcext:value-type="float">
            <text:p>0</text:p>
          </table:table-cell>
          <table:table-cell table:formula="of:=ROUND([Tabelle1.N29];ABS(INT(LOG(ABS([Tabelle1.O29])))-1))" office:value-type="string" office:string-value="" calcext:value-type="error">
            <text:p>Err:502</text:p>
          </table:table-cell>
          <table:table-cell table:formula="of:=IF([Tabelle1.O29]=0;0;ROUND([Tabelle1.O29];2-(INT(LOG(ABS([Tabelle1.O29])))+1)))" office:value-type="float" office:value="0" calcext:value-type="float">
            <text:p>0</text:p>
          </table:table-cell>
          <table:table-cell table:formula="of:=ROUND([Tabelle1.P29];ABS(INT(LOG(ABS([Tabelle1.Q29])))-1))" office:value-type="string" office:string-value="" calcext:value-type="error">
            <text:p>Err:502</text:p>
          </table:table-cell>
          <table:table-cell table:formula="of:=IF([Tabelle1.Q29]=0;0;ROUND([Tabelle1.Q29];2-(INT(LOG(ABS([Tabelle1.Q29])))+1)))" office:value-type="float" office:value="0" calcext:value-type="float">
            <text:p>0</text:p>
          </table:table-cell>
          <table:table-cell table:formula="of:=ROUND([Tabelle1.R29];2)" office:value-type="float" office:value="0" calcext:value-type="float">
            <text:p>0</text:p>
          </table:table-cell>
          <table:table-cell table:formula="of:=ROUND([Tabelle1.S29];2)" office:value-type="float" office:value="0" calcext:value-type="float">
            <text:p>0</text:p>
          </table:table-cell>
        </table:table-row>
        <table:table-row table:style-name="ro1">
          <table:table-cell table:formula="of:=[Tabelle1.A30]" office:value-type="float" office:value="0" calcext:value-type="float">
            <text:p>0</text:p>
          </table:table-cell>
          <table:table-cell table:formula="of:=[Tabelle1.B30]" office:value-type="float" office:value="0" calcext:value-type="float">
            <text:p>0</text:p>
          </table:table-cell>
          <table:table-cell table:formula="of:=[Tabelle1.C30]" office:value-type="float" office:value="0" calcext:value-type="float">
            <text:p>0</text:p>
          </table:table-cell>
          <table:table-cell table:formula="of:=ROUND([Tabelle1.D30];ABS(INT(LOG(ABS([Tabelle1.E30])))-1))" office:value-type="string" office:string-value="" calcext:value-type="error">
            <text:p>Err:502</text:p>
          </table:table-cell>
          <table:table-cell table:formula="of:=IF([Tabelle1.E30]=0;0;ROUND([Tabelle1.E30];2-(INT(LOG(ABS([Tabelle1.E30])))+1)))" office:value-type="float" office:value="0" calcext:value-type="float">
            <text:p>0</text:p>
          </table:table-cell>
          <table:table-cell table:formula="of:=ROUND([Tabelle1.F30];ABS(INT(LOG(ABS([Tabelle1.G30])))-1))" office:value-type="string" office:string-value="" calcext:value-type="error">
            <text:p>Err:502</text:p>
          </table:table-cell>
          <table:table-cell table:formula="of:=IF([Tabelle1.G30]=0;0;ROUND([Tabelle1.G30];2-(INT(LOG(ABS([Tabelle1.G30])))+1)))" office:value-type="float" office:value="0" calcext:value-type="float">
            <text:p>0</text:p>
          </table:table-cell>
          <table:table-cell table:formula="of:=ROUND([Tabelle1.H30];ABS(INT(LOG(ABS([Tabelle1.I30])))-1))" office:value-type="string" office:string-value="" calcext:value-type="error">
            <text:p>Err:502</text:p>
          </table:table-cell>
          <table:table-cell table:formula="of:=IF([Tabelle1.I30]=0;0;ROUND([Tabelle1.I30];2-(INT(LOG(ABS([Tabelle1.I30])))+1)))" office:value-type="float" office:value="0" calcext:value-type="float">
            <text:p>0</text:p>
          </table:table-cell>
          <table:table-cell table:formula="of:=ROUND([Tabelle1.J30];ABS(INT(LOG(ABS([Tabelle1.K30])))-1))" office:value-type="string" office:string-value="" calcext:value-type="error">
            <text:p>Err:502</text:p>
          </table:table-cell>
          <table:table-cell table:formula="of:=IF([Tabelle1.K30]=0;0;ROUND([Tabelle1.K30];2-(INT(LOG(ABS([Tabelle1.K30])))+1)))" office:value-type="float" office:value="0" calcext:value-type="float">
            <text:p>0</text:p>
          </table:table-cell>
          <table:table-cell table:formula="of:=ROUND([Tabelle1.L30];ABS(INT(LOG(ABS([Tabelle1.M30])))-1))" office:value-type="string" office:string-value="" calcext:value-type="error">
            <text:p>Err:502</text:p>
          </table:table-cell>
          <table:table-cell table:formula="of:=IF([Tabelle1.M30]=0;0;ROUND([Tabelle1.M30];2-(INT(LOG(ABS([Tabelle1.M30])))+1)))" office:value-type="float" office:value="0" calcext:value-type="float">
            <text:p>0</text:p>
          </table:table-cell>
          <table:table-cell table:formula="of:=ROUND([Tabelle1.N30];ABS(INT(LOG(ABS([Tabelle1.O30])))-1))" office:value-type="string" office:string-value="" calcext:value-type="error">
            <text:p>Err:502</text:p>
          </table:table-cell>
          <table:table-cell table:formula="of:=IF([Tabelle1.O30]=0;0;ROUND([Tabelle1.O30];2-(INT(LOG(ABS([Tabelle1.O30])))+1)))" office:value-type="float" office:value="0" calcext:value-type="float">
            <text:p>0</text:p>
          </table:table-cell>
          <table:table-cell table:formula="of:=ROUND([Tabelle1.P30];ABS(INT(LOG(ABS([Tabelle1.Q30])))-1))" office:value-type="string" office:string-value="" calcext:value-type="error">
            <text:p>Err:502</text:p>
          </table:table-cell>
          <table:table-cell table:formula="of:=IF([Tabelle1.Q30]=0;0;ROUND([Tabelle1.Q30];2-(INT(LOG(ABS([Tabelle1.Q30])))+1)))" office:value-type="float" office:value="0" calcext:value-type="float">
            <text:p>0</text:p>
          </table:table-cell>
          <table:table-cell table:formula="of:=ROUND([Tabelle1.R30];2)" office:value-type="float" office:value="0" calcext:value-type="float">
            <text:p>0</text:p>
          </table:table-cell>
          <table:table-cell table:formula="of:=ROUND([Tabelle1.S30];2)" office:value-type="float" office:value="0" calcext:value-type="float">
            <text:p>0</text:p>
          </table:table-cell>
        </table:table-row>
        <table:table-row table:style-name="ro1">
          <table:table-cell table:formula="of:=[Tabelle1.A31]" office:value-type="float" office:value="0" calcext:value-type="float">
            <text:p>0</text:p>
          </table:table-cell>
          <table:table-cell table:formula="of:=[Tabelle1.B31]" office:value-type="float" office:value="0" calcext:value-type="float">
            <text:p>0</text:p>
          </table:table-cell>
          <table:table-cell table:formula="of:=[Tabelle1.C31]" office:value-type="float" office:value="0" calcext:value-type="float">
            <text:p>0</text:p>
          </table:table-cell>
          <table:table-cell table:formula="of:=ROUND([Tabelle1.D31];ABS(INT(LOG(ABS([Tabelle1.E31])))-1))" office:value-type="string" office:string-value="" calcext:value-type="error">
            <text:p>Err:502</text:p>
          </table:table-cell>
          <table:table-cell table:formula="of:=IF([Tabelle1.E31]=0;0;ROUND([Tabelle1.E31];2-(INT(LOG(ABS([Tabelle1.E31])))+1)))" office:value-type="float" office:value="0" calcext:value-type="float">
            <text:p>0</text:p>
          </table:table-cell>
          <table:table-cell table:formula="of:=ROUND([Tabelle1.F31];ABS(INT(LOG(ABS([Tabelle1.G31])))-1))" office:value-type="string" office:string-value="" calcext:value-type="error">
            <text:p>Err:502</text:p>
          </table:table-cell>
          <table:table-cell table:formula="of:=IF([Tabelle1.G31]=0;0;ROUND([Tabelle1.G31];2-(INT(LOG(ABS([Tabelle1.G31])))+1)))" office:value-type="float" office:value="0" calcext:value-type="float">
            <text:p>0</text:p>
          </table:table-cell>
          <table:table-cell table:formula="of:=ROUND([Tabelle1.H31];ABS(INT(LOG(ABS([Tabelle1.I31])))-1))" office:value-type="string" office:string-value="" calcext:value-type="error">
            <text:p>Err:502</text:p>
          </table:table-cell>
          <table:table-cell table:formula="of:=IF([Tabelle1.I31]=0;0;ROUND([Tabelle1.I31];2-(INT(LOG(ABS([Tabelle1.I31])))+1)))" office:value-type="float" office:value="0" calcext:value-type="float">
            <text:p>0</text:p>
          </table:table-cell>
          <table:table-cell table:formula="of:=ROUND([Tabelle1.J31];ABS(INT(LOG(ABS([Tabelle1.K31])))-1))" office:value-type="string" office:string-value="" calcext:value-type="error">
            <text:p>Err:502</text:p>
          </table:table-cell>
          <table:table-cell table:formula="of:=IF([Tabelle1.K31]=0;0;ROUND([Tabelle1.K31];2-(INT(LOG(ABS([Tabelle1.K31])))+1)))" office:value-type="float" office:value="0" calcext:value-type="float">
            <text:p>0</text:p>
          </table:table-cell>
          <table:table-cell table:formula="of:=ROUND([Tabelle1.L31];ABS(INT(LOG(ABS([Tabelle1.M31])))-1))" office:value-type="string" office:string-value="" calcext:value-type="error">
            <text:p>Err:502</text:p>
          </table:table-cell>
          <table:table-cell table:formula="of:=IF([Tabelle1.M31]=0;0;ROUND([Tabelle1.M31];2-(INT(LOG(ABS([Tabelle1.M31])))+1)))" office:value-type="float" office:value="0" calcext:value-type="float">
            <text:p>0</text:p>
          </table:table-cell>
          <table:table-cell table:formula="of:=ROUND([Tabelle1.N31];ABS(INT(LOG(ABS([Tabelle1.O31])))-1))" office:value-type="string" office:string-value="" calcext:value-type="error">
            <text:p>Err:502</text:p>
          </table:table-cell>
          <table:table-cell table:formula="of:=IF([Tabelle1.O31]=0;0;ROUND([Tabelle1.O31];2-(INT(LOG(ABS([Tabelle1.O31])))+1)))" office:value-type="float" office:value="0" calcext:value-type="float">
            <text:p>0</text:p>
          </table:table-cell>
          <table:table-cell table:formula="of:=ROUND([Tabelle1.P31];ABS(INT(LOG(ABS([Tabelle1.Q31])))-1))" office:value-type="string" office:string-value="" calcext:value-type="error">
            <text:p>Err:502</text:p>
          </table:table-cell>
          <table:table-cell table:formula="of:=IF([Tabelle1.Q31]=0;0;ROUND([Tabelle1.Q31];2-(INT(LOG(ABS([Tabelle1.Q31])))+1)))" office:value-type="float" office:value="0" calcext:value-type="float">
            <text:p>0</text:p>
          </table:table-cell>
          <table:table-cell table:formula="of:=ROUND([Tabelle1.R31];2)" office:value-type="float" office:value="0" calcext:value-type="float">
            <text:p>0</text:p>
          </table:table-cell>
          <table:table-cell table:formula="of:=ROUND([Tabelle1.S31];2)" office:value-type="float" office:value="0" calcext:value-type="float">
            <text:p>0</text:p>
          </table:table-cell>
        </table:table-row>
        <table:table-row table:style-name="ro1">
          <table:table-cell table:formula="of:=[Tabelle1.A32]" office:value-type="float" office:value="0" calcext:value-type="float">
            <text:p>0</text:p>
          </table:table-cell>
          <table:table-cell table:formula="of:=[Tabelle1.B32]" office:value-type="float" office:value="0" calcext:value-type="float">
            <text:p>0</text:p>
          </table:table-cell>
          <table:table-cell table:formula="of:=[Tabelle1.C32]" office:value-type="float" office:value="0" calcext:value-type="float">
            <text:p>0</text:p>
          </table:table-cell>
          <table:table-cell table:formula="of:=ROUND([Tabelle1.D32];ABS(INT(LOG(ABS([Tabelle1.E32])))-1))" office:value-type="string" office:string-value="" calcext:value-type="error">
            <text:p>Err:502</text:p>
          </table:table-cell>
          <table:table-cell table:formula="of:=IF([Tabelle1.E32]=0;0;ROUND([Tabelle1.E32];2-(INT(LOG(ABS([Tabelle1.E32])))+1)))" office:value-type="float" office:value="0" calcext:value-type="float">
            <text:p>0</text:p>
          </table:table-cell>
          <table:table-cell table:formula="of:=ROUND([Tabelle1.F32];ABS(INT(LOG(ABS([Tabelle1.G32])))-1))" office:value-type="string" office:string-value="" calcext:value-type="error">
            <text:p>Err:502</text:p>
          </table:table-cell>
          <table:table-cell table:formula="of:=IF([Tabelle1.G32]=0;0;ROUND([Tabelle1.G32];2-(INT(LOG(ABS([Tabelle1.G32])))+1)))" office:value-type="float" office:value="0" calcext:value-type="float">
            <text:p>0</text:p>
          </table:table-cell>
          <table:table-cell table:formula="of:=ROUND([Tabelle1.H32];ABS(INT(LOG(ABS([Tabelle1.I32])))-1))" office:value-type="string" office:string-value="" calcext:value-type="error">
            <text:p>Err:502</text:p>
          </table:table-cell>
          <table:table-cell table:formula="of:=IF([Tabelle1.I32]=0;0;ROUND([Tabelle1.I32];2-(INT(LOG(ABS([Tabelle1.I32])))+1)))" office:value-type="float" office:value="0" calcext:value-type="float">
            <text:p>0</text:p>
          </table:table-cell>
          <table:table-cell table:formula="of:=ROUND([Tabelle1.J32];ABS(INT(LOG(ABS([Tabelle1.K32])))-1))" office:value-type="string" office:string-value="" calcext:value-type="error">
            <text:p>Err:502</text:p>
          </table:table-cell>
          <table:table-cell table:formula="of:=IF([Tabelle1.K32]=0;0;ROUND([Tabelle1.K32];2-(INT(LOG(ABS([Tabelle1.K32])))+1)))" office:value-type="float" office:value="0" calcext:value-type="float">
            <text:p>0</text:p>
          </table:table-cell>
          <table:table-cell table:formula="of:=ROUND([Tabelle1.L32];ABS(INT(LOG(ABS([Tabelle1.M32])))-1))" office:value-type="string" office:string-value="" calcext:value-type="error">
            <text:p>Err:502</text:p>
          </table:table-cell>
          <table:table-cell table:formula="of:=IF([Tabelle1.M32]=0;0;ROUND([Tabelle1.M32];2-(INT(LOG(ABS([Tabelle1.M32])))+1)))" office:value-type="float" office:value="0" calcext:value-type="float">
            <text:p>0</text:p>
          </table:table-cell>
          <table:table-cell table:formula="of:=ROUND([Tabelle1.N32];ABS(INT(LOG(ABS([Tabelle1.O32])))-1))" office:value-type="string" office:string-value="" calcext:value-type="error">
            <text:p>Err:502</text:p>
          </table:table-cell>
          <table:table-cell table:formula="of:=IF([Tabelle1.O32]=0;0;ROUND([Tabelle1.O32];2-(INT(LOG(ABS([Tabelle1.O32])))+1)))" office:value-type="float" office:value="0" calcext:value-type="float">
            <text:p>0</text:p>
          </table:table-cell>
          <table:table-cell table:formula="of:=ROUND([Tabelle1.P32];ABS(INT(LOG(ABS([Tabelle1.Q32])))-1))" office:value-type="string" office:string-value="" calcext:value-type="error">
            <text:p>Err:502</text:p>
          </table:table-cell>
          <table:table-cell table:formula="of:=IF([Tabelle1.Q32]=0;0;ROUND([Tabelle1.Q32];2-(INT(LOG(ABS([Tabelle1.Q32])))+1)))" office:value-type="float" office:value="0" calcext:value-type="float">
            <text:p>0</text:p>
          </table:table-cell>
          <table:table-cell table:formula="of:=ROUND([Tabelle1.R32];2)" office:value-type="float" office:value="0" calcext:value-type="float">
            <text:p>0</text:p>
          </table:table-cell>
          <table:table-cell table:formula="of:=ROUND([Tabelle1.S32];2)" office:value-type="float" office:value="0" calcext:value-type="float">
            <text:p>0</text:p>
          </table:table-cell>
        </table:table-row>
        <table:table-row table:style-name="ro1">
          <table:table-cell table:formula="of:=[Tabelle1.A33]" office:value-type="float" office:value="0" calcext:value-type="float">
            <text:p>0</text:p>
          </table:table-cell>
          <table:table-cell table:formula="of:=[Tabelle1.B33]" office:value-type="float" office:value="0" calcext:value-type="float">
            <text:p>0</text:p>
          </table:table-cell>
          <table:table-cell table:formula="of:=[Tabelle1.C33]" office:value-type="float" office:value="0" calcext:value-type="float">
            <text:p>0</text:p>
          </table:table-cell>
          <table:table-cell table:formula="of:=ROUND([Tabelle1.D33];ABS(INT(LOG(ABS([Tabelle1.E33])))-1))" office:value-type="string" office:string-value="" calcext:value-type="error">
            <text:p>Err:502</text:p>
          </table:table-cell>
          <table:table-cell table:formula="of:=IF([Tabelle1.E33]=0;0;ROUND([Tabelle1.E33];2-(INT(LOG(ABS([Tabelle1.E33])))+1)))" office:value-type="float" office:value="0" calcext:value-type="float">
            <text:p>0</text:p>
          </table:table-cell>
          <table:table-cell table:formula="of:=ROUND([Tabelle1.F33];ABS(INT(LOG(ABS([Tabelle1.G33])))-1))" office:value-type="string" office:string-value="" calcext:value-type="error">
            <text:p>Err:502</text:p>
          </table:table-cell>
          <table:table-cell table:formula="of:=IF([Tabelle1.G33]=0;0;ROUND([Tabelle1.G33];2-(INT(LOG(ABS([Tabelle1.G33])))+1)))" office:value-type="float" office:value="0" calcext:value-type="float">
            <text:p>0</text:p>
          </table:table-cell>
          <table:table-cell table:formula="of:=ROUND([Tabelle1.H33];ABS(INT(LOG(ABS([Tabelle1.I33])))-1))" office:value-type="string" office:string-value="" calcext:value-type="error">
            <text:p>Err:502</text:p>
          </table:table-cell>
          <table:table-cell table:formula="of:=IF([Tabelle1.I33]=0;0;ROUND([Tabelle1.I33];2-(INT(LOG(ABS([Tabelle1.I33])))+1)))" office:value-type="float" office:value="0" calcext:value-type="float">
            <text:p>0</text:p>
          </table:table-cell>
          <table:table-cell table:formula="of:=ROUND([Tabelle1.J33];ABS(INT(LOG(ABS([Tabelle1.K33])))-1))" office:value-type="string" office:string-value="" calcext:value-type="error">
            <text:p>Err:502</text:p>
          </table:table-cell>
          <table:table-cell table:formula="of:=IF([Tabelle1.K33]=0;0;ROUND([Tabelle1.K33];2-(INT(LOG(ABS([Tabelle1.K33])))+1)))" office:value-type="float" office:value="0" calcext:value-type="float">
            <text:p>0</text:p>
          </table:table-cell>
          <table:table-cell table:formula="of:=ROUND([Tabelle1.L33];ABS(INT(LOG(ABS([Tabelle1.M33])))-1))" office:value-type="string" office:string-value="" calcext:value-type="error">
            <text:p>Err:502</text:p>
          </table:table-cell>
          <table:table-cell table:formula="of:=IF([Tabelle1.M33]=0;0;ROUND([Tabelle1.M33];2-(INT(LOG(ABS([Tabelle1.M33])))+1)))" office:value-type="float" office:value="0" calcext:value-type="float">
            <text:p>0</text:p>
          </table:table-cell>
          <table:table-cell table:formula="of:=ROUND([Tabelle1.N33];ABS(INT(LOG(ABS([Tabelle1.O33])))-1))" office:value-type="string" office:string-value="" calcext:value-type="error">
            <text:p>Err:502</text:p>
          </table:table-cell>
          <table:table-cell table:formula="of:=IF([Tabelle1.O33]=0;0;ROUND([Tabelle1.O33];2-(INT(LOG(ABS([Tabelle1.O33])))+1)))" office:value-type="float" office:value="0" calcext:value-type="float">
            <text:p>0</text:p>
          </table:table-cell>
          <table:table-cell table:formula="of:=ROUND([Tabelle1.P33];ABS(INT(LOG(ABS([Tabelle1.Q33])))-1))" office:value-type="string" office:string-value="" calcext:value-type="error">
            <text:p>Err:502</text:p>
          </table:table-cell>
          <table:table-cell table:formula="of:=IF([Tabelle1.Q33]=0;0;ROUND([Tabelle1.Q33];2-(INT(LOG(ABS([Tabelle1.Q33])))+1)))" office:value-type="float" office:value="0" calcext:value-type="float">
            <text:p>0</text:p>
          </table:table-cell>
          <table:table-cell table:formula="of:=ROUND([Tabelle1.R33];2)" office:value-type="float" office:value="0" calcext:value-type="float">
            <text:p>0</text:p>
          </table:table-cell>
          <table:table-cell table:formula="of:=ROUND([Tabelle1.S33];2)" office:value-type="float" office:value="0" calcext:value-type="float">
            <text:p>0</text:p>
          </table:table-cell>
        </table:table-row>
        <table:table-row table:style-name="ro1">
          <table:table-cell table:formula="of:=[Tabelle1.A34]" office:value-type="float" office:value="0" calcext:value-type="float">
            <text:p>0</text:p>
          </table:table-cell>
          <table:table-cell table:formula="of:=[Tabelle1.B34]" office:value-type="float" office:value="0" calcext:value-type="float">
            <text:p>0</text:p>
          </table:table-cell>
          <table:table-cell table:formula="of:=[Tabelle1.C34]" office:value-type="float" office:value="0" calcext:value-type="float">
            <text:p>0</text:p>
          </table:table-cell>
          <table:table-cell table:formula="of:=ROUND([Tabelle1.D34];ABS(INT(LOG(ABS([Tabelle1.E34])))-1))" office:value-type="string" office:string-value="" calcext:value-type="error">
            <text:p>Err:502</text:p>
          </table:table-cell>
          <table:table-cell table:formula="of:=IF([Tabelle1.E34]=0;0;ROUND([Tabelle1.E34];2-(INT(LOG(ABS([Tabelle1.E34])))+1)))" office:value-type="float" office:value="0" calcext:value-type="float">
            <text:p>0</text:p>
          </table:table-cell>
          <table:table-cell table:formula="of:=ROUND([Tabelle1.F34];ABS(INT(LOG(ABS([Tabelle1.G34])))-1))" office:value-type="string" office:string-value="" calcext:value-type="error">
            <text:p>Err:502</text:p>
          </table:table-cell>
          <table:table-cell table:formula="of:=IF([Tabelle1.G34]=0;0;ROUND([Tabelle1.G34];2-(INT(LOG(ABS([Tabelle1.G34])))+1)))" office:value-type="float" office:value="0" calcext:value-type="float">
            <text:p>0</text:p>
          </table:table-cell>
          <table:table-cell table:formula="of:=ROUND([Tabelle1.H34];ABS(INT(LOG(ABS([Tabelle1.I34])))-1))" office:value-type="string" office:string-value="" calcext:value-type="error">
            <text:p>Err:502</text:p>
          </table:table-cell>
          <table:table-cell table:formula="of:=IF([Tabelle1.I34]=0;0;ROUND([Tabelle1.I34];2-(INT(LOG(ABS([Tabelle1.I34])))+1)))" office:value-type="float" office:value="0" calcext:value-type="float">
            <text:p>0</text:p>
          </table:table-cell>
          <table:table-cell table:formula="of:=ROUND([Tabelle1.J34];ABS(INT(LOG(ABS([Tabelle1.K34])))-1))" office:value-type="string" office:string-value="" calcext:value-type="error">
            <text:p>Err:502</text:p>
          </table:table-cell>
          <table:table-cell table:formula="of:=IF([Tabelle1.K34]=0;0;ROUND([Tabelle1.K34];2-(INT(LOG(ABS([Tabelle1.K34])))+1)))" office:value-type="float" office:value="0" calcext:value-type="float">
            <text:p>0</text:p>
          </table:table-cell>
          <table:table-cell table:formula="of:=ROUND([Tabelle1.L34];ABS(INT(LOG(ABS([Tabelle1.M34])))-1))" office:value-type="string" office:string-value="" calcext:value-type="error">
            <text:p>Err:502</text:p>
          </table:table-cell>
          <table:table-cell table:formula="of:=IF([Tabelle1.M34]=0;0;ROUND([Tabelle1.M34];2-(INT(LOG(ABS([Tabelle1.M34])))+1)))" office:value-type="float" office:value="0" calcext:value-type="float">
            <text:p>0</text:p>
          </table:table-cell>
          <table:table-cell table:formula="of:=ROUND([Tabelle1.N34];ABS(INT(LOG(ABS([Tabelle1.O34])))-1))" office:value-type="string" office:string-value="" calcext:value-type="error">
            <text:p>Err:502</text:p>
          </table:table-cell>
          <table:table-cell table:formula="of:=IF([Tabelle1.O34]=0;0;ROUND([Tabelle1.O34];2-(INT(LOG(ABS([Tabelle1.O34])))+1)))" office:value-type="float" office:value="0" calcext:value-type="float">
            <text:p>0</text:p>
          </table:table-cell>
          <table:table-cell table:formula="of:=ROUND([Tabelle1.P34];ABS(INT(LOG(ABS([Tabelle1.Q34])))-1))" office:value-type="string" office:string-value="" calcext:value-type="error">
            <text:p>Err:502</text:p>
          </table:table-cell>
          <table:table-cell table:formula="of:=IF([Tabelle1.Q34]=0;0;ROUND([Tabelle1.Q34];2-(INT(LOG(ABS([Tabelle1.Q34])))+1)))" office:value-type="float" office:value="0" calcext:value-type="float">
            <text:p>0</text:p>
          </table:table-cell>
          <table:table-cell table:formula="of:=ROUND([Tabelle1.R34];2)" office:value-type="float" office:value="0" calcext:value-type="float">
            <text:p>0</text:p>
          </table:table-cell>
          <table:table-cell table:formula="of:=ROUND([Tabelle1.S34];2)" office:value-type="float" office:value="0" calcext:value-type="float">
            <text:p>0</text:p>
          </table:table-cell>
        </table:table-row>
        <table:table-row table:style-name="ro1">
          <table:table-cell table:formula="of:=[Tabelle1.A35]" office:value-type="float" office:value="0" calcext:value-type="float">
            <text:p>0</text:p>
          </table:table-cell>
          <table:table-cell table:formula="of:=[Tabelle1.B35]" office:value-type="float" office:value="0" calcext:value-type="float">
            <text:p>0</text:p>
          </table:table-cell>
          <table:table-cell table:formula="of:=[Tabelle1.C35]" office:value-type="float" office:value="0" calcext:value-type="float">
            <text:p>0</text:p>
          </table:table-cell>
          <table:table-cell table:formula="of:=ROUND([Tabelle1.D35];ABS(INT(LOG(ABS([Tabelle1.E35])))-1))" office:value-type="string" office:string-value="" calcext:value-type="error">
            <text:p>Err:502</text:p>
          </table:table-cell>
          <table:table-cell table:formula="of:=IF([Tabelle1.E35]=0;0;ROUND([Tabelle1.E35];2-(INT(LOG(ABS([Tabelle1.E35])))+1)))" office:value-type="float" office:value="0" calcext:value-type="float">
            <text:p>0</text:p>
          </table:table-cell>
          <table:table-cell table:formula="of:=ROUND([Tabelle1.F35];ABS(INT(LOG(ABS([Tabelle1.G35])))-1))" office:value-type="string" office:string-value="" calcext:value-type="error">
            <text:p>Err:502</text:p>
          </table:table-cell>
          <table:table-cell table:formula="of:=IF([Tabelle1.G35]=0;0;ROUND([Tabelle1.G35];2-(INT(LOG(ABS([Tabelle1.G35])))+1)))" office:value-type="float" office:value="0" calcext:value-type="float">
            <text:p>0</text:p>
          </table:table-cell>
          <table:table-cell table:formula="of:=ROUND([Tabelle1.H35];ABS(INT(LOG(ABS([Tabelle1.I35])))-1))" office:value-type="string" office:string-value="" calcext:value-type="error">
            <text:p>Err:502</text:p>
          </table:table-cell>
          <table:table-cell table:formula="of:=IF([Tabelle1.I35]=0;0;ROUND([Tabelle1.I35];2-(INT(LOG(ABS([Tabelle1.I35])))+1)))" office:value-type="float" office:value="0" calcext:value-type="float">
            <text:p>0</text:p>
          </table:table-cell>
          <table:table-cell table:formula="of:=ROUND([Tabelle1.J35];ABS(INT(LOG(ABS([Tabelle1.K35])))-1))" office:value-type="string" office:string-value="" calcext:value-type="error">
            <text:p>Err:502</text:p>
          </table:table-cell>
          <table:table-cell table:formula="of:=IF([Tabelle1.K35]=0;0;ROUND([Tabelle1.K35];2-(INT(LOG(ABS([Tabelle1.K35])))+1)))" office:value-type="float" office:value="0" calcext:value-type="float">
            <text:p>0</text:p>
          </table:table-cell>
          <table:table-cell table:formula="of:=ROUND([Tabelle1.L35];ABS(INT(LOG(ABS([Tabelle1.M35])))-1))" office:value-type="string" office:string-value="" calcext:value-type="error">
            <text:p>Err:502</text:p>
          </table:table-cell>
          <table:table-cell table:formula="of:=IF([Tabelle1.M35]=0;0;ROUND([Tabelle1.M35];2-(INT(LOG(ABS([Tabelle1.M35])))+1)))" office:value-type="float" office:value="0" calcext:value-type="float">
            <text:p>0</text:p>
          </table:table-cell>
          <table:table-cell table:formula="of:=ROUND([Tabelle1.N35];ABS(INT(LOG(ABS([Tabelle1.O35])))-1))" office:value-type="string" office:string-value="" calcext:value-type="error">
            <text:p>Err:502</text:p>
          </table:table-cell>
          <table:table-cell table:formula="of:=IF([Tabelle1.O35]=0;0;ROUND([Tabelle1.O35];2-(INT(LOG(ABS([Tabelle1.O35])))+1)))" office:value-type="float" office:value="0" calcext:value-type="float">
            <text:p>0</text:p>
          </table:table-cell>
          <table:table-cell table:formula="of:=ROUND([Tabelle1.P35];ABS(INT(LOG(ABS([Tabelle1.Q35])))-1))" office:value-type="string" office:string-value="" calcext:value-type="error">
            <text:p>Err:502</text:p>
          </table:table-cell>
          <table:table-cell table:formula="of:=IF([Tabelle1.Q35]=0;0;ROUND([Tabelle1.Q35];2-(INT(LOG(ABS([Tabelle1.Q35])))+1)))" office:value-type="float" office:value="0" calcext:value-type="float">
            <text:p>0</text:p>
          </table:table-cell>
          <table:table-cell table:formula="of:=ROUND([Tabelle1.R35];2)" office:value-type="float" office:value="0" calcext:value-type="float">
            <text:p>0</text:p>
          </table:table-cell>
          <table:table-cell table:formula="of:=ROUND([Tabelle1.S35];2)" office:value-type="float" office:value="0" calcext:value-type="float">
            <text:p>0</text:p>
          </table:table-cell>
        </table:table-row>
        <table:table-row table:style-name="ro1">
          <table:table-cell table:formula="of:=[Tabelle1.A36]" office:value-type="float" office:value="0" calcext:value-type="float">
            <text:p>0</text:p>
          </table:table-cell>
          <table:table-cell table:formula="of:=[Tabelle1.B36]" office:value-type="float" office:value="0" calcext:value-type="float">
            <text:p>0</text:p>
          </table:table-cell>
          <table:table-cell table:formula="of:=[Tabelle1.C36]" office:value-type="float" office:value="0" calcext:value-type="float">
            <text:p>0</text:p>
          </table:table-cell>
          <table:table-cell table:formula="of:=ROUND([Tabelle1.D36];ABS(INT(LOG(ABS([Tabelle1.E36])))-1))" office:value-type="string" office:string-value="" calcext:value-type="error">
            <text:p>Err:502</text:p>
          </table:table-cell>
          <table:table-cell table:formula="of:=IF([Tabelle1.E36]=0;0;ROUND([Tabelle1.E36];2-(INT(LOG(ABS([Tabelle1.E36])))+1)))" office:value-type="float" office:value="0" calcext:value-type="float">
            <text:p>0</text:p>
          </table:table-cell>
          <table:table-cell table:formula="of:=ROUND([Tabelle1.F36];ABS(INT(LOG(ABS([Tabelle1.G36])))-1))" office:value-type="string" office:string-value="" calcext:value-type="error">
            <text:p>Err:502</text:p>
          </table:table-cell>
          <table:table-cell table:formula="of:=IF([Tabelle1.G36]=0;0;ROUND([Tabelle1.G36];2-(INT(LOG(ABS([Tabelle1.G36])))+1)))" office:value-type="float" office:value="0" calcext:value-type="float">
            <text:p>0</text:p>
          </table:table-cell>
          <table:table-cell table:formula="of:=ROUND([Tabelle1.H36];ABS(INT(LOG(ABS([Tabelle1.I36])))-1))" office:value-type="string" office:string-value="" calcext:value-type="error">
            <text:p>Err:502</text:p>
          </table:table-cell>
          <table:table-cell table:formula="of:=IF([Tabelle1.I36]=0;0;ROUND([Tabelle1.I36];2-(INT(LOG(ABS([Tabelle1.I36])))+1)))" office:value-type="float" office:value="0" calcext:value-type="float">
            <text:p>0</text:p>
          </table:table-cell>
          <table:table-cell table:formula="of:=ROUND([Tabelle1.J36];ABS(INT(LOG(ABS([Tabelle1.K36])))-1))" office:value-type="string" office:string-value="" calcext:value-type="error">
            <text:p>Err:502</text:p>
          </table:table-cell>
          <table:table-cell table:formula="of:=IF([Tabelle1.K36]=0;0;ROUND([Tabelle1.K36];2-(INT(LOG(ABS([Tabelle1.K36])))+1)))" office:value-type="float" office:value="0" calcext:value-type="float">
            <text:p>0</text:p>
          </table:table-cell>
          <table:table-cell table:formula="of:=ROUND([Tabelle1.L36];ABS(INT(LOG(ABS([Tabelle1.M36])))-1))" office:value-type="string" office:string-value="" calcext:value-type="error">
            <text:p>Err:502</text:p>
          </table:table-cell>
          <table:table-cell table:formula="of:=IF([Tabelle1.M36]=0;0;ROUND([Tabelle1.M36];2-(INT(LOG(ABS([Tabelle1.M36])))+1)))" office:value-type="float" office:value="0" calcext:value-type="float">
            <text:p>0</text:p>
          </table:table-cell>
          <table:table-cell table:formula="of:=ROUND([Tabelle1.N36];ABS(INT(LOG(ABS([Tabelle1.O36])))-1))" office:value-type="string" office:string-value="" calcext:value-type="error">
            <text:p>Err:502</text:p>
          </table:table-cell>
          <table:table-cell table:formula="of:=IF([Tabelle1.O36]=0;0;ROUND([Tabelle1.O36];2-(INT(LOG(ABS([Tabelle1.O36])))+1)))" office:value-type="float" office:value="0" calcext:value-type="float">
            <text:p>0</text:p>
          </table:table-cell>
          <table:table-cell table:formula="of:=ROUND([Tabelle1.P36];ABS(INT(LOG(ABS([Tabelle1.Q36])))-1))" office:value-type="string" office:string-value="" calcext:value-type="error">
            <text:p>Err:502</text:p>
          </table:table-cell>
          <table:table-cell table:formula="of:=IF([Tabelle1.Q36]=0;0;ROUND([Tabelle1.Q36];2-(INT(LOG(ABS([Tabelle1.Q36])))+1)))" office:value-type="float" office:value="0" calcext:value-type="float">
            <text:p>0</text:p>
          </table:table-cell>
          <table:table-cell table:formula="of:=ROUND([Tabelle1.R36];2)" office:value-type="float" office:value="0" calcext:value-type="float">
            <text:p>0</text:p>
          </table:table-cell>
          <table:table-cell table:formula="of:=ROUND([Tabelle1.S36];2)" office:value-type="float" office:value="0" calcext:value-type="float">
            <text:p>0</text:p>
          </table:table-cell>
        </table:table-row>
        <table:table-row table:style-name="ro1">
          <table:table-cell table:formula="of:=[Tabelle1.A37]" office:value-type="float" office:value="0" calcext:value-type="float">
            <text:p>0</text:p>
          </table:table-cell>
          <table:table-cell table:formula="of:=[Tabelle1.B37]" office:value-type="float" office:value="0" calcext:value-type="float">
            <text:p>0</text:p>
          </table:table-cell>
          <table:table-cell table:formula="of:=[Tabelle1.C37]" office:value-type="float" office:value="0" calcext:value-type="float">
            <text:p>0</text:p>
          </table:table-cell>
          <table:table-cell table:formula="of:=ROUND([Tabelle1.D37];ABS(INT(LOG(ABS([Tabelle1.E37])))-1))" office:value-type="string" office:string-value="" calcext:value-type="error">
            <text:p>Err:502</text:p>
          </table:table-cell>
          <table:table-cell table:formula="of:=IF([Tabelle1.E37]=0;0;ROUND([Tabelle1.E37];2-(INT(LOG(ABS([Tabelle1.E37])))+1)))" office:value-type="float" office:value="0" calcext:value-type="float">
            <text:p>0</text:p>
          </table:table-cell>
          <table:table-cell table:formula="of:=ROUND([Tabelle1.F37];ABS(INT(LOG(ABS([Tabelle1.G37])))-1))" office:value-type="string" office:string-value="" calcext:value-type="error">
            <text:p>Err:502</text:p>
          </table:table-cell>
          <table:table-cell table:formula="of:=IF([Tabelle1.G37]=0;0;ROUND([Tabelle1.G37];2-(INT(LOG(ABS([Tabelle1.G37])))+1)))" office:value-type="float" office:value="0" calcext:value-type="float">
            <text:p>0</text:p>
          </table:table-cell>
          <table:table-cell table:formula="of:=ROUND([Tabelle1.H37];ABS(INT(LOG(ABS([Tabelle1.I37])))-1))" office:value-type="string" office:string-value="" calcext:value-type="error">
            <text:p>Err:502</text:p>
          </table:table-cell>
          <table:table-cell table:formula="of:=IF([Tabelle1.I37]=0;0;ROUND([Tabelle1.I37];2-(INT(LOG(ABS([Tabelle1.I37])))+1)))" office:value-type="float" office:value="0" calcext:value-type="float">
            <text:p>0</text:p>
          </table:table-cell>
          <table:table-cell table:formula="of:=ROUND([Tabelle1.J37];ABS(INT(LOG(ABS([Tabelle1.K37])))-1))" office:value-type="string" office:string-value="" calcext:value-type="error">
            <text:p>Err:502</text:p>
          </table:table-cell>
          <table:table-cell table:formula="of:=IF([Tabelle1.K37]=0;0;ROUND([Tabelle1.K37];2-(INT(LOG(ABS([Tabelle1.K37])))+1)))" office:value-type="float" office:value="0" calcext:value-type="float">
            <text:p>0</text:p>
          </table:table-cell>
          <table:table-cell table:formula="of:=ROUND([Tabelle1.L37];ABS(INT(LOG(ABS([Tabelle1.M37])))-1))" office:value-type="string" office:string-value="" calcext:value-type="error">
            <text:p>Err:502</text:p>
          </table:table-cell>
          <table:table-cell table:formula="of:=IF([Tabelle1.M37]=0;0;ROUND([Tabelle1.M37];2-(INT(LOG(ABS([Tabelle1.M37])))+1)))" office:value-type="float" office:value="0" calcext:value-type="float">
            <text:p>0</text:p>
          </table:table-cell>
          <table:table-cell table:formula="of:=ROUND([Tabelle1.N37];ABS(INT(LOG(ABS([Tabelle1.O37])))-1))" office:value-type="string" office:string-value="" calcext:value-type="error">
            <text:p>Err:502</text:p>
          </table:table-cell>
          <table:table-cell table:formula="of:=IF([Tabelle1.O37]=0;0;ROUND([Tabelle1.O37];2-(INT(LOG(ABS([Tabelle1.O37])))+1)))" office:value-type="float" office:value="0" calcext:value-type="float">
            <text:p>0</text:p>
          </table:table-cell>
          <table:table-cell table:formula="of:=ROUND([Tabelle1.P37];ABS(INT(LOG(ABS([Tabelle1.Q37])))-1))" office:value-type="string" office:string-value="" calcext:value-type="error">
            <text:p>Err:502</text:p>
          </table:table-cell>
          <table:table-cell table:formula="of:=IF([Tabelle1.Q37]=0;0;ROUND([Tabelle1.Q37];2-(INT(LOG(ABS([Tabelle1.Q37])))+1)))" office:value-type="float" office:value="0" calcext:value-type="float">
            <text:p>0</text:p>
          </table:table-cell>
          <table:table-cell table:formula="of:=ROUND([Tabelle1.R37];2)" office:value-type="float" office:value="0" calcext:value-type="float">
            <text:p>0</text:p>
          </table:table-cell>
          <table:table-cell table:formula="of:=ROUND([Tabelle1.S37];2)" office:value-type="float" office:value="0" calcext:value-type="float">
            <text:p>0</text:p>
          </table:table-cell>
        </table:table-row>
        <table:table-row table:style-name="ro1">
          <table:table-cell table:formula="of:=[Tabelle1.A38]" office:value-type="float" office:value="0" calcext:value-type="float">
            <text:p>0</text:p>
          </table:table-cell>
          <table:table-cell table:formula="of:=[Tabelle1.B38]" office:value-type="float" office:value="0" calcext:value-type="float">
            <text:p>0</text:p>
          </table:table-cell>
          <table:table-cell table:formula="of:=[Tabelle1.C38]" office:value-type="float" office:value="0" calcext:value-type="float">
            <text:p>0</text:p>
          </table:table-cell>
          <table:table-cell table:formula="of:=ROUND([Tabelle1.D38];ABS(INT(LOG(ABS([Tabelle1.E38])))-1))" office:value-type="string" office:string-value="" calcext:value-type="error">
            <text:p>Err:502</text:p>
          </table:table-cell>
          <table:table-cell table:formula="of:=IF([Tabelle1.E38]=0;0;ROUND([Tabelle1.E38];2-(INT(LOG(ABS([Tabelle1.E38])))+1)))" office:value-type="float" office:value="0" calcext:value-type="float">
            <text:p>0</text:p>
          </table:table-cell>
          <table:table-cell table:formula="of:=ROUND([Tabelle1.F38];ABS(INT(LOG(ABS([Tabelle1.G38])))-1))" office:value-type="string" office:string-value="" calcext:value-type="error">
            <text:p>Err:502</text:p>
          </table:table-cell>
          <table:table-cell table:formula="of:=IF([Tabelle1.G38]=0;0;ROUND([Tabelle1.G38];2-(INT(LOG(ABS([Tabelle1.G38])))+1)))" office:value-type="float" office:value="0" calcext:value-type="float">
            <text:p>0</text:p>
          </table:table-cell>
          <table:table-cell table:formula="of:=ROUND([Tabelle1.H38];ABS(INT(LOG(ABS([Tabelle1.I38])))-1))" office:value-type="string" office:string-value="" calcext:value-type="error">
            <text:p>Err:502</text:p>
          </table:table-cell>
          <table:table-cell table:formula="of:=IF([Tabelle1.I38]=0;0;ROUND([Tabelle1.I38];2-(INT(LOG(ABS([Tabelle1.I38])))+1)))" office:value-type="float" office:value="0" calcext:value-type="float">
            <text:p>0</text:p>
          </table:table-cell>
          <table:table-cell table:formula="of:=ROUND([Tabelle1.J38];ABS(INT(LOG(ABS([Tabelle1.K38])))-1))" office:value-type="string" office:string-value="" calcext:value-type="error">
            <text:p>Err:502</text:p>
          </table:table-cell>
          <table:table-cell table:formula="of:=IF([Tabelle1.K38]=0;0;ROUND([Tabelle1.K38];2-(INT(LOG(ABS([Tabelle1.K38])))+1)))" office:value-type="float" office:value="0" calcext:value-type="float">
            <text:p>0</text:p>
          </table:table-cell>
          <table:table-cell table:formula="of:=ROUND([Tabelle1.L38];ABS(INT(LOG(ABS([Tabelle1.M38])))-1))" office:value-type="string" office:string-value="" calcext:value-type="error">
            <text:p>Err:502</text:p>
          </table:table-cell>
          <table:table-cell table:formula="of:=IF([Tabelle1.M38]=0;0;ROUND([Tabelle1.M38];2-(INT(LOG(ABS([Tabelle1.M38])))+1)))" office:value-type="float" office:value="0" calcext:value-type="float">
            <text:p>0</text:p>
          </table:table-cell>
          <table:table-cell table:formula="of:=ROUND([Tabelle1.N38];ABS(INT(LOG(ABS([Tabelle1.O38])))-1))" office:value-type="string" office:string-value="" calcext:value-type="error">
            <text:p>Err:502</text:p>
          </table:table-cell>
          <table:table-cell table:formula="of:=IF([Tabelle1.O38]=0;0;ROUND([Tabelle1.O38];2-(INT(LOG(ABS([Tabelle1.O38])))+1)))" office:value-type="float" office:value="0" calcext:value-type="float">
            <text:p>0</text:p>
          </table:table-cell>
          <table:table-cell table:formula="of:=ROUND([Tabelle1.P38];ABS(INT(LOG(ABS([Tabelle1.Q38])))-1))" office:value-type="string" office:string-value="" calcext:value-type="error">
            <text:p>Err:502</text:p>
          </table:table-cell>
          <table:table-cell table:formula="of:=IF([Tabelle1.Q38]=0;0;ROUND([Tabelle1.Q38];2-(INT(LOG(ABS([Tabelle1.Q38])))+1)))" office:value-type="float" office:value="0" calcext:value-type="float">
            <text:p>0</text:p>
          </table:table-cell>
          <table:table-cell table:formula="of:=ROUND([Tabelle1.R38];2)" office:value-type="float" office:value="0" calcext:value-type="float">
            <text:p>0</text:p>
          </table:table-cell>
          <table:table-cell table:formula="of:=ROUND([Tabelle1.S38];2)" office:value-type="float" office:value="0" calcext:value-type="float">
            <text:p>0</text:p>
          </table:table-cell>
        </table:table-row>
        <table:table-row table:style-name="ro1">
          <table:table-cell table:formula="of:=[Tabelle1.A39]" office:value-type="float" office:value="0" calcext:value-type="float">
            <text:p>0</text:p>
          </table:table-cell>
          <table:table-cell table:formula="of:=[Tabelle1.B39]" office:value-type="float" office:value="0" calcext:value-type="float">
            <text:p>0</text:p>
          </table:table-cell>
          <table:table-cell table:formula="of:=[Tabelle1.C39]" office:value-type="float" office:value="0" calcext:value-type="float">
            <text:p>0</text:p>
          </table:table-cell>
          <table:table-cell table:formula="of:=ROUND([Tabelle1.D39];ABS(INT(LOG(ABS([Tabelle1.E39])))-1))" office:value-type="string" office:string-value="" calcext:value-type="error">
            <text:p>Err:502</text:p>
          </table:table-cell>
          <table:table-cell table:formula="of:=IF([Tabelle1.E39]=0;0;ROUND([Tabelle1.E39];2-(INT(LOG(ABS([Tabelle1.E39])))+1)))" office:value-type="float" office:value="0" calcext:value-type="float">
            <text:p>0</text:p>
          </table:table-cell>
          <table:table-cell table:formula="of:=ROUND([Tabelle1.F39];ABS(INT(LOG(ABS([Tabelle1.G39])))-1))" office:value-type="string" office:string-value="" calcext:value-type="error">
            <text:p>Err:502</text:p>
          </table:table-cell>
          <table:table-cell table:formula="of:=IF([Tabelle1.G39]=0;0;ROUND([Tabelle1.G39];2-(INT(LOG(ABS([Tabelle1.G39])))+1)))" office:value-type="float" office:value="0" calcext:value-type="float">
            <text:p>0</text:p>
          </table:table-cell>
          <table:table-cell table:formula="of:=ROUND([Tabelle1.H39];ABS(INT(LOG(ABS([Tabelle1.I39])))-1))" office:value-type="string" office:string-value="" calcext:value-type="error">
            <text:p>Err:502</text:p>
          </table:table-cell>
          <table:table-cell table:formula="of:=IF([Tabelle1.I39]=0;0;ROUND([Tabelle1.I39];2-(INT(LOG(ABS([Tabelle1.I39])))+1)))" office:value-type="float" office:value="0" calcext:value-type="float">
            <text:p>0</text:p>
          </table:table-cell>
          <table:table-cell table:formula="of:=ROUND([Tabelle1.J39];ABS(INT(LOG(ABS([Tabelle1.K39])))-1))" office:value-type="string" office:string-value="" calcext:value-type="error">
            <text:p>Err:502</text:p>
          </table:table-cell>
          <table:table-cell table:formula="of:=IF([Tabelle1.K39]=0;0;ROUND([Tabelle1.K39];2-(INT(LOG(ABS([Tabelle1.K39])))+1)))" office:value-type="float" office:value="0" calcext:value-type="float">
            <text:p>0</text:p>
          </table:table-cell>
          <table:table-cell table:formula="of:=ROUND([Tabelle1.L39];ABS(INT(LOG(ABS([Tabelle1.M39])))-1))" office:value-type="string" office:string-value="" calcext:value-type="error">
            <text:p>Err:502</text:p>
          </table:table-cell>
          <table:table-cell table:formula="of:=IF([Tabelle1.M39]=0;0;ROUND([Tabelle1.M39];2-(INT(LOG(ABS([Tabelle1.M39])))+1)))" office:value-type="float" office:value="0" calcext:value-type="float">
            <text:p>0</text:p>
          </table:table-cell>
          <table:table-cell table:formula="of:=ROUND([Tabelle1.N39];ABS(INT(LOG(ABS([Tabelle1.O39])))-1))" office:value-type="string" office:string-value="" calcext:value-type="error">
            <text:p>Err:502</text:p>
          </table:table-cell>
          <table:table-cell table:formula="of:=IF([Tabelle1.O39]=0;0;ROUND([Tabelle1.O39];2-(INT(LOG(ABS([Tabelle1.O39])))+1)))" office:value-type="float" office:value="0" calcext:value-type="float">
            <text:p>0</text:p>
          </table:table-cell>
          <table:table-cell table:formula="of:=ROUND([Tabelle1.P39];ABS(INT(LOG(ABS([Tabelle1.Q39])))-1))" office:value-type="string" office:string-value="" calcext:value-type="error">
            <text:p>Err:502</text:p>
          </table:table-cell>
          <table:table-cell table:formula="of:=IF([Tabelle1.Q39]=0;0;ROUND([Tabelle1.Q39];2-(INT(LOG(ABS([Tabelle1.Q39])))+1)))" office:value-type="float" office:value="0" calcext:value-type="float">
            <text:p>0</text:p>
          </table:table-cell>
          <table:table-cell table:formula="of:=ROUND([Tabelle1.R39];2)" office:value-type="float" office:value="0" calcext:value-type="float">
            <text:p>0</text:p>
          </table:table-cell>
          <table:table-cell table:formula="of:=ROUND([Tabelle1.S39];2)" office:value-type="float" office:value="0" calcext:value-type="float">
            <text:p>0</text:p>
          </table:table-cell>
        </table:table-row>
        <table:table-row table:style-name="ro1">
          <table:table-cell table:formula="of:=[Tabelle1.A40]" office:value-type="float" office:value="0" calcext:value-type="float">
            <text:p>0</text:p>
          </table:table-cell>
          <table:table-cell table:formula="of:=[Tabelle1.B40]" office:value-type="float" office:value="0" calcext:value-type="float">
            <text:p>0</text:p>
          </table:table-cell>
          <table:table-cell table:formula="of:=[Tabelle1.C40]" office:value-type="float" office:value="0" calcext:value-type="float">
            <text:p>0</text:p>
          </table:table-cell>
          <table:table-cell table:formula="of:=ROUND([Tabelle1.D40];ABS(INT(LOG(ABS([Tabelle1.E40])))-1))" office:value-type="string" office:string-value="" calcext:value-type="error">
            <text:p>Err:502</text:p>
          </table:table-cell>
          <table:table-cell table:formula="of:=IF([Tabelle1.E40]=0;0;ROUND([Tabelle1.E40];2-(INT(LOG(ABS([Tabelle1.E40])))+1)))" office:value-type="float" office:value="0" calcext:value-type="float">
            <text:p>0</text:p>
          </table:table-cell>
          <table:table-cell table:formula="of:=ROUND([Tabelle1.F40];ABS(INT(LOG(ABS([Tabelle1.G40])))-1))" office:value-type="string" office:string-value="" calcext:value-type="error">
            <text:p>Err:502</text:p>
          </table:table-cell>
          <table:table-cell table:formula="of:=IF([Tabelle1.G40]=0;0;ROUND([Tabelle1.G40];2-(INT(LOG(ABS([Tabelle1.G40])))+1)))" office:value-type="float" office:value="0" calcext:value-type="float">
            <text:p>0</text:p>
          </table:table-cell>
          <table:table-cell table:formula="of:=ROUND([Tabelle1.H40];ABS(INT(LOG(ABS([Tabelle1.I40])))-1))" office:value-type="string" office:string-value="" calcext:value-type="error">
            <text:p>Err:502</text:p>
          </table:table-cell>
          <table:table-cell table:formula="of:=IF([Tabelle1.I40]=0;0;ROUND([Tabelle1.I40];2-(INT(LOG(ABS([Tabelle1.I40])))+1)))" office:value-type="float" office:value="0" calcext:value-type="float">
            <text:p>0</text:p>
          </table:table-cell>
          <table:table-cell table:formula="of:=ROUND([Tabelle1.J40];ABS(INT(LOG(ABS([Tabelle1.K40])))-1))" office:value-type="string" office:string-value="" calcext:value-type="error">
            <text:p>Err:502</text:p>
          </table:table-cell>
          <table:table-cell table:formula="of:=IF([Tabelle1.K40]=0;0;ROUND([Tabelle1.K40];2-(INT(LOG(ABS([Tabelle1.K40])))+1)))" office:value-type="float" office:value="0" calcext:value-type="float">
            <text:p>0</text:p>
          </table:table-cell>
          <table:table-cell table:formula="of:=ROUND([Tabelle1.L40];ABS(INT(LOG(ABS([Tabelle1.M40])))-1))" office:value-type="string" office:string-value="" calcext:value-type="error">
            <text:p>Err:502</text:p>
          </table:table-cell>
          <table:table-cell table:formula="of:=IF([Tabelle1.M40]=0;0;ROUND([Tabelle1.M40];2-(INT(LOG(ABS([Tabelle1.M40])))+1)))" office:value-type="float" office:value="0" calcext:value-type="float">
            <text:p>0</text:p>
          </table:table-cell>
          <table:table-cell table:formula="of:=ROUND([Tabelle1.N40];ABS(INT(LOG(ABS([Tabelle1.O40])))-1))" office:value-type="string" office:string-value="" calcext:value-type="error">
            <text:p>Err:502</text:p>
          </table:table-cell>
          <table:table-cell table:formula="of:=IF([Tabelle1.O40]=0;0;ROUND([Tabelle1.O40];2-(INT(LOG(ABS([Tabelle1.O40])))+1)))" office:value-type="float" office:value="0" calcext:value-type="float">
            <text:p>0</text:p>
          </table:table-cell>
          <table:table-cell table:formula="of:=ROUND([Tabelle1.P40];ABS(INT(LOG(ABS([Tabelle1.Q40])))-1))" office:value-type="string" office:string-value="" calcext:value-type="error">
            <text:p>Err:502</text:p>
          </table:table-cell>
          <table:table-cell table:formula="of:=IF([Tabelle1.Q40]=0;0;ROUND([Tabelle1.Q40];2-(INT(LOG(ABS([Tabelle1.Q40])))+1)))" office:value-type="float" office:value="0" calcext:value-type="float">
            <text:p>0</text:p>
          </table:table-cell>
          <table:table-cell table:formula="of:=ROUND([Tabelle1.R40];2)" office:value-type="float" office:value="0" calcext:value-type="float">
            <text:p>0</text:p>
          </table:table-cell>
          <table:table-cell table:formula="of:=ROUND([Tabelle1.S40];2)" office:value-type="float" office:value="0" calcext:value-type="float">
            <text:p>0</text:p>
          </table:table-cell>
        </table:table-row>
        <table:table-row table:style-name="ro1">
          <table:table-cell table:formula="of:=[Tabelle1.A41]" office:value-type="float" office:value="0" calcext:value-type="float">
            <text:p>0</text:p>
          </table:table-cell>
          <table:table-cell table:formula="of:=[Tabelle1.B41]" office:value-type="float" office:value="0" calcext:value-type="float">
            <text:p>0</text:p>
          </table:table-cell>
          <table:table-cell table:formula="of:=[Tabelle1.C41]" office:value-type="float" office:value="0" calcext:value-type="float">
            <text:p>0</text:p>
          </table:table-cell>
          <table:table-cell table:formula="of:=ROUND([Tabelle1.D41];ABS(INT(LOG(ABS([Tabelle1.E41])))-1))" office:value-type="string" office:string-value="" calcext:value-type="error">
            <text:p>Err:502</text:p>
          </table:table-cell>
          <table:table-cell table:formula="of:=IF([Tabelle1.E41]=0;0;ROUND([Tabelle1.E41];2-(INT(LOG(ABS([Tabelle1.E41])))+1)))" office:value-type="float" office:value="0" calcext:value-type="float">
            <text:p>0</text:p>
          </table:table-cell>
          <table:table-cell table:formula="of:=ROUND([Tabelle1.F41];ABS(INT(LOG(ABS([Tabelle1.G41])))-1))" office:value-type="string" office:string-value="" calcext:value-type="error">
            <text:p>Err:502</text:p>
          </table:table-cell>
          <table:table-cell table:formula="of:=IF([Tabelle1.G41]=0;0;ROUND([Tabelle1.G41];2-(INT(LOG(ABS([Tabelle1.G41])))+1)))" office:value-type="float" office:value="0" calcext:value-type="float">
            <text:p>0</text:p>
          </table:table-cell>
          <table:table-cell table:formula="of:=ROUND([Tabelle1.H41];ABS(INT(LOG(ABS([Tabelle1.I41])))-1))" office:value-type="string" office:string-value="" calcext:value-type="error">
            <text:p>Err:502</text:p>
          </table:table-cell>
          <table:table-cell table:formula="of:=IF([Tabelle1.I41]=0;0;ROUND([Tabelle1.I41];2-(INT(LOG(ABS([Tabelle1.I41])))+1)))" office:value-type="float" office:value="0" calcext:value-type="float">
            <text:p>0</text:p>
          </table:table-cell>
          <table:table-cell table:formula="of:=ROUND([Tabelle1.J41];ABS(INT(LOG(ABS([Tabelle1.K41])))-1))" office:value-type="string" office:string-value="" calcext:value-type="error">
            <text:p>Err:502</text:p>
          </table:table-cell>
          <table:table-cell table:formula="of:=IF([Tabelle1.K41]=0;0;ROUND([Tabelle1.K41];2-(INT(LOG(ABS([Tabelle1.K41])))+1)))" office:value-type="float" office:value="0" calcext:value-type="float">
            <text:p>0</text:p>
          </table:table-cell>
          <table:table-cell table:formula="of:=ROUND([Tabelle1.L41];ABS(INT(LOG(ABS([Tabelle1.M41])))-1))" office:value-type="string" office:string-value="" calcext:value-type="error">
            <text:p>Err:502</text:p>
          </table:table-cell>
          <table:table-cell table:formula="of:=IF([Tabelle1.M41]=0;0;ROUND([Tabelle1.M41];2-(INT(LOG(ABS([Tabelle1.M41])))+1)))" office:value-type="float" office:value="0" calcext:value-type="float">
            <text:p>0</text:p>
          </table:table-cell>
          <table:table-cell table:formula="of:=ROUND([Tabelle1.N41];ABS(INT(LOG(ABS([Tabelle1.O41])))-1))" office:value-type="string" office:string-value="" calcext:value-type="error">
            <text:p>Err:502</text:p>
          </table:table-cell>
          <table:table-cell table:formula="of:=IF([Tabelle1.O41]=0;0;ROUND([Tabelle1.O41];2-(INT(LOG(ABS([Tabelle1.O41])))+1)))" office:value-type="float" office:value="0" calcext:value-type="float">
            <text:p>0</text:p>
          </table:table-cell>
          <table:table-cell table:formula="of:=ROUND([Tabelle1.P41];ABS(INT(LOG(ABS([Tabelle1.Q41])))-1))" office:value-type="string" office:string-value="" calcext:value-type="error">
            <text:p>Err:502</text:p>
          </table:table-cell>
          <table:table-cell table:formula="of:=IF([Tabelle1.Q41]=0;0;ROUND([Tabelle1.Q41];2-(INT(LOG(ABS([Tabelle1.Q41])))+1)))" office:value-type="float" office:value="0" calcext:value-type="float">
            <text:p>0</text:p>
          </table:table-cell>
          <table:table-cell table:formula="of:=ROUND([Tabelle1.R41];2)" office:value-type="float" office:value="0" calcext:value-type="float">
            <text:p>0</text:p>
          </table:table-cell>
          <table:table-cell table:formula="of:=ROUND([Tabelle1.S41];2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Tabelle3.A7:Tabelle3.L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.00.0000</text:date>, <text:time style:data-style-name="N2" text:time-value="10:15:00.1682352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38:20.785800940</meta:creation-date>
    <dc:date>2016-07-02T11:59:44.164310657</dc:date>
    <meta:editing-duration>PT18M53S</meta:editing-duration>
    <meta:editing-cycles>5</meta:editing-cycles>
    <meta:generator>LibreOffice/5.1.4.2$Linux_X86_64 LibreOffice_project/10m0$Build-2</meta:generator>
    <meta:document-statistic meta:table-count="3" meta:cell-count="15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22cm" svg:height="5.685cm" xlink:href=".." xlink:type="simple" chart:class="chart:scatter" chart:style-name="ch1">
        <chart:legend chart:legend-position="end" svg:x="20.773cm" svg:y="2.543cm" style:legend-expansion="high" chart:style-name="ch2"/>
        <chart:plot-area chart:style-name="ch3" table:cell-range-address="Tabelle3.A7:Tabelle3.A28 Tabelle3.L7:Tabelle3.L28" chart:data-source-has-labels="both" svg:x="1.473cm" svg:y="0.113cm" svg:width="18.838cm" svg:height="4.478cm">
          <chartooo:coordinate-region svg:x="1.909cm" svg:y="0.312cm" svg:width="18.03cm" svg:height="3.632cm"/>
          <chart:axis chart:dimension="x" chart:name="primary-x" chart:style-name="ch4">
            <chart:title svg:x="10.61cm" svg:y="4.704cm" chart:style-name="ch5">
              <text:p>dof</text:p>
            </chart:title>
          </chart:axis>
          <chart:axis chart:dimension="y" chart:name="primary-y" chart:style-name="ch4">
            <chart:title svg:x="0.451cm" svg:y="2.952cm" chart:style-name="ch6">
              <text:p>p-value</text:p>
            </chart:title>
            <chart:grid chart:style-name="ch7" chart:class="major"/>
          </chart:axis>
          <chart:series chart:style-name="ch8" chart:values-cell-range-address="Tabelle3.L7:Tabelle3.L28" loext:label-string="pvalue" chart:class="chart:scatter">
            <chart:domain table:cell-range-address="Tabelle3.A7:Tabelle3.A28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valu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">
                <text:p>7</text:p>
                <draw:g>
                  <svg:desc>Tabelle3.A7:Tabelle3.A28</svg:desc>
                </draw:g>
              </table:table-cell>
              <table:table-cell office:value-type="float" office:value="3.73">
                <text:p>3.73</text:p>
                <draw:g>
                  <svg:desc>Tabelle3.L7:Tabelle3.L28</svg:desc>
                </draw:g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12.51">
                <text:p>12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